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reak-before="page"/>
      <style:text-properties fo:background-color="transparent"/>
    </style:style>
    <style:style style:name="P3" style:family="paragraph" style:parent-style-name="Text_20_body">
      <style:text-properties fo:background-color="transparent"/>
    </style:style>
    <style:style style:name="P4" style:family="paragraph" style:parent-style-name="Standard" style:list-style-name="WW8Num5">
      <style:text-properties fo:background-color="transparent"/>
    </style:style>
    <style:style style:name="P5" style:family="paragraph" style:parent-style-name="Standard" style:list-style-name="WW8Num14">
      <style:text-properties fo:background-color="transparent"/>
    </style:style>
    <style:style style:name="P6" style:family="paragraph" style:parent-style-name="Standard" style:list-style-name="L1">
      <style:text-properties fo:background-color="transparent"/>
    </style:style>
    <style:style style:name="P7" style:family="paragraph" style:parent-style-name="Standard" style:list-style-name="L2">
      <style:text-properties fo:background-color="transparent"/>
    </style:style>
    <style:style style:name="P8" style:family="paragraph" style:parent-style-name="Standard" style:list-style-name="L3">
      <style:text-properties fo:background-color="transparent"/>
    </style:style>
    <style:style style:name="P9" style:family="paragraph" style:parent-style-name="Standard" style:list-style-name="WW8Num7">
      <style:text-properties fo:background-color="transparent"/>
    </style:style>
    <style:style style:name="P10" style:family="paragraph" style:parent-style-name="Standard" style:list-style-name="WW8Num6">
      <style:text-properties fo:background-color="transparent"/>
    </style:style>
    <style:style style:name="P11" style:family="paragraph" style:parent-style-name="Standard" style:list-style-name="L6">
      <style:text-properties fo:background-color="transparent"/>
    </style:style>
    <style:style style:name="P12" style:family="paragraph" style:parent-style-name="Standard" style:list-style-name="L7">
      <style:text-properties fo:background-color="transparent"/>
    </style:style>
    <style:style style:name="P13" style:family="paragraph" style:parent-style-name="Standard" style:list-style-name="WW8Num3">
      <style:text-properties fo:background-color="transparent"/>
    </style:style>
    <style:style style:name="P14" style:family="paragraph" style:parent-style-name="Standard" style:list-style-name="WW8Num4">
      <style:text-properties fo:background-color="transparent"/>
    </style:style>
    <style:style style:name="P15" style:family="paragraph" style:parent-style-name="Standard" style:list-style-name="L1">
      <style:paragraph-properties fo:orphans="2" fo:widows="2" style:writing-mode="lr-tb">
        <style:tab-stops>
          <style:tab-stop style:position="0.75in"/>
        </style:tab-stops>
      </style:paragraph-properties>
      <style:text-properties fo:background-color="transparent"/>
    </style:style>
    <style:style style:name="P16" style:family="paragraph" style:parent-style-name="Heading_20_1">
      <style:text-properties fo:background-color="transparent"/>
    </style:style>
    <style:style style:name="P17" style:family="paragraph" style:parent-style-name="Heading_20_1" style:master-page-name="Standard">
      <style:paragraph-properties fo:margin-top="0.3335in" fo:margin-bottom="0in" style:page-number="auto"/>
      <style:text-properties fo:background-color="transparent"/>
    </style:style>
    <style:style style:name="P18" style:family="paragraph" style:parent-style-name="Heading_20_1">
      <style:paragraph-properties fo:break-before="page"/>
      <style:text-properties fo:background-color="transparent"/>
    </style:style>
    <style:style style:name="P19" style:family="paragraph" style:parent-style-name="List_20_Paragraph" style:list-style-name="WW8Num15">
      <style:text-properties fo:background-color="transparent"/>
    </style:style>
    <style:style style:name="P20" style:family="paragraph" style:parent-style-name="List_20_Paragraph" style:list-style-name="L3">
      <style:text-properties fo:background-color="transparent"/>
    </style:style>
    <style:style style:name="P21" style:family="paragraph" style:parent-style-name="List_20_Paragraph" style:list-style-name="L4">
      <style:text-properties fo:background-color="transparent"/>
    </style:style>
    <style:style style:name="P22" style:family="paragraph" style:parent-style-name="List_20_Paragraph" style:list-style-name="L5">
      <style:text-properties fo:background-color="transparent"/>
    </style:style>
    <style:style style:name="P23" style:family="paragraph" style:parent-style-name="List_20_Paragraph" style:list-style-name="WW8Num15">
      <style:paragraph-properties fo:orphans="2" fo:widows="2" style:writing-mode="lr-tb"/>
      <style:text-properties fo:background-color="transparent"/>
    </style:style>
    <style:style style:name="P24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Mangal" style:font-size-complex="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style:paragraph-properties fo:margin-left="0in" fo:margin-right="0in" fo:margin-top="0in" fo:margin-bottom="0in" fo:line-height="100%" fo:text-align="center" fo:text-indent="0in"/>
      <style:text-properties fo:color="#808080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8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6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7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5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7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0" style:family="graphic">
      <style:graphic-properties draw:stroke="dash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1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2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3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4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8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3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7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4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4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5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6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7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1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2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3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4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5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6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7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0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9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0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7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8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19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2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9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5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9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5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0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1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1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5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7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9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1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2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3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4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5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6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1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4" style:family="graphic">
      <style:graphic-properties draw:stroke="dash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5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6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7" style:family="graphic">
      <style:graphic-properties draw:stroke="none" draw:stroke-dash="Fine_20_Dashed_20__28_var_29_" svg:stroke-width="0in" svg:stroke-color="#808080" draw:marker-start="Arrow" draw:marker-start-width="0.1201in" draw:marker-start-center="false" draw:marker-end="Arrow" draw:marker-end-width="0.1181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8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8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9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6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7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1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0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2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4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5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6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3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7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8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4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1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2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3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4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6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8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79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0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1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2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8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8" style:family="graphic">
      <style:graphic-properties draw:stroke="solid" svg:stroke-width="0in" svg:stroke-color="#000000" draw:marker-start="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9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1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2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3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4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5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6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7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8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09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0" style:family="graphic">
      <style:graphic-properties draw:stroke="none" svg:stroke-width="0in" svg:stroke-color="#000000" draw:marker-start="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1" style:family="graphic">
      <style:graphic-properties draw:stroke="solid" svg:stroke-width="0in" svg:stroke-color="#000000" draw:marker-start="Arrow" draw:marker-start-width="0.1201in" draw:marker-start-center="false" draw:marker-end="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2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3" style:family="graphic">
      <style:graphic-properties draw:stroke="none" svg:stroke-width="0in" svg:stroke-color="#000000" draw:marker-start="Arrow" draw:marker-start-width="0.1201in" draw:marker-start-center="false" draw:marker-end="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4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1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2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4" style:family="graphic">
      <style:graphic-properties draw:stroke="dash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3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1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2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3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4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5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6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7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8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49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0" style:family="graphic">
      <style:graphic-properties draw:stroke="none" draw:stroke-dash="Fine_20_Dashed_20__28_var_29_" svg:stroke-width="0in" svg:stroke-color="#808080" draw:marker-start="" draw:marker-start-width="0.0783in" draw:marker-start-center="false" draw:marker-end="" draw:marker-end-width="0.0783in" draw:marker-end-center="false" draw:fill="solid" draw:fill-color="#80808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1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2" style:family="graphic">
      <style:graphic-properties draw:stroke="dash" draw:stroke-dash="Fine_20_Dashed_20__28_var_29_" svg:stroke-width="0in" svg:stroke-color="#666666" draw:marker-start="" draw:marker-start-width="0.0783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3" style:family="graphic">
      <style:graphic-properties draw:stroke="solid" svg:stroke-width="0in" svg:stroke-color="#808080" draw:marker-start="" draw:marker-start-width="0.0783in" draw:marker-start-center="false" draw:marker-end="" draw:marker-end-width="0.0783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6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7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8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59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0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1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2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4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5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6" style:family="graphic">
      <style:graphic-properties draw:stroke="solid" svg:stroke-width="0in" svg:stroke-color="#000000" draw:marker-start="Arrow" draw:marker-start-width="0.1201in" draw:marker-start-center="false" draw:marker-end="Arrow" draw:marker-end-width="0.1181in" draw:marker-end-center="false" draw:fill="none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7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8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69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70" style:family="graphic">
      <style:graphic-properties draw:stroke="none" svg:stroke-width="0in" svg:stroke-color="#000000" draw:marker-start="Arrow" draw:marker-start-width="0.1201in" draw:marker-start-center="false" draw:marker-end="Arrow" draw:marker-end-width="0.1181in" draw:marker-end-center="false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246789893083810591" text:style-name="Outline">
        <text:list-item>
          <text:h text:style-name="P17" text:outline-level="1">Chipkit 3D<text:bookmark text:name="_GoBack"/>P</text:h>
        </text:list-item>
        <text:list-item>
          <text:h text:style-name="P16" text:outline-level="1">Overview</text:h>
        </text:list-item>
      </text:list>
      <text:p text:style-name="P3"/>
      <text:p text:style-name="P1">The purpose of the Chipkit 3DP is to provide a high performance motion control system based on Microchip components, and targeting low- to medium-power CNC applications such as 3D Printers, Pick &amp; Place, Pen Plotters, Laser Cutters, hobby-grade Milling Machines and Foam Cutters.</text:p>
      <text:p text:style-name="P1">Key features include:</text:p>
      <text:list xml:id="list335062609446036536" text:style-name="WW8Num5">
        <text:list-item>
          <text:p text:style-name="P4">Precise real time motion planning and stepper control using true floating point math;</text:p>
        </text:list-item>
        <text:list-item>
          <text:p text:style-name="P4">High performance MCU with hardware FPU (PIC32MZ2048EF);</text:p>
        </text:list-item>
        <text:list-item>
          <text:p text:style-name="P4">Low cost (&lt;$99);</text:p>
        </text:list-item>
        <text:list-item>
          <text:p text:style-name="P4">Onboard support for standard 3D Printer configuration (5 steppers + 1 hot end + heated bed + PWM-controlled fans);</text:p>
        </text:list-item>
        <text:list-item>
          <text:p text:style-name="P4">Connectivity including USB Device (PC), Ethernet, USB Host (MSD support), onboard microSD card, optional WiFi;</text:p>
        </text:list-item>
        <text:list-item>
          <text:p text:style-name="P4">Expansion bus for added functionality and distributed peripherals;</text:p>
        </text:list-item>
        <text:list-item>
          <text:p text:style-name="P4">Support for legacy RepRap LCD interface and hi-res TFT w/touch screen.</text:p>
        </text:list-item>
      </text:list>
      <text:p text:style-name="P1"/>
      <text:p text:style-name="P1"><draw:g text:anchor-type="paragraph" draw:z-index="0" draw:style-name="gr1"><draw:g draw:style-name="gr2"><draw:path draw:style-name="gr3" draw:text-style-name="P24" svg:width="1.4996in" svg:height="1.4071in" svg:x="3.3122in" svg:y="1.3488in" svg:viewBox="0 0 3810 3575" svg:d="M0 3575c0-1192 0-2383 0-3575 1270 0 2540 0 3810 0 0 1192 0 2383 0 3575-1270 0-2540 0-3810 0z"><text:p/></draw:path><draw:path draw:style-name="gr4" draw:text-style-name="P24" svg:width="0.1063in" svg:height="0.1303in" svg:x="3.5098in" svg:y="1.9839in" svg:viewBox="0 0 271 332" svg:d="M0 332v-332h134c23 0 42 1 54 3 17 3 32 8 44 16 12 7 21 18 28 32s11 29 11 45c0 28-10 52-29 72s-54 29-104 29h-91v135zM47 158h92c30 0 52-6 65-16 13-11 19-26 19-44 0-14-4-27-11-36-8-10-18-17-30-20-8-2-23-3-44-3h-91z"><text:p/></draw:path><draw:path draw:style-name="gr5" draw:text-style-name="P24" svg:width="0.0181in" svg:height="0.1303in" svg:x="3.6429in" svg:y="1.9839in" svg:viewBox="0 0 47 332" svg:d="M0 332c0-111 0-221 0-332 16 0 31 0 47 0 0 111 0 221 0 332-16 0-31 0-47 0z"><text:p/></draw:path><draw:path draw:style-name="gr6" draw:text-style-name="P24" svg:width="0.1224in" svg:height="0.1346in" svg:x="3.6898in" svg:y="1.9819in" svg:viewBox="0 0 312 343" svg:d="M265 221l47 12c-10 35-27 64-53 82-25 19-56 28-93 28-38 0-69-7-93-21-24-15-42-36-54-64-13-27-19-57-19-89 0-35 7-65 21-90 14-26 34-45 60-59 26-13 54-20 86-20 35 0 65 8 89 25s41 41 50 72l-46 10c-8-24-20-42-36-53-15-11-35-16-58-16-28 0-50 6-68 18-19 13-32 28-39 49s-11 42-11 64c0 28 4 53 13 74s22 37 41 47c18 10 38 16 60 16 26 0 48-8 66-22s31-34 37-63z"><text:p/></draw:path><draw:path draw:style-name="gr7" draw:text-style-name="P24" svg:width="0.0909in" svg:height="0.1331in" svg:x="3.8283in" svg:y="1.9835in" svg:viewBox="0 0 232 339" svg:d="M0 246l45-6c5 23 13 40 25 50s26 15 44 15c20 0 38-7 51-20 14-13 21-30 21-49 0-18-6-34-19-46s-30-18-50-18c-8 0-18 2-30 4l5-35c3 0 5 0 7 0 17 0 33-4 48-13 14-10 21-24 21-43 0-15-5-27-16-36-11-11-24-15-41-15s-31 4-42 15c-11 10-18 25-21 45l-45-8c5-27 17-48 36-63s42-23 70-23c20 0 38 4 54 11 16 9 28 19 37 32 9 14 13 28 13 43 0 14-4 28-12 40s-21 21-37 28c21 5 38 14 50 28s18 32 18 54c0 28-11 53-34 73-22 19-51 30-85 30-31 0-57-9-78-27-20-16-32-39-35-66z"><text:p/></draw:path><draw:path draw:style-name="gr8" draw:text-style-name="P24" svg:width="0.0921in" svg:height="0.1307in" svg:x="3.9335in" svg:y="1.9835in" svg:viewBox="0 0 235 333" svg:d="M235 294v39h-235c0-9 1-20 5-28 6-15 16-30 29-44 13-15 32-32 57-51 38-29 64-52 78-70 14-17 21-34 21-49 0-16-6-30-19-40-12-12-28-17-48-17-21 0-38 5-51 18-12 12-19 28-19 49l-45-5c3-31 15-55 35-72 20-16 47-24 81-24s61 8 81 26 30 40 30 66c0 13-3 26-9 39s-15 27-29 41-36 34-67 58c-26 21-43 35-51 42-7 7-13 14-18 22z"><text:p/></draw:path><draw:path draw:style-name="gr9" draw:text-style-name="P24" svg:width="0.1323in" svg:height="0.1303in" svg:x="4.0512in" svg:y="1.9839in" svg:viewBox="0 0 337 332" svg:d="M0 332v-332h70l84 235c7 22 13 38 17 49 4-12 10-30 19-53l86-231h61v332h-45v-278l-104 278h-41l-102-281v281z"><text:p/></draw:path><draw:path draw:style-name="gr10" draw:text-style-name="P24" svg:width="0.1098in" svg:height="0.1303in" svg:x="4.202in" svg:y="1.9839in" svg:viewBox="0 0 280 332" svg:d="M0 332v-41l182-211c13-15 25-29 37-41h-198v-39h253v39l-200 230-20 24h226v39z"><text:p/></draw:path><draw:path draw:style-name="gr11" draw:text-style-name="P24" svg:width="0.0528in" svg:height="0.0157in" svg:x="4.3224in" svg:y="2.0594in" svg:viewBox="0 0 135 41" svg:d="M0 41c0-14 0-27 0-41 45 0 90 0 135 0 0 14 0 27 0 41-45 0-90 0-135 0z"><text:p/></draw:path><draw:path draw:style-name="gr12" draw:text-style-name="P24" svg:width="0.1031in" svg:height="0.1303in" svg:x="4.3972in" svg:y="1.9839in" svg:viewBox="0 0 263 332" svg:d="M0 332c0-111 0-221 0-332 85 0 170 0 255 0 0 13 0 26 0 39-69 0-139 0-208 0 0 34 0 68 0 102 65 0 130 0 195 0 0 13 0 26 0 39-65 0-130 0-195 0 0 38 0 75 0 113 72 0 144 0 216 0 0 13 0 26 0 39-88 0-175 0-263 0z"><text:p/></draw:path><draw:path draw:style-name="gr13" draw:text-style-name="P24" svg:width="0.0933in" svg:height="0.1303in" svg:x="4.5272in" svg:y="1.9839in" svg:viewBox="0 0 238 332" svg:d="M0 332c0-111 0-221 0-332 79 0 159 0 238 0 0 13 0 26 0 39-64 0-127 0-191 0 0 34 0 69 0 103 55 0 110 0 165 0 0 13 0 26 0 39-55 0-110 0-165 0 0 51 0 101 0 151-16 0-31 0-47 0z"><text:p/></draw:path></draw:g><draw:g draw:style-name="gr2"><draw:path draw:style-name="gr14" draw:text-style-name="P25" svg:width="0.9996in" svg:height="0.9378in" svg:x="3.187in" svg:y="3.5181in" svg:viewBox="0 0 2540 2383" svg:d="M0 2383c0-794 0-1588 0-2383 847 0 1693 0 2540 0 0 795 0 1589 0 2383-847 0-1693 0-2540 0z"><text:p/></draw:path><draw:path draw:style-name="gr15" draw:text-style-name="P25" svg:width="0.0941in" svg:height="0.1154in" svg:x="3.4012in" svg:y="3.6642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16" draw:text-style-name="P25" svg:width="0.0417in" svg:height="0.1106in" svg:x="3.5083in" svg:y="3.6681in" svg:viewBox="0 0 107 282" svg:d="M102 247l5 31c-10 2-20 4-28 4-14 0-24-3-32-7-7-4-12-9-15-16s-5-20-5-41v-119h-27v-27h27v-51l37-21v72h38v27h-38v120c0 10 1 17 2 19 1 3 3 5 7 7 3 2 7 3 12 3s10 0 17-1z"><text:p/></draw:path><draw:path draw:style-name="gr17" draw:text-style-name="P25" svg:width="0.0791in" svg:height="0.0846in" svg:x="3.5579in" svg:y="3.6949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18" draw:text-style-name="P25" svg:width="0.0748in" svg:height="0.1138in" svg:x="3.6559in" svg:y="3.6949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19" draw:text-style-name="P25" svg:width="0.0748in" svg:height="0.1138in" svg:x="3.7492in" svg:y="3.6949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20" draw:text-style-name="P25" svg:width="0.0791in" svg:height="0.0846in" svg:x="3.8378in" svg:y="3.6949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1" draw:text-style-name="P25" svg:width="0.0465in" svg:height="0.0827in" svg:x="3.9358in" svg:y="3.6949in" svg:viewBox="0 0 119 211" svg:d="M0 211v-206h32v31c9-15 17-25 24-29 7-5 15-7 24-7 13 0 26 4 39 11l-13 32c-9-5-18-7-27-7-8 0-15 2-22 6-6 5-11 11-14 20-4 12-6 26-6 40v109z"><text:p/></draw:path><draw:path draw:style-name="gr22" draw:text-style-name="P25" svg:width="0.0976in" svg:height="0.1114in" svg:x="3.4791in" svg:y="3.8413in" svg:viewBox="0 0 249 284" svg:d="M0 284v-284h104c23 0 41 1 53 4 18 4 32 11 45 20 15 14 27 29 35 49s12 42 12 68c0 21-3 40-8 57s-12 31-21 41c-8 12-17 20-27 27-10 5-22 10-36 14-14 2-30 4-48 4zM40 251h64c20 0 36-2 47-6 11-3 20-9 27-14 9-10 17-21 22-36 5-16 8-34 8-55 0-29-5-53-16-69-10-16-22-26-37-32-11-3-28-5-52-5h-63z"><text:p/></draw:path><draw:path draw:style-name="gr23" draw:text-style-name="P25" svg:width="0.0465in" svg:height="0.0827in" svg:x="3.5969in" svg:y="3.8701in" svg:viewBox="0 0 119 211" svg:d="M0 211v-206h32v31c9-15 17-25 24-29 7-5 15-7 24-7 13 0 26 4 39 11l-13 32c-9-5-18-7-27-7-8 0-15 2-22 6-6 5-11 11-14 20-4 12-6 26-6 40v109z"><text:p/></draw:path><draw:path draw:style-name="gr24" draw:text-style-name="P25" svg:width="0.0142in" svg:height="0.1114in" svg:x="3.6528in" svg:y="3.8413in" svg:viewBox="0 0 37 284" svg:d="M0 39c0-13 0-26 0-39 12 0 25 0 37 0 0 13 0 26 0 39-12 0-25 0-37 0zM0 284c0-68 0-138 0-206 12 0 25 0 37 0 0 68 0 138 0 206-12 0-25 0-37 0z"><text:p/></draw:path><draw:path draw:style-name="gr25" draw:text-style-name="P25" svg:width="0.0787in" svg:height="0.0807in" svg:x="3.6799in" svg:y="3.8717in" svg:viewBox="0 0 201 206" svg:d="M82 206l-82-206h39l47 124c6 13 10 27 15 41 3-11 7-23 13-39l48-126h39l-80 206z"><text:p/></draw:path><draw:path draw:style-name="gr26" draw:text-style-name="P25" svg:width="0.0791in" svg:height="0.0846in" svg:x="3.7654in" svg:y="3.8701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7" draw:text-style-name="P25" svg:width="0.0465in" svg:height="0.0827in" svg:x="3.8634in" svg:y="3.8701in" svg:viewBox="0 0 119 211" svg:d="M0 211v-206h32v31c9-15 17-25 24-29 7-5 15-7 24-7 13 0 26 4 39 11l-13 32c-9-5-18-7-27-7-8 0-15 2-22 6-6 5-11 11-14 20-4 12-6 26-6 40v109z"><text:p/></draw:path><draw:path draw:style-name="gr28" draw:text-style-name="P25" svg:width="0.1106in" svg:height="0.1114in" svg:x="3.4441in" svg:y="4.0161in" svg:viewBox="0 0 282 284" svg:d="M0 284l116-284h44l122 284h-46l-35-86h-126l-33 86zM87 167h102l-30-78c-10-24-18-44-22-59-4 18-10 37-17 54z"><text:p/></draw:path><draw:path draw:style-name="gr29" draw:text-style-name="P25" svg:width="0.0827in" svg:height="0.1114in" svg:x="3.5583in" svg:y="4.0161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30" draw:text-style-name="P25" svg:width="0.0776in" svg:height="0.1138in" svg:x="3.6567in" svg:y="4.0157in" svg:viewBox="0 0 198 290" svg:d="M5 220l36-3c3 15 9 26 17 34 9 6 19 10 33 10 11 0 21-3 29-8 9-4 16-11 21-19 6-8 10-19 14-33 3-14 5-28 5-42 0-2 0-5 0-8-7 11-17 21-30 27-13 7-27 11-41 11-25 0-46-9-63-26s-26-39-26-67c0-29 9-52 27-70s41-26 68-26c19 0 37 5 53 15 17 9 29 24 37 42 9 19 13 45 13 80 0 37-4 66-13 87-8 22-20 38-37 49-16 11-36 17-58 17-24 0-43-7-58-19s-24-29-27-51zM157 94c0-20-6-36-17-47-11-12-25-18-41-18-17 0-31 7-43 19-12 13-18 29-18 49 0 17 6 32 17 44 12 11 26 17 43 17s31-6 42-17c11-12 17-27 17-47z"><text:p/></draw:path><draw:path draw:style-name="gr31" draw:text-style-name="P25" svg:width="0.078in" svg:height="0.1138in" svg:x="3.7496in" svg:y="4.0157in" svg:viewBox="0 0 199 290" svg:d="M57 131c-15-5-26-13-34-22-7-10-11-22-11-36 0-20 8-37 24-51s37-22 63-22 48 8 64 22 24 31 24 52c0 13-4 25-11 35-7 9-18 17-33 22 18 6 32 15 42 28 9 13 14 28 14 46 0 23-9 44-27 61-19 16-43 24-72 24-30 0-54-8-73-24-18-17-27-38-27-62 0-19 5-35 15-47s24-21 42-26zM50 72c0 14 5 25 14 33 9 9 21 13 36 13s26-4 35-13c9-8 14-19 14-31s-5-23-14-32c-9-8-21-13-35-13-15 0-27 5-36 13-9 9-14 19-14 30zM38 203c0 10 2 19 7 29 5 9 13 16 23 21s20 8 32 8c18 0 33-6 44-16s17-24 17-40c0-17-6-31-18-43-11-10-26-16-44-16s-33 6-44 16c-11 12-17 25-17 41z"><text:p/></draw:path><draw:path draw:style-name="gr32" draw:text-style-name="P25" svg:width="0.078in" svg:height="0.1138in" svg:x="3.8429in" svg:y="4.0157in" svg:viewBox="0 0 199 290" svg:d="M57 131c-15-5-26-13-34-22-7-10-11-22-11-36 0-20 8-37 24-51s37-22 63-22 48 8 64 22 24 31 24 52c0 13-4 25-11 35-7 9-18 17-33 22 18 6 32 15 42 28 9 13 14 28 14 46 0 23-9 44-27 61-19 16-43 24-72 24-30 0-54-8-73-24-18-17-27-38-27-62 0-19 5-35 15-47s24-21 42-26zM50 72c0 14 5 25 14 33 9 9 21 13 36 13s26-4 35-13c9-8 14-19 14-31s-5-23-14-32c-9-8-21-13-35-13-15 0-27 5-36 13-9 9-14 19-14 30zM38 203c0 10 2 19 7 29 5 9 13 16 23 21s20 8 32 8c18 0 33-6 44-16s17-24 17-40c0-17-6-31-18-43-11-10-26-16-44-16s-33 6-44 16c-11 12-17 25-17 41z"><text:p/></draw:path><draw:path draw:style-name="gr33" draw:text-style-name="P25" svg:width="0.0799in" svg:height="0.0807in" svg:x="3.6008in" svg:y="4.222in" svg:viewBox="0 0 204 206" svg:d="M0 206l80-106-75-100h45l35 50c7 9 12 17 16 22 6-8 12-17 17-23l37-49h45l-75 100 79 106h-45l-45-63-11-14-58 77z"><text:p/></draw:path><draw:path draw:style-name="gr34" draw:text-style-name="P25" svg:width="0.0783in" svg:height="0.1118in" svg:x="3.6882in" svg:y="4.1929in" svg:viewBox="0 0 200 285" svg:d="M0 206l38-2c3 17 10 31 20 39 11 8 24 13 39 13 19 0 34-6 47-19 12-13 18-29 18-50 0-20-6-35-18-47-11-11-27-17-47-17-12 0-23 3-32 7-10 6-17 13-23 21l-35-5 29-146h150v34h-120l-16 76c18-12 37-18 57-18 26 0 48 8 66 25 18 18 27 40 27 67 0 26-8 48-24 67-19 23-46 34-79 34-28 0-50-7-67-21-18-14-28-34-30-58z"><text:p/></draw:path></draw:g><draw:g draw:style-name="gr2"><draw:path draw:style-name="gr35" draw:text-style-name="P26" svg:width="0.1244in" svg:height="0.7618in" svg:x="3.687in" svg:y="2.7563in" svg:viewBox="0 0 317 1936" svg:d="M0 1936c106-646 211-1290 317-1936"><text:p/></draw:path><draw:path draw:style-name="gr36" draw:text-style-name="P26" svg:width="0.0819in" svg:height="0.0713in" svg:x="3.6118in" svg:y="3.289in" svg:viewBox="0 0 209 182" svg:d="M92 181c-33-5-57-17-73-37-16-19-22-42-18-68 3-17 10-32 21-45s25-22 42-27c17-4 35-5 55-2 20 2 38 9 52 18 15 11 25 23 31 38 6 16 8 31 5 48-3 18-10 33-21 45-12 12-26 21-42 26-17 5-34 6-52 4zM97 155c23 4 43 0 58-10 16-10 25-24 28-43s-1-35-13-49c-11-14-30-23-55-27-16-2-30-2-43 2s-23 10-32 19c-8 9-13 19-15 32-3 17 1 34 12 48 10 15 30 25 60 28z"><text:p/></draw:path><draw:path draw:style-name="gr37" draw:text-style-name="P26" svg:width="0.0815in" svg:height="0.0665in" svg:x="3.6252in" svg:y="3.213in" svg:viewBox="0 0 208 170" svg:d="M142 31l11-24c21 8 36 20 45 35s12 33 9 53-10 36-21 48c-11 11-25 19-43 23-18 5-36 5-55 3-21-4-38-9-52-20-14-9-24-21-30-36s-7-31-5-47c3-19 11-34 23-45 13-12 29-18 48-21l2 26c-15 2-26 7-34 14-8 8-13 17-15 30-3 14-1 27 5 38 5 10 14 19 25 24 12 6 24 10 37 12 17 1 32 1 45-1 13-3 24-9 31-18 8-10 13-20 15-31 2-14 0-26-7-38-7-11-18-19-34-25z"><text:p/></draw:path><draw:path draw:style-name="gr38" draw:text-style-name="P26" svg:width="0.026in" svg:height="0.013in" svg:x="3.7016in" svg:y="3.1949in" svg:viewBox="0 0 67 34" svg:d="M28 30l-28-4 4-26 28 4c10 2 18 4 23 8 6 5 10 11 12 18l-11 4c-1-5-4-8-8-11-4-2-10-4-18-6z"><text:p/></draw:path><draw:path draw:style-name="gr39" draw:text-style-name="P26" svg:width="0.0815in" svg:height="0.0697in" svg:x="3.6472in" svg:y="3.0764in" svg:viewBox="0 0 208 178" svg:d="M126 85l-24-3 13-79 74 11c8 13 14 27 17 40 3 15 4 28 1 42-3 18-9 33-20 48-11 14-25 23-42 28s-35 7-55 4c-19-2-37-9-52-19-16-11-26-23-32-39-6-15-7-32-4-50 2-14 6-26 13-36 6-10 14-18 23-23 10-4 22-8 36-9l2 24c-10 1-18 3-25 7-6 4-12 8-16 16-5 6-8 15-10 24-2 12-1 22 1 30 2 9 6 16 11 23 5 5 11 10 18 14 11 7 24 10 38 13 18 2 33 2 46-3 12-3 23-10 30-20 8-11 12-22 14-34 2-10 2-22-1-32-3-11-6-19-10-25l-37-5z"><text:p/></draw:path><draw:path draw:style-name="gr40" draw:text-style-name="P26" svg:width="0.0799in" svg:height="0.0634in" svg:x="3.6567in" svg:y="3.0043in" svg:viewBox="0 0 204 162" svg:d="M200 162l-200-29 11-69c2-12 5-22 7-28 3-9 7-16 13-22 6-5 13-9 22-11 9-3 18-4 28-2 17 2 30 9 41 21 10 12 13 31 8 56l-7 48 81 11zM99 122l8-48c2-15 1-27-4-35-6-7-14-12-25-13-9-2-16-1-23 3-6 3-11 8-14 13-2 4-4 12-5 23l-8 47z"><text:p/></draw:path><draw:path draw:style-name="gr41" draw:text-style-name="P26" svg:width="0.0799in" svg:height="0.0205in" svg:x="3.6681in" svg:y="2.9768in" svg:viewBox="0 0 204 53" svg:d="M200 53c-67-9-133-18-200-28 1-8 3-17 4-25 67 9 133 19 200 29-2 9-3 16-4 24z"><text:p/></draw:path><draw:path draw:style-name="gr42" draw:text-style-name="P26" svg:width="0.0819in" svg:height="0.0713in" svg:x="3.6764in" svg:y="2.8961in" svg:viewBox="0 0 209 182" svg:d="M92 181c-33-5-57-17-73-37-16-19-22-42-18-68 3-17 10-32 21-45s25-22 42-27c17-4 35-5 55-2 20 2 38 9 52 18 15 11 25 23 31 38 6 16 8 31 5 48-3 18-10 33-21 45-12 12-26 21-42 26-17 5-34 6-52 4zM97 155c23 4 43 0 58-10 16-10 25-24 28-43s-1-35-13-49c-11-14-30-23-55-27-16-2-30-2-43 2s-23 10-32 19c-8 9-13 19-15 32-3 17 1 34 12 48 10 15 30 25 60 28z"><text:p/></draw:path></draw:g><draw:g draw:style-name="gr2"><draw:path draw:style-name="gr43" draw:text-style-name="P25" svg:width="0.8744in" svg:height="0.5858in" svg:x="1.937in" svg:y="3.1083in" svg:viewBox="0 0 2222 1489" svg:d="M0 1489c0-496 0-993 0-1489 741 0 1481 0 2222 0 0 496 0 993 0 1489-741 0-1481 0-2222 0z"><text:p/></draw:path><draw:path draw:style-name="gr44" draw:text-style-name="P25" svg:width="0.1165in" svg:height="0.0827in" svg:x="2.065in" svg:y="3.3717in" svg:viewBox="0 0 297 211" svg:d="M0 211v-206h33v29c7-11 16-19 27-25 12-6 25-9 39-9 17 0 30 3 40 9 11 7 18 15 22 27 18-24 40-36 68-36 22 0 39 6 50 17 12 11 18 29 18 52v142h-37v-130c0-14-1-25-4-30-2-7-6-12-13-15-6-4-14-6-22-6-16 0-28 5-39 14-10 10-15 25-15 47v120h-37v-134c0-16-3-27-9-36-6-7-16-11-30-11-10 0-20 3-29 8s-15 13-19 23c-4 9-6 24-6 43v107z"><text:p/></draw:path><draw:path draw:style-name="gr45" draw:text-style-name="P25" svg:width="0.0142in" svg:height="0.1114in" svg:x="2.2059in" svg:y="3.3429in" svg:viewBox="0 0 37 284" svg:d="M0 39c0-13 0-26 0-39 12 0 25 0 37 0 0 13 0 26 0 39-12 0-25 0-37 0zM0 284c0-68 0-138 0-206 12 0 25 0 37 0 0 68 0 138 0 206-12 0-25 0-37 0z"><text:p/></draw:path><draw:path draw:style-name="gr46" draw:text-style-name="P25" svg:width="0.0752in" svg:height="0.0846in" svg:x="2.2378in" svg:y="3.3717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47" draw:text-style-name="P25" svg:width="0.0465in" svg:height="0.0827in" svg:x="2.3248in" svg:y="3.3717in" svg:viewBox="0 0 119 211" svg:d="M0 211v-206h32v31c9-15 17-25 24-29 7-5 15-7 24-7 13 0 26 4 39 11l-13 32c-9-5-18-7-27-7-8 0-15 2-22 6-6 5-11 11-14 20-4 12-6 26-6 40v109z"><text:p/></draw:path><draw:path draw:style-name="gr48" draw:text-style-name="P25" svg:width="0.0799in" svg:height="0.0846in" svg:x="2.3748in" svg:y="3.3717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49" draw:text-style-name="P25" svg:width="0.0941in" svg:height="0.1154in" svg:x="2.4701in" svg:y="3.3409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50" draw:text-style-name="P25" svg:width="0.0976in" svg:height="0.1114in" svg:x="2.5874in" svg:y="3.3429in" svg:viewBox="0 0 249 284" svg:d="M0 284v-284h104c23 0 41 1 53 4 18 4 32 11 45 20 15 14 27 29 35 49s12 42 12 68c0 21-3 40-8 57s-12 31-21 41c-8 12-17 20-27 27-10 5-22 10-36 14-14 2-30 4-48 4zM40 251h64c20 0 36-2 47-6 11-3 20-9 27-14 9-10 17-21 22-36 5-16 8-34 8-55 0-29-5-53-16-69-10-16-22-26-37-32-11-3-28-5-52-5h-63z"><text:p/></draw:path></draw:g><draw:g draw:style-name="gr2"><draw:path draw:style-name="gr51" draw:text-style-name="P26" svg:width="0.4996in" svg:height="0.3512in" svg:x="2.8122in" svg:y="2.7567in" svg:viewBox="0 0 1270 893" svg:d="M0 893c423-297 847-596 1270-893"><text:p/></draw:path><draw:path draw:style-name="gr52" draw:text-style-name="P26" svg:width="0.0776in" svg:height="0.0752in" svg:x="2.9417in" svg:y="2.8764in" svg:viewBox="0 0 198 192" svg:d="M54 167l19-15c7 7 14 11 21 14 8 2 16 3 26 0 10-2 19-5 28-12 8-6 14-12 18-19 5-6 7-12 7-19-1-5-3-11-6-15-4-5-9-8-14-10-6-1-13-1-21 1-6 2-17 6-34 12-17 8-30 12-38 12-11 2-21 1-29-1-8-3-15-8-21-14-6-9-9-17-10-27s2-19 8-30c6-9 15-18 26-25 11-9 23-14 35-17s23-3 34 1c10 4 19 9 27 19l-21 16c-9-9-18-13-28-13-9-1-20 2-32 11-13 9-20 18-22 26-2 9-1 16 4 22 4 5 10 8 17 9 6 1 20-3 39-11 20-9 34-13 43-15 13-3 24-3 33 1 10 3 18 8 24 16 7 8 10 17 11 28 1 10-2 20-8 31s-15 19-26 28c-15 10-28 17-41 20-14 2-26 1-38-2-12-5-23-12-31-22z"><text:p/></draw:path><draw:path draw:style-name="gr53" draw:text-style-name="P26" svg:width="0.0665in" svg:height="0.085in" svg:x="2.9941in" svg:y="2.8319in" svg:viewBox="0 0 170 217" svg:d="M121 217l-121-152 60-42c11-8 19-14 26-16 8-4 17-7 25-7s16 2 24 6c9 3 16 9 22 17 10 13 14 27 13 42s-13 30-36 46l-40 29 49 61zM79 122l41-29c14-9 21-19 23-28s0-17-7-27c-5-5-11-10-18-12s-14-2-21 0c-4 2-11 6-20 12l-41 30z"><text:p/></draw:path><draw:path draw:style-name="gr54" draw:text-style-name="P26" svg:width="0.0559in" svg:height="0.0654in" svg:x="3.0543in" svg:y="2.8091in" svg:viewBox="0 0 143 167" svg:d="M121 167c-40-51-81-101-121-152 7-5 14-10 22-15 40 51 80 101 121 152-7 5-15 9-22 15z"><text:p/></draw:path></draw:g><draw:g draw:style-name="gr2"><draw:path draw:style-name="gr55" draw:text-style-name="P26" svg:width="0.8122in" svg:height="0.176in" svg:x="2.4996in" svg:y="2.3457in" svg:viewBox="0 0 2064 448" svg:d="M0 448c688-150 1376-299 2064-448"><text:p/></draw:path><draw:path draw:style-name="gr56" draw:text-style-name="P26" svg:width="0.085in" svg:height="0.0811in" svg:x="2.7768in" svg:y="2.352in" svg:viewBox="0 0 217 207" svg:d="M45 207l-45-184 87-19c18-4 31-5 41-3 10 1 19 6 26 12 8 8 13 16 15 26 3 14 2 26-5 36-7 11-19 20-38 26 8 2 14 4 18 7 9 5 18 11 27 20l46 43-31 6-36-32c-10-10-18-17-25-22-6-5-11-8-16-9-4-2-9-3-13-3-3 0-8 1-14 3l-30 6 20 82zM46 98l56-13c12-1 21-5 27-9s10-8 13-14c2-6 2-11 1-18-2-8-7-15-16-19-8-3-19-4-34-1l-62 14z"><text:p/></draw:path><draw:path draw:style-name="gr57" draw:text-style-name="P26" svg:width="0.0921in" svg:height="0.0886in" svg:x="2.8535in" svg:y="2.328in" svg:viewBox="0 0 235 226" svg:d="M45 226l-45-185 40-8 79 120c7 11 12 20 16 25 1-7 2-18 3-32l17-138 35-8 45 185-26 5-38-154-20 167-23 5-95-144 39 157z"><text:p/></draw:path><draw:path draw:style-name="gr58" draw:text-style-name="P26" svg:width="0.028in" svg:height="0.0744in" svg:x="2.9445in" svg:y="2.3224in" svg:viewBox="0 0 72 190" svg:d="M45 190c-15-61-30-122-45-184 9-2 18-4 26-6 15 62 31 123 46 185-9 2-18 4-27 5z"><text:p/></draw:path><draw:path draw:style-name="gr59" draw:text-style-name="P26" svg:width="0.028in" svg:height="0.0744in" svg:x="2.9752in" svg:y="2.3157in" svg:viewBox="0 0 72 190" svg:d="M45 190c-15-61-30-122-45-184 9-2 18-4 26-6 15 62 31 123 46 185-9 2-18 4-27 5z"><text:p/></draw:path></draw:g><draw:g draw:style-name="gr2"><draw:path draw:style-name="gr60" draw:text-style-name="P25" svg:width="0.937in" svg:height="0.6445in" svg:x="1.5622in" svg:y="2.2287in" svg:viewBox="0 0 2381 1638" svg:d="M0 1638c0-546 0-1092 0-1638 794 0 1587 0 2381 0 0 546 0 1092 0 1638-794 0-1587 0-2381 0z"><text:p/></draw:path><draw:path draw:style-name="gr61" draw:text-style-name="P25" svg:width="0.0906in" svg:height="0.1114in" svg:x="1.8732in" svg:y="2.4047in" svg:viewBox="0 0 231 284" svg:d="M0 284v-284h114c20 0 36 1 46 3 15 2 28 6 38 13s18 16 24 27c6 12 9 26 9 40 0 24-8 44-25 61-16 16-46 25-88 25h-78v115zM40 135h78c26 0 45-5 56-13 11-9 16-23 16-38 0-13-3-22-10-31-6-8-14-14-25-16-7-2-19-3-37-3h-78z"><text:p/></draw:path><draw:path draw:style-name="gr62" draw:text-style-name="P25" svg:width="0.0929in" svg:height="0.1114in" svg:x="1.9854in" svg:y="2.4047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63" draw:text-style-name="P25" svg:width="0.1091in" svg:height="0.1114in" svg:x="2.0917in" svg:y="2.4047in" svg:viewBox="0 0 278 284" svg:d="M117 284v-120l-117-164h48l60 86c11 16 21 32 31 48 9-15 20-32 33-50l59-84h47l-121 164v120z"><text:p/></draw:path><draw:path draw:style-name="gr64" draw:text-style-name="P25" svg:width="0.074in" svg:height="0.1114in" svg:x="1.6941in" svg:y="2.5799in" svg:viewBox="0 0 189 284" svg:d="M0 284c0-94 0-189 0-284 13 0 27 0 40 0 0 84 0 167 0 251 50 0 99 0 149 0 0 11 0 22 0 33-63 0-126 0-189 0z"><text:p/></draw:path><draw:path draw:style-name="gr65" draw:text-style-name="P25" svg:width="0.1106in" svg:height="0.1114in" svg:x="1.7748in" svg:y="2.5799in" svg:viewBox="0 0 282 284" svg:d="M0 284l116-284h44l122 284h-46l-35-86h-126l-33 86zM87 167h102l-30-78c-10-24-18-44-22-59-4 18-10 37-17 54z"><text:p/></draw:path><draw:path draw:style-name="gr66" draw:text-style-name="P25" svg:width="0.0937in" svg:height="0.1114in" svg:x="1.8996in" svg:y="2.5799in" svg:viewBox="0 0 239 284" svg:d="M0 284c0-94 0-189 0-284 14 0 27 0 41 0 53 74 107 149 160 223 0-74 0-149 0-223 13 0 25 0 38 0 0 95 0 190 0 284-14 0-27 0-41 0-53-74-107-149-160-223 0 74 0 149 0 223-13 0-25 0-38 0z"><text:p/></draw:path><draw:path draw:style-name="gr67" draw:text-style-name="P25" svg:width="0.078in" svg:height="0.1138in" svg:x="2.0138in" svg:y="2.5795in" svg:viewBox="0 0 199 290" svg:d="M57 131c-15-5-26-13-34-22-7-10-11-22-11-36 0-20 8-37 24-51s37-22 63-22 48 8 64 22 24 31 24 52c0 13-4 25-11 35-7 9-18 17-33 22 18 6 32 15 42 28 9 13 14 28 14 46 0 23-9 44-27 61-19 16-43 24-72 24-30 0-54-8-73-24-18-17-27-38-27-62 0-19 5-35 15-47s24-21 42-26zM50 72c0 14 5 25 14 33 9 9 21 13 36 13s26-4 35-13c9-8 14-19 14-31s-5-23-14-32c-9-8-21-13-35-13-15 0-27 5-36 13-9 9-14 19-14 30zM38 203c0 10 2 19 7 29 5 9 13 16 23 21s20 8 32 8c18 0 33-6 44-16s17-24 17-40c0-17-6-31-18-43-11-10-26-16-44-16s-33 6-44 16c-11 12-17 25-17 41z"><text:p/></draw:path><draw:path draw:style-name="gr68" draw:text-style-name="P25" svg:width="0.0768in" svg:height="0.1102in" svg:x="2.1083in" svg:y="2.5815in" svg:viewBox="0 0 196 281" svg:d="M0 34v-34h196v27c-19 20-39 45-58 77s-33 65-44 99c-7 23-12 49-14 78h-38c0-23 5-50 14-81 9-32 22-63 39-92 16-29 34-55 53-74z"><text:p/></draw:path><draw:path draw:style-name="gr69" draw:text-style-name="P25" svg:width="0.0787in" svg:height="0.1118in" svg:x="2.198in" svg:y="2.5795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draw:path draw:style-name="gr70" draw:text-style-name="P25" svg:width="0.0776in" svg:height="0.1138in" svg:x="2.2941in" svg:y="2.5795in" svg:viewBox="0 0 198 290" svg:d="M0 145c0-33 4-61 11-81 7-21 18-37 33-47 15-11 33-17 55-17 16 0 31 3 43 9 13 6 23 15 31 27 7 11 14 25 18 42 5 17 7 39 7 67 0 33-4 61-11 81-7 21-18 37-33 47-14 11-33 17-55 17-29 0-52-9-69-29-20-24-30-63-30-116zM38 145c0 46 6 77 18 93 11 15 26 23 43 23s32-8 43-23c12-16 18-47 18-93s-6-77-17-93c-12-15-27-23-44-23-18 0-31 7-42 21-13 17-19 49-19 95z"><text:p/></draw:path></draw:g><draw:g draw:style-name="gr2"><draw:path draw:style-name="gr71" draw:text-style-name="P25" svg:width="0.687in" svg:height="0.6445in" svg:x="-0.0004in" svg:y="2.2287in" svg:viewBox="0 0 1746 1638" svg:d="M0 1638c0-546 0-1092 0-1638 582 0 1164 0 1746 0 0 546 0 1092 0 1638-582 0-1164 0-1746 0z"><text:p/></draw:path><draw:path draw:style-name="gr72" draw:text-style-name="P25" svg:width="0.1039in" svg:height="0.1114in" svg:x="0.1618in" svg:y="2.4925in" svg:viewBox="0 0 265 284" svg:d="M0 284v-284h134c27 0 47 3 61 8s25 14 33 27c9 13 13 27 13 43 0 20-7 36-21 51-14 14-35 22-64 26 11 5 19 9 24 14 12 10 23 22 33 37l52 78h-49l-40-59c-12-17-22-30-29-39-8-10-14-15-20-19s-12-7-19-8c-4-1-11-1-22-1h-46v126zM40 124h86c18 0 32-2 42-6 11-3 19-8 24-17 5-7 8-16 8-24 0-14-5-24-16-33-10-8-26-13-49-13h-95z"><text:p/></draw:path><draw:path draw:style-name="gr73" draw:text-style-name="P25" svg:width="0.0646in" svg:height="0.1134in" svg:x="0.2732in" svg:y="2.4925in" svg:viewBox="0 0 165 289" svg:d="M0 204l36-5c1 22 5 37 13 44 7 8 18 12 31 12 10 0 18-2 25-6 7-5 12-11 15-18 3-8 4-19 4-36v-195h41v193c0 25-3 43-9 56s-16 23-29 30c-13 6-29 10-46 10-27 0-47-7-61-22-14-14-21-35-20-63z"><text:p/></draw:path><draw:path draw:style-name="gr74" draw:text-style-name="P25" svg:width="0.0827in" svg:height="0.1114in" svg:x="0.3535in" svg:y="2.4925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75" draw:text-style-name="P25" svg:width="0.0783in" svg:height="0.1118in" svg:x="0.4524in" svg:y="2.4937in" svg:viewBox="0 0 200 285" svg:d="M0 206l38-2c3 17 10 31 20 39 11 8 24 13 39 13 19 0 34-6 47-19 12-13 18-29 18-50 0-20-6-35-18-47-11-11-27-17-47-17-12 0-23 3-32 7-10 6-17 13-23 21l-35-5 29-146h150v34h-120l-16 76c18-12 37-18 57-18 26 0 48 8 66 25 18 18 27 40 27 67 0 26-8 48-24 67-19 23-46 34-79 34-28 0-50-7-67-21-18-14-28-34-30-58z"><text:p/></draw:path></draw:g><draw:g draw:style-name="gr2"><draw:path draw:style-name="gr76" draw:text-style-name="P26" svg:width="0.8748in" svg:height="0in" svg:x="0.687in" svg:y="2.5803in" svg:viewBox="0 0 2223 0" svg:d="M0 0c741 0 1482 0 2223 0"><text:p/></draw:path><draw:path draw:style-name="gr77" draw:text-style-name="P26" svg:width="0.0291in" svg:height="0.0744in" svg:x="0.8283in" svg:y="2.4819in" svg:viewBox="0 0 75 190" svg:d="M75 190h-25v-148c-6 5-14 11-24 16-9 5-18 10-26 11v-21c14-7 26-14 37-23 10-8 18-17 22-25h16z"><text:p/></draw:path><draw:path draw:style-name="gr78" draw:text-style-name="P26" svg:width="0.0512in" svg:height="0.0752in" svg:x="0.8835in" svg:y="2.4819in" svg:viewBox="0 0 131 192" svg:d="M0 97c0-23 2-41 7-55s12-24 22-31 22-11 37-11c10 0 20 2 28 7 8 3 15 9 20 16 5 8 9 17 12 29 3 11 5 26 5 45 0 21-2 39-7 53-5 13-12 25-22 31-10 8-22 11-36 11-20 0-35-6-46-18-13-16-20-43-20-77zM25 97c0 31 4 51 12 62 7 10 17 15 29 15 11 0 21-5 28-15 8-11 12-31 12-62s-4-52-12-62c-7-11-17-15-29-15-11 0-20 4-27 13-9 12-13 33-13 64z"><text:p/></draw:path><draw:path draw:style-name="gr79" draw:text-style-name="P26" svg:width="0.0512in" svg:height="0.0752in" svg:x="0.9449in" svg:y="2.4819in" svg:viewBox="0 0 131 192" svg:d="M0 97c0-23 2-41 7-55s12-24 22-31 22-11 37-11c10 0 20 2 28 7 8 3 15 9 20 16 5 8 9 17 12 29 3 11 5 26 5 45 0 21-2 39-7 53-5 13-12 25-22 31-10 8-22 11-36 11-20 0-35-6-46-18-13-16-20-43-20-77zM25 97c0 31 4 51 12 62 7 10 17 15 29 15 11 0 21-5 28-15 8-11 12-31 12-62s-4-52-12-62c-7-11-17-15-29-15-11 0-20 4-27 13-9 12-13 33-13 64z"><text:p/></draw:path><draw:path draw:style-name="gr80" draw:text-style-name="P26" svg:width="0.0594in" svg:height="0.0744in" svg:x="1.0098in" svg:y="2.4819in" svg:viewBox="0 0 152 190" svg:d="M0 190v-190h75c16 0 28 2 37 6 10 3 17 10 22 17 5 9 8 17 8 26 0 8-2 16-7 22-5 8-12 13-22 18 13 4 22 10 29 17 7 8 10 18 10 29 0 9-2 17-6 25-4 7-9 13-15 17s-13 7-22 10c-9 2-19 3-32 3zM27 80h43c11 0 20-1 25-2 7-2 12-6 15-9 3-5 5-11 5-17 0-7-2-13-5-17-3-5-7-8-13-10s-16-2-30-2h-40zM27 167h50c9 0 15 0 18-1 7-1 12-3 16-5s7-6 10-11c3-4 4-9 4-15 0-7-2-13-7-19-4-5-9-8-16-11-7-2-17-3-29-3h-46z"><text:p/></draw:path><draw:path draw:style-name="gr81" draw:text-style-name="P26" svg:width="0.0528in" svg:height="0.0563in" svg:x="1.0807in" svg:y="2.5012in" svg:viewBox="0 0 135 144" svg:d="M104 124c-9 7-18 12-27 15-8 3-17 5-27 5-16 0-28-4-37-12-9-7-13-17-13-28 0-6 2-12 5-18 3-5 7-10 13-14 5-3 11-5 18-7 4-1 12-2 22-3 20-3 34-6 44-9 0-2 0-5 0-5 0-10-2-17-7-21-6-4-16-7-29-7-11 0-20 2-26 5-5 4-9 11-12 20l-25-3c2-9 6-18 11-23 5-6 13-11 22-14 10-3 21-5 34-5 12 0 23 1 31 4 7 3 13 6 17 11 4 4 6 9 8 15 1 5 1 11 1 22v32c0 21 1 34 2 40s3 11 6 17h-25c-3-5-5-11-6-17zM102 71c-9 4-23 7-41 9-10 2-17 4-22 5-4 1-7 4-10 8-2 3-3 6-3 11 0 6 3 11 8 15 5 5 12 7 22 7 9 0 18-2 25-6 8-5 13-9 17-17 3-4 4-13 4-23z"><text:p/></draw:path><draw:path draw:style-name="gr82" draw:text-style-name="P26" svg:width="0.0469in" svg:height="0.0563in" svg:x="1.1421in" svg:y="2.5012in" svg:viewBox="0 0 120 144" svg:d="M0 99l25-3c1 9 5 17 11 21 6 5 15 8 26 8s20-2 25-7c5-4 8-9 8-16 0-4-3-9-8-12-4-2-12-5-25-8-18-4-30-8-37-11s-13-7-16-13c-4-5-6-12-6-19 0-5 1-11 4-16 3-6 7-10 13-14 3-2 9-4 15-6 7-2 14-3 21-3 12 0 22 2 30 5 9 3 15 7 20 13 4 5 6 12 8 21l-25 3c-1-7-4-13-9-17s-12-6-22-6c-11 0-18 2-23 5-5 4-7 8-7 13 0 2 1 5 3 8s5 5 9 7c2 1 9 2 21 5 17 5 29 9 36 12 7 2 13 6 17 12 4 4 6 11 6 19s-2 15-7 22-12 12-21 16-19 6-30 6c-19 0-33-4-43-12-10-7-16-18-19-33z"><text:p/></draw:path><draw:path draw:style-name="gr83" draw:text-style-name="P26" svg:width="0.0531in" svg:height="0.0563in" svg:x="1.1988in" svg:y="2.5012in" svg:viewBox="0 0 136 144" svg:d="M111 97l24 2c-4 15-11 25-22 33s-26 12-43 12c-21 0-38-7-51-19s-19-29-19-52 6-41 19-54c13-12 30-19 50-19s36 7 48 19c13 12 19 30 19 52 0 2 0 4 0 7h-111c1 15 6 27 14 35 9 8 19 12 32 12 9 0 17-2 24-7 7-4 12-12 16-21zM26 59h85c-1-12-4-21-10-26-8-10-19-14-32-14-12 0-22 4-30 11-8 8-12 17-13 29z"><text:p/></draw:path><draw:path draw:style-name="gr84" draw:text-style-name="P26" svg:width="0.0299in" svg:height="0.0087in" svg:x="1.2602in" svg:y="2.5252in" svg:viewBox="0 0 77 23" svg:d="M0 23c0-8 0-15 0-23 26 0 51 0 77 0 0 8 0 15 0 23-26 0-51 0-77 0z"><text:p/></draw:path><draw:path draw:style-name="gr85" draw:text-style-name="P26" svg:width="0.063in" svg:height="0.0744in" svg:x="1.2957in" svg:y="2.4819in" svg:viewBox="0 0 161 190" svg:d="M67 190c0-56 0-112 0-167-22 0-45 0-67 0 0-8 0-15 0-23 54 0 107 0 161 0 0 8 0 15 0 23-22 0-45 0-67 0 0 55 0 111 0 167-9 0-18 0-27 0z"><text:p/></draw:path><draw:path draw:style-name="gr86" draw:text-style-name="P26" svg:width="0.0717in" svg:height="0.0744in" svg:x="1.3618in" svg:y="2.4819in" svg:viewBox="0 0 183 190" svg:d="M0 190l77-99-69-91h33l36 49c8 10 13 18 16 22 5-6 10-14 16-21l39-50h31l-70 91 74 99h-33l-50-67c-3-4-5-8-7-10-4 4-7 9-9 11l-51 66z"><text:p/></draw:path></draw:g><draw:g draw:style-name="gr2"><draw:path draw:style-name="gr87" draw:text-style-name="P26" svg:width="0.8122in" svg:height="0in" svg:x="2.4996in" svg:y="1.5835in" svg:viewBox="0 0 2064 0" svg:d="M0 0c688 0 1376 0 2064 0"><text:p/></draw:path><draw:path draw:style-name="gr88" draw:text-style-name="P26" svg:width="0.0618in" svg:height="0.0744in" svg:x="2.7067in" svg:y="1.4854in" svg:viewBox="0 0 158 190" svg:d="M0 190c0-63 0-127 0-190 9 0 18 0 27 0 0 26 0 52 0 78 35 0 69 0 104 0 0-26 0-52 0-78 9 0 18 0 27 0 0 63 0 127 0 190-9 0-18 0-27 0 0-30 0-60 0-90-35 0-69 0-104 0 0 30 0 60 0 90-9 0-18 0-27 0z"><text:p/></draw:path><draw:path draw:style-name="gr89" draw:text-style-name="P26" svg:width="0.0626in" svg:height="0.0764in" svg:x="2.7827in" svg:y="1.4843in" svg:viewBox="0 0 160 195" svg:d="M0 130l25-1c1 9 4 17 8 23 4 7 11 11 20 15s19 6 31 6c10 0 19-2 26-5 8-3 14-7 17-11 4-6 6-11 6-16 0-7-2-12-5-16-4-4-10-8-18-11-5-1-17-5-35-9s-30-8-38-12c-10-5-17-10-22-17s-7-15-7-23c0-11 3-19 9-28 5-8 14-15 25-18 11-5 23-7 37-7s28 2 39 7c11 4 20 11 26 19 6 10 10 19 10 30l-27 1c-1-11-6-19-13-26-8-6-19-8-34-8-16 0-27 2-34 8s-11 12-11 20c0 6 3 12 8 17 5 3 17 8 38 13 21 4 36 8 44 12 12 5 21 11 26 19 6 8 9 17 9 27s-3 20-9 28c-6 9-15 16-27 21-11 4-24 7-38 7-18 0-34-3-46-7-12-5-22-13-29-23s-11-21-11-35z"><text:p/></draw:path><draw:path draw:style-name="gr90" draw:text-style-name="P26" svg:width="0.0618in" svg:height="0.0752in" svg:x="2.8933in" svg:y="1.4854in" svg:viewBox="0 0 158 192" svg:d="M131 0h27v109c0 20-2 35-7 46-4 11-13 20-25 27s-27 10-47 10c-18 0-34-2-46-9-12-6-20-15-25-26-5-12-8-28-8-48v-109h27v109c0 16 2 28 5 36 3 7 9 14 16 17 8 5 18 7 29 7 20 0 33-4 42-12 8-9 12-25 12-48z"><text:p/></draw:path><draw:path draw:style-name="gr91" draw:text-style-name="P26" svg:width="0.0626in" svg:height="0.0764in" svg:x="2.9693in" svg:y="1.4843in" svg:viewBox="0 0 160 195" svg:d="M0 130l25-1c1 9 4 17 8 23 4 7 11 11 20 15s19 6 31 6c10 0 19-2 26-5 8-3 14-7 17-11 4-6 6-11 6-16 0-7-2-12-5-16-4-4-10-8-18-11-5-1-17-5-35-9s-30-8-38-12c-10-5-17-10-22-17s-7-15-7-23c0-11 3-19 9-28 5-8 14-15 25-18 11-5 23-7 37-7s28 2 39 7c11 4 20 11 26 19 6 10 10 19 10 30l-27 1c-1-11-6-19-13-26-8-6-19-8-34-8-16 0-27 2-34 8s-11 12-11 20c0 6 3 12 8 17 5 3 17 8 38 13 21 4 36 8 44 12 12 5 21 11 26 19 6 8 9 17 9 27s-3 20-9 28c-6 9-15 16-27 21-11 4-24 7-38 7-18 0-34-3-46-7-12-5-22-13-29-23s-11-21-11-35z"><text:p/></draw:path><draw:path draw:style-name="gr92" draw:text-style-name="P26" svg:width="0.0594in" svg:height="0.0744in" svg:x="3.0476in" svg:y="1.4854in" svg:viewBox="0 0 152 190" svg:d="M0 190v-190h75c16 0 28 2 37 6 10 3 17 10 22 17 5 9 8 17 8 26 0 8-2 16-7 22-5 8-12 13-22 18 13 4 22 10 29 17 7 8 10 18 10 29 0 9-2 17-6 25-4 7-9 13-15 17s-13 7-22 10c-9 2-19 3-32 3zM27 80h43c11 0 20-1 25-2 7-2 12-6 15-9 3-5 5-11 5-17 0-7-2-13-5-17-3-5-7-8-13-10s-16-2-30-2h-40zM27 167h50c9 0 15 0 18-1 7-1 12-3 16-5s7-6 10-11c3-4 4-9 4-15 0-7-2-13-7-19-4-5-9-8-16-11-7-2-17-3-29-3h-46z"><text:p/></draw:path></draw:g><draw:g draw:style-name="gr2"><draw:path draw:style-name="gr93" draw:text-style-name="P25" svg:width="1.1248in" svg:height="0.6445in" svg:x="1.3744in" svg:y="1.2315in" svg:viewBox="0 0 2858 1638" svg:d="M0 1638c0-546 0-1092 0-1638 953 0 1905 0 2858 0 0 546 0 1092 0 1638-953 0-1905 0-2858 0z"><text:p/></draw:path><draw:path draw:style-name="gr94" draw:text-style-name="P25" svg:width="0.0929in" svg:height="0.1134in" svg:x="1.5106in" svg:y="1.4075in" svg:viewBox="0 0 237 289" svg:d="M196 0h41v164c0 28-3 52-10 68-7 17-20 31-37 41-18 10-42 16-71 16-28 0-51-5-69-14-18-8-31-23-38-39-8-18-12-42-12-72v-164h41v163c0 25 2 43 7 55s13 20 25 27c12 6 26 9 43 9 29 0 49-6 62-18 12-13 18-37 18-73z"><text:p/></draw:path><draw:path draw:style-name="gr95" draw:text-style-name="P25" svg:width="0.0941in" svg:height="0.1154in" svg:x="1.6248in" svg:y="1.4059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96" draw:text-style-name="P25" svg:width="0.0894in" svg:height="0.1114in" svg:x="1.7409in" svg:y="1.4075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draw:path draw:style-name="gr97" draw:text-style-name="P25" svg:width="0.0941in" svg:height="0.1154in" svg:x="1.8949in" svg:y="1.4059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98" draw:text-style-name="P25" svg:width="0.1177in" svg:height="0.0807in" svg:x="1.9988in" svg:y="1.4382in" svg:viewBox="0 0 300 206" svg:d="M67 206l-67-206h39l35 119 12 44c1-2 5-16 12-42l34-121h38l33 120 10 40 13-41 38-119h36l-70 206h-38l-34-122-8-36-45 158z"><text:p/></draw:path><draw:path draw:style-name="gr99" draw:text-style-name="P25" svg:width="0.0142in" svg:height="0.1114in" svg:x="2.1287in" svg:y="1.4075in" svg:viewBox="0 0 37 284" svg:d="M0 39c0-13 0-26 0-39 12 0 25 0 37 0 0 13 0 26 0 39-12 0-25 0-37 0zM0 284c0-68 0-138 0-206 12 0 25 0 37 0 0 68 0 138 0 206-12 0-25 0-37 0z"><text:p/></draw:path><draw:path draw:style-name="gr100" draw:text-style-name="P25" svg:width="0.0417in" svg:height="0.1106in" svg:x="2.1567in" svg:y="1.4098in" svg:viewBox="0 0 107 282" svg:d="M102 247l5 31c-10 2-20 4-28 4-14 0-24-3-32-7-7-4-12-9-15-16s-5-20-5-41v-119h-27v-27h27v-51l37-21v72h38v27h-38v120c0 10 1 17 2 19 1 3 3 5 7 7 3 2 7 3 12 3s10 0 17-1z"><text:p/></draw:path><draw:path draw:style-name="gr101" draw:text-style-name="P25" svg:width="0.0752in" svg:height="0.0846in" svg:x="2.2071in" svg:y="1.4366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102" draw:text-style-name="P25" svg:width="0.0693in" svg:height="0.1114in" svg:x="2.2953in" svg:y="1.4075in" svg:viewBox="0 0 177 284" svg:d="M0 284v-284h37v101c17-18 39-28 65-28 16 0 30 3 42 10 12 5 20 14 25 24 5 11 8 26 8 47v130h-37v-131c0-17-4-30-12-38s-19-12-34-12c-11 0-21 3-30 9-10 4-17 12-21 21-4 10-6 22-6 39v112z"><text:p/></draw:path><draw:path draw:style-name="gr103" draw:text-style-name="P25" svg:width="0.0929in" svg:height="0.1134in" svg:x="1.5921in" svg:y="1.5827in" svg:viewBox="0 0 237 289" svg:d="M196 0h41v164c0 28-3 52-10 68-7 17-20 31-37 41-18 10-42 16-71 16-28 0-51-5-69-14-18-8-31-23-38-39-8-18-12-42-12-72v-164h41v163c0 25 2 43 7 55s13 20 25 27c12 6 26 9 43 9 29 0 49-6 62-18 12-13 18-37 18-73z"><text:p/></draw:path><draw:path draw:style-name="gr104" draw:text-style-name="P25" svg:width="0.0941in" svg:height="0.1154in" svg:x="1.7063in" svg:y="1.5811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105" draw:text-style-name="P25" svg:width="0.0894in" svg:height="0.1114in" svg:x="1.8224in" svg:y="1.5827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draw:path draw:style-name="gr106" draw:text-style-name="P25" svg:width="0.0776in" svg:height="0.1138in" svg:x="1.9291in" svg:y="1.5823in" svg:viewBox="0 0 198 290" svg:d="M0 211l38-5c4 20 11 33 22 42 10 8 22 13 37 13 18 0 33-6 45-17s18-25 18-42c0-16-6-29-17-40-11-10-25-15-42-15-7 0-16 1-27 4l4-31c3 0 5 0 6 0 16 0 29-4 42-11 12-8 18-20 18-36 0-12-5-23-14-32-9-8-21-12-35-12s-26 5-36 13c-9 9-15 21-18 38l-38-7c5-23 15-41 31-54 16-12 36-19 60-19 16 0 31 4 45 10 14 7 25 15 32 28 7 11 11 23 11 36 0 12-4 24-11 33-7 10-17 19-31 24 18 4 32 13 43 25 10 12 15 27 15 45 0 25-10 46-29 64-19 17-43 25-73 25-26 0-48-8-66-22-18-15-28-33-30-57z"><text:p/></draw:path><draw:path draw:style-name="gr107" draw:text-style-name="P25" svg:width="0.0768in" svg:height="0.1102in" svg:x="2.0232in" svg:y="1.5843in" svg:viewBox="0 0 196 281" svg:d="M0 34v-34h196v27c-19 20-39 45-58 77s-33 65-44 99c-7 23-12 49-14 78h-38c0-23 5-50 14-81 9-32 22-63 39-92 16-29 34-55 53-74z"><text:p/></draw:path><draw:path draw:style-name="gr108" draw:text-style-name="P25" svg:width="0.0827in" svg:height="0.1114in" svg:x="2.1106in" svg:y="1.5827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109" draw:text-style-name="P25" svg:width="0.0776in" svg:height="0.1138in" svg:x="2.2091in" svg:y="1.5823in" svg:viewBox="0 0 198 290" svg:d="M0 145c0-33 4-61 11-81 7-21 18-37 33-47 15-11 33-17 55-17 16 0 31 3 43 9 13 6 23 15 31 27 7 11 14 25 18 42 5 17 7 39 7 67 0 33-4 61-11 81-7 21-18 37-33 47-14 11-33 17-55 17-29 0-52-9-69-29-20-24-30-63-30-116zM38 145c0 46 6 77 18 93 11 15 26 23 43 23s32-8 43-23c12-16 18-47 18-93s-6-77-17-93c-12-15-27-23-44-23-18 0-31 7-42 21-13 17-19 49-19 95z"><text:p/></draw:path></draw:g><draw:g draw:style-name="gr2"><draw:path draw:style-name="gr110" draw:text-style-name="P25" svg:width="0.687in" svg:height="0.6445in" svg:x="-0.0004in" svg:y="1.4661in" svg:viewBox="0 0 1746 1638" svg:d="M0 1638c0-546 0-1092 0-1638 582 0 1164 0 1746 0 0 546 0 1092 0 1638-582 0-1164 0-1746 0z"><text:p/></draw:path><draw:path draw:style-name="gr111" draw:text-style-name="P25" svg:width="0.1138in" svg:height="0.1114in" svg:x="0.1472in" svg:y="1.7299in" svg:viewBox="0 0 290 284" svg:d="M0 284v-284h60l72 201c7 19 11 33 15 42 3-10 9-25 16-45l74-198h53v284h-39v-238l-90 238h-35l-87-241v241z"><text:p/></draw:path><draw:path draw:style-name="gr112" draw:text-style-name="P25" svg:width="0.0142in" svg:height="0.1114in" svg:x="0.2846in" svg:y="1.7299in" svg:viewBox="0 0 37 284" svg:d="M0 39c0-13 0-26 0-39 12 0 25 0 37 0 0 13 0 26 0 39-12 0-25 0-37 0zM0 284c0-68 0-138 0-206 12 0 25 0 37 0 0 68 0 138 0 206-12 0-25 0-37 0z"><text:p/></draw:path><draw:path draw:style-name="gr113" draw:text-style-name="P25" svg:width="0.0693in" svg:height="0.0827in" svg:x="0.3217in" svg:y="1.7587in" svg:viewBox="0 0 177 211" svg:d="M0 211v-206h33v29c16-23 39-34 69-34 14 0 26 2 37 7 11 4 19 10 24 17 6 8 10 16 12 26 1 6 2 18 2 34v127h-38v-126c0-14-1-25-4-32s-8-13-15-16c-8-5-16-7-26-7-15 0-29 5-40 14s-17 27-17 55v112z"><text:p/></draw:path><draw:path draw:style-name="gr114" draw:text-style-name="P25" svg:width="0.0142in" svg:height="0.1114in" svg:x="0.415in" svg:y="1.7299in" svg:viewBox="0 0 37 284" svg:d="M0 39c0-13 0-26 0-39 12 0 25 0 37 0 0 13 0 26 0 39-12 0-25 0-37 0zM0 284c0-68 0-138 0-206 12 0 25 0 37 0 0 68 0 138 0 206-12 0-25 0-37 0z"><text:p/></draw:path><draw:path draw:style-name="gr115" draw:text-style-name="P25" svg:width="0.0894in" svg:height="0.1114in" svg:x="0.4524in" svg:y="1.7299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/draw:g><draw:g draw:style-name="gr2"><draw:path draw:style-name="gr116" draw:text-style-name="P25" svg:width="0.687in" svg:height="0.6445in" svg:x="-0.0004in" svg:y="0.7035in" svg:viewBox="0 0 1746 1638" svg:d="M0 1638c0-546 0-1092 0-1638 582 0 1164 0 1746 0 0 546 0 1092 0 1638-582 0-1164 0-1746 0z"><text:p/></draw:path><draw:path draw:style-name="gr117" draw:text-style-name="P25" svg:width="0.0929in" svg:height="0.1114in" svg:x="0.185in" svg:y="0.8799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118" draw:text-style-name="P25" svg:width="0.0799in" svg:height="0.0846in" svg:x="0.2972in" svg:y="0.9087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119" draw:text-style-name="P25" svg:width="0.0713in" svg:height="0.0846in" svg:x="0.3906in" svg:y="0.9087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120" draw:text-style-name="P25" svg:width="0.0417in" svg:height="0.1106in" svg:x="0.4713in" svg:y="0.8819in" svg:viewBox="0 0 107 282" svg:d="M102 247l5 31c-10 2-20 4-28 4-14 0-24-3-32-7-7-4-12-9-15-16s-5-20-5-41v-119h-27v-27h27v-51l37-21v72h38v27h-38v120c0 10 1 17 2 19 1 3 3 5 7 7 3 2 7 3 12 3s10 0 17-1z"><text:p/></draw:path><draw:path draw:style-name="gr121" draw:text-style-name="P25" svg:width="0.0752in" svg:height="0.0846in" svg:x="0.1685in" svg:y="1.0839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122" draw:text-style-name="P25" svg:width="0.0799in" svg:height="0.0846in" svg:x="0.2508in" svg:y="1.0839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123" draw:text-style-name="P25" svg:width="0.0693in" svg:height="0.0827in" svg:x="0.35in" svg:y="1.0839in" svg:viewBox="0 0 177 211" svg:d="M0 211v-206h33v29c16-23 39-34 69-34 14 0 26 2 37 7 11 4 19 10 24 17 6 8 10 16 12 26 1 6 2 18 2 34v127h-38v-126c0-14-1-25-4-32s-8-13-15-16c-8-5-16-7-26-7-15 0-29 5-40 14s-17 27-17 55v112z"><text:p/></draw:path><draw:path draw:style-name="gr124" draw:text-style-name="P25" svg:width="0.0693in" svg:height="0.0827in" svg:x="0.4433in" svg:y="1.0839in" svg:viewBox="0 0 177 211" svg:d="M0 211v-206h33v29c16-23 39-34 69-34 14 0 26 2 37 7 11 4 19 10 24 17 6 8 10 16 12 26 1 6 2 18 2 34v127h-38v-126c0-14-1-25-4-32s-8-13-15-16c-8-5-16-7-26-7-15 0-29 5-40 14s-17 27-17 55v112z"><text:p/></draw:path></draw:g><draw:g draw:style-name="gr2"><draw:path draw:style-name="gr125" draw:text-style-name="P26" svg:width="0.687in" svg:height="0.2343in" svg:x="0.687in" svg:y="1.7008in" svg:viewBox="0 0 1746 596" svg:d="M0 596c582-199 1164-397 1746-596"><text:p/></draw:path><draw:path draw:style-name="gr126" draw:text-style-name="P26" svg:width="0.0854in" svg:height="0.0898in" svg:x="0.8075in" svg:y="1.7697in" svg:viewBox="0 0 218 229" svg:d="M69 229c-23-59-46-119-69-178 8-3 17-6 25-9 10 25 19 49 29 73 32-11 65-22 97-33-9-25-18-49-28-74 9-2 17-5 25-8 23 59 47 119 70 178-9 3-17 6-26 9-11-28-21-56-32-84-33 11-65 22-98 33 11 28 22 56 32 85-8 2-17 5-25 8z"><text:p/></draw:path><draw:path draw:style-name="gr127" draw:text-style-name="P26" svg:width="0.0709in" svg:height="0.0768in" svg:x="0.8878in" svg:y="1.7516in" svg:viewBox="0 0 181 196" svg:d="M24 154l23-9c5 8 10 15 16 19s15 7 24 8c10 0 21-1 31-5 10-3 17-7 24-12 6-6 10-11 11-17 2-6 2-11 0-17-2-5-6-9-11-13-5-3-12-4-21-5-5 0-17 1-35 3-19 2-32 2-41 1-10-1-19-4-27-9-7-5-12-11-15-20-3-8-4-18-2-28 3-9 8-18 17-25 9-8 20-14 32-18 14-5 28-8 40-7s23 4 32 11c9 6 15 14 20 24l-25 10c-6-10-13-18-22-20-10-3-21-2-35 2-15 5-25 12-29 19-5 8-6 15-3 22 2 6 7 11 13 14 6 2 20 2 41 0 22-3 37-4 46-3 13 1 24 4 32 9 8 6 14 14 18 23 3 9 4 20 1 29-2 10-8 20-17 28-9 9-20 15-34 20-17 5-32 8-46 7-13-1-25-4-35-12-10-7-18-17-23-29z"><text:p/></draw:path><draw:path draw:style-name="gr128" draw:text-style-name="P26" svg:width="0.0776in" svg:height="0.0835in" svg:x="0.9831in" svg:y="1.7098in" svg:viewBox="0 0 198 213" svg:d="M123 8l25-8 40 102c7 18 11 33 10 45 0 13-4 24-13 34s-22 19-40 25-34 8-47 6-25-7-34-17c-9-9-17-22-24-42l-40-102 25-9 40 103c6 15 12 25 18 31 5 7 13 11 22 12 9 2 18 1 29-3 18-7 30-15 34-25 5-11 3-27-5-49z"><text:p/></draw:path><draw:path draw:style-name="gr129" draw:text-style-name="P26" svg:width="0.0709in" svg:height="0.0768in" svg:x="1.063in" svg:y="1.6917in" svg:viewBox="0 0 181 196" svg:d="M24 154l23-9c5 8 10 15 16 19s15 7 24 8c10 0 21-1 31-5 10-3 17-7 24-12 6-6 10-11 11-17 2-6 2-11 0-17-2-5-6-9-11-13-5-3-12-4-21-5-5 0-17 1-35 3-19 2-32 2-41 1-10-1-19-4-27-9-7-5-12-11-15-20-3-8-4-18-2-28 3-9 8-18 17-25 9-8 20-14 32-18 14-5 28-8 40-7s23 4 32 11c9 6 15 14 20 24l-25 10c-6-10-13-18-22-20-10-3-21-2-35 2-15 5-25 12-29 19-5 8-6 15-3 22 2 6 7 11 13 14 6 2 20 2 41 0 22-3 37-4 46-3 13 1 24 4 32 9 8 6 14 14 18 23 3 9 4 20 1 29-2 10-8 20-17 28-9 9-20 15-34 20-17 5-32 8-46 7-13-1-25-4-35-12-10-7-18-17-23-29z"><text:p/></draw:path><draw:path draw:style-name="gr130" draw:text-style-name="P26" svg:width="0.0764in" svg:height="0.0819in" svg:x="1.128in" svg:y="1.6681in" svg:viewBox="0 0 195 209" svg:d="M69 209l-69-178 71-24c14-5 27-8 37-7s19 4 27 10c7 6 13 13 16 21s4 16 2 24-7 16-14 23c13-1 24 2 33 8 9 4 16 13 20 23 3 8 4 17 3 25-1 9-3 15-7 21s-10 11-17 16c-8 5-18 9-30 13zM54 97l41-13c11-4 18-8 22-11 6-3 10-8 11-14 2-4 1-10-1-17-2-5-6-10-11-14-4-3-10-4-16-4s-16 2-29 7l-37 12zM86 179l47-16c9-2 14-5 17-7 6-3 10-6 13-9 3-4 5-8 6-14 0-4 0-10-2-16-3-6-7-12-13-15s-13-5-20-4c-7 0-16 2-28 5l-43 15z"><text:p/></draw:path></draw:g><draw:g draw:style-name="gr2"><draw:path draw:style-name="gr131" draw:text-style-name="P26" svg:width="0.687in" svg:height="0.176in" svg:x="0.687in" svg:y="1.1728in" svg:viewBox="0 0 1746 448" svg:d="M0 0c582 149 1164 298 1746 448"><text:p/></draw:path><draw:path draw:style-name="gr132" draw:text-style-name="P26" svg:width="0.0807in" svg:height="0.0866in" svg:x="0.8449in" svg:y="1.1165in" svg:viewBox="0 0 206 221" svg:d="M0 183c18-61 35-122 53-183 9 2 18 5 26 7-7 25-14 49-22 75 34 8 67 17 101 26 7-25 14-51 22-75 8 2 17 4 26 6-18 61-36 122-54 182-8-1-17-3-26-6 9-28 17-57 25-86-33-8-66-17-100-26-8 29-17 57-25 87-9-2-17-5-26-7z"><text:p/></draw:path><draw:path draw:style-name="gr133" draw:text-style-name="P26" svg:width="0.0677in" svg:height="0.0772in" svg:x="0.9244in" svg:y="1.1406in" svg:viewBox="0 0 173 197" svg:d="M2 110l25 4c-2 10-1 18 1 25 3 7 8 13 15 20 8 5 17 10 28 13 10 2 19 3 27 2s15-3 20-7c5-5 8-9 10-15 1-6 1-10-1-16-3-5-7-9-14-15-5-3-15-8-31-17-16-8-27-16-34-20-8-8-13-15-16-23-2-8-3-16 0-24 3-10 8-18 16-25 8-6 17-10 29-11 12-2 25-1 38 3 14 4 26 8 36 16 9 7 16 16 19 25 4 10 4 21 2 31l-27-6c2-11 0-20-5-28-6-7-16-13-31-17-15-3-26-3-35 0-8 4-13 9-16 16-2 7-1 13 3 19 4 5 15 12 34 23 18 9 31 16 38 21 10 9 17 17 20 25 4 10 4 18 1 29-3 9-8 17-17 25-8 7-18 11-31 13-12 2-25 1-39-3-18-4-32-10-42-18-11-8-18-17-22-30-4-11-4-23-1-35z"><text:p/></draw:path><draw:path draw:style-name="gr134" draw:text-style-name="P26" svg:width="0.0744in" svg:height="0.0819in" svg:x="1.0315in" svg:y="1.1626in" svg:viewBox="0 0 190 209" svg:d="M164 33l26 6-31 106c-5 18-12 31-19 42-8 9-18 16-32 19-13 4-29 4-48 0-18-5-32-12-42-21s-16-20-17-32c-2-12 0-28 5-48l31-105 26 7-30 105c-5 16-7 27-6 35 1 9 5 16 11 22 7 6 15 10 26 13 19 5 33 4 44-2 10-5 18-20 25-43z"><text:p/></draw:path><draw:path draw:style-name="gr135" draw:text-style-name="P26" svg:width="0.0677in" svg:height="0.0772in" svg:x="1.1043in" svg:y="1.1866in" svg:viewBox="0 0 173 197" svg:d="M2 110l25 4c-2 10-1 18 1 25 3 7 8 13 15 20 8 5 17 10 28 13 10 2 19 3 27 2s15-3 20-7c5-5 8-9 10-15 1-6 1-10-1-16-3-5-7-9-14-15-5-3-15-8-31-17-16-8-27-16-34-20-8-8-13-15-16-23-2-8-3-16 0-24 3-10 8-18 16-25 8-6 17-10 29-11 12-2 25-1 38 3 14 4 26 8 36 16 9 7 16 16 19 25 4 10 4 21 2 31l-27-6c2-11 0-20-5-28-6-7-16-13-31-17-15-3-26-3-35 0-8 4-13 9-16 16-2 7-1 13 3 19 4 5 15 12 34 23 18 9 31 16 38 21 10 9 17 17 20 25 4 10 4 18 1 29-3 9-8 17-17 25-8 7-18 11-31 13-12 2-25 1-39-3-18-4-32-10-42-18-11-8-18-17-22-30-4-11-4-23-1-35z"><text:p/></draw:path><draw:path draw:style-name="gr136" draw:text-style-name="P26" svg:width="0.0697in" svg:height="0.0811in" svg:x="1.174in" svg:y="1.2012in" svg:viewBox="0 0 178 207" svg:d="M0 183l53-183 73 19c15 4 26 8 34 15 8 5 13 13 16 22s3 18 1 27c-3 7-7 14-14 19-7 6-15 10-26 12 11 6 19 15 23 24 5 9 5 19 2 30-2 8-7 16-13 22s-12 11-19 14c-7 2-15 3-24 2-9 0-20-1-32-4zM57 84l41 10c11 3 20 5 25 5 7 0 13-2 17-6 5-4 8-9 10-15 1-6 1-11 0-17-2-6-5-9-11-13-5-3-14-7-28-10l-38-10zM32 168l49 12c8 2 14 4 18 4 6 0 11 0 16-1 5-2 9-4 13-8 4-3 6-8 8-15 2-6 2-13-1-18-3-7-7-12-13-15-6-4-15-7-27-11l-44-11z"><text:p/></draw:path></draw:g><draw:g draw:style-name="gr2"><draw:path draw:style-name="gr137" draw:text-style-name="P27" svg:width="1.187in" svg:height="0.7035in" svg:x="1.4996in" svg:y="0.0583in" svg:viewBox="0 0 3016 1788" svg:d="M0 1788c0-596 0-1192 0-1788 1005 0 2011 0 3016 0 0 596 0 1192 0 1788-1005 0-2011 0-3016 0z"><text:p/></draw:path><draw:path draw:style-name="gr138" draw:text-style-name="P27" svg:width="0.1524in" svg:height="0.1114in" svg:x="1.9252in" svg:y="0.2642in" svg:viewBox="0 0 388 284" svg:d="M79 284l-79-284h41l46 187c4 19 9 38 13 58 8-31 12-48 14-53l56-192h49l42 145c11 35 19 68 25 100 3-19 9-39 15-62l46-183h41l-80 284h-42l-63-215c-5-19-8-31-9-34-4 12-7 23-10 33l-63 216z"><text:p/></draw:path><draw:path draw:style-name="gr139" draw:text-style-name="P27" svg:width="0.0142in" svg:height="0.1114in" svg:x="2.0996in" svg:y="0.2642in" svg:viewBox="0 0 37 284" svg:d="M0 39c0-13 0-26 0-39 12 0 25 0 37 0 0 13 0 26 0 39-12 0-25 0-37 0zM0 284c0-68 0-138 0-206 12 0 25 0 37 0 0 68 0 138 0 206-12 0-25 0-37 0z"><text:p/></draw:path><draw:path draw:style-name="gr140" draw:text-style-name="P27" svg:width="0.0799in" svg:height="0.1114in" svg:x="2.1382in" svg:y="0.2642in" svg:viewBox="0 0 204 284" svg:d="M0 284c0-94 0-189 0-284 68 0 136 0 204 0 0 11 0 23 0 34-55 0-109 0-164 0 0 29 0 58 0 87 47 0 95 0 142 0 0 11 0 23 0 34-47 0-95 0-142 0 0 43 0 86 0 129-13 0-27 0-40 0z"><text:p/></draw:path><draw:path draw:style-name="gr141" draw:text-style-name="P27" svg:width="0.0142in" svg:height="0.1114in" svg:x="2.2378in" svg:y="0.2642in" svg:viewBox="0 0 37 284" svg:d="M0 39c0-13 0-26 0-39 12 0 25 0 37 0 0 13 0 26 0 39-12 0-25 0-37 0zM0 284c0-68 0-138 0-206 12 0 25 0 37 0 0 68 0 138 0 206-12 0-25 0-37 0z"><text:p/></draw:path><draw:path draw:style-name="gr142" draw:text-style-name="P27" svg:width="0.1138in" svg:height="0.1114in" svg:x="1.6382in" svg:y="0.4394in" svg:viewBox="0 0 290 284" svg:d="M0 284v-284h60l72 201c7 19 11 33 15 42 3-10 9-25 16-45l74-198h53v284h-39v-238l-90 238h-35l-87-241v241z"><text:p/></draw:path><draw:path draw:style-name="gr143" draw:text-style-name="P27" svg:width="0.1039in" svg:height="0.1114in" svg:x="1.7776in" svg:y="0.4394in" svg:viewBox="0 0 265 284" svg:d="M0 284v-284h134c27 0 47 3 61 8s25 14 33 27c9 13 13 27 13 43 0 20-7 36-21 51-14 14-35 22-64 26 11 5 19 9 24 14 12 10 23 22 33 37l52 78h-49l-40-59c-12-17-22-30-29-39-8-10-14-15-20-19s-12-7-19-8c-4-1-11-1-22-1h-46v126zM40 124h86c18 0 32-2 42-6 11-3 19-8 24-17 5-7 8-16 8-24 0-14-5-24-16-33-10-8-26-13-49-13h-95z"><text:p/></draw:path><draw:path draw:style-name="gr144" draw:text-style-name="P27" svg:width="0.0799in" svg:height="0.1114in" svg:x="1.8976in" svg:y="0.4394in" svg:viewBox="0 0 204 284" svg:d="M0 284c0-94 0-189 0-284 68 0 136 0 204 0 0 11 0 23 0 34-55 0-109 0-164 0 0 29 0 58 0 87 47 0 95 0 142 0 0 11 0 23 0 34-47 0-95 0-142 0 0 43 0 86 0 129-13 0-27 0-40 0z"><text:p/></draw:path><draw:path draw:style-name="gr145" draw:text-style-name="P27" svg:width="0.0787in" svg:height="0.1118in" svg:x="1.9902in" svg:y="0.439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draw:path draw:style-name="gr146" draw:text-style-name="P27" svg:width="0.0827in" svg:height="0.1114in" svg:x="2.0811in" svg:y="0.4394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147" draw:text-style-name="P27" svg:width="0.1524in" svg:height="0.1114in" svg:x="2.1748in" svg:y="0.4394in" svg:viewBox="0 0 388 284" svg:d="M79 284l-79-284h41l46 187c4 19 9 38 13 58 8-31 12-48 14-53l56-192h49l42 145c11 35 19 68 25 100 3-19 9-39 15-62l46-183h41l-80 284h-42l-63-215c-5-19-8-31-9-34-4 12-7 23-10 33l-63 216z"><text:p/></draw:path><draw:path draw:style-name="gr148" draw:text-style-name="P27" svg:width="0.1098in" svg:height="0.1154in" svg:x="2.3469in" svg:y="0.4374in" svg:viewBox="0 0 280 294" svg:d="M151 178v-33h129v105c-20 15-40 25-61 32-21 8-42 12-64 12-30 0-57-6-81-18-25-12-43-29-55-52-13-22-19-48-19-76s6-53 18-78c13-23 31-41 54-52 23-12 49-18 80-18 21 0 41 4 59 10 18 7 31 16 41 28 11 12 18 28 23 46l-36 10c-5-15-11-26-17-35-7-8-17-15-29-20-13-4-27-7-42-7-18 0-34 3-47 7-13 6-24 13-32 21-9 9-15 18-19 28-8 18-12 37-12 57 0 26 5 47 14 64s23 30 40 39c18 8 37 12 57 12 17 0 34-3 51-9 16-7 28-14 37-20v-53z"><text:p/></draw:path><draw:path draw:style-name="gr149" draw:text-style-name="P27" svg:width="0.0776in" svg:height="0.1138in" svg:x="2.4748in" svg:y="0.439in" svg:viewBox="0 0 198 290" svg:d="M0 145c0-33 4-61 11-81 7-21 18-37 33-47 15-11 33-17 55-17 16 0 31 3 43 9 13 6 23 15 31 27 7 11 14 25 18 42 5 17 7 39 7 67 0 33-4 61-11 81-7 21-18 37-33 47-14 11-33 17-55 17-29 0-52-9-69-29-20-24-30-63-30-116zM38 145c0 46 6 77 18 93 11 15 26 23 43 23s32-8 43-23c12-16 18-47 18-93s-6-77-17-93c-12-15-27-23-44-23-18 0-31 7-42 21-13 17-19 49-19 95z"><text:p/></draw:path></draw:g><draw:g draw:style-name="gr2"><draw:path draw:style-name="gr150" draw:text-style-name="P26" svg:width="0.6248in" svg:height="0.5862in" svg:x="2.687in" svg:y="0.7622in" svg:viewBox="0 0 1588 1490" svg:d="M0 0c529 496 1059 994 1588 1490"><text:p/></draw:path><draw:path draw:style-name="gr151" draw:text-style-name="P26" svg:width="0.0787in" svg:height="0.0748in" svg:x="2.9677in" svg:y="0.9398in" svg:viewBox="0 0 201 191" svg:d="M20 65l19 15c-7 7-11 15-12 21-2 8-1 15 3 25 3 8 9 16 17 23 7 8 14 12 22 15s15 4 21 3 12-4 16-8c4-3 7-8 8-14 0-5-1-12-4-19-3-5-9-15-18-29-10-15-16-27-18-34-4-10-4-19-2-27 1-9 6-15 12-22 7-7 16-11 26-13 11-2 21-1 33 4 11 3 21 10 30 19 11 10 19 20 23 31 5 11 6 21 4 31-3 11-8 20-16 28l-19-17c7-9 11-18 10-28-1-9-7-18-18-28s-21-16-30-17-17 1-23 7c-5 5-7 10-7 17 0 6 6 18 17 35 12 17 19 30 22 38 5 11 6 22 5 31-2 9-7 17-15 24-7 7-16 12-27 14s-23 1-35-2c-12-5-22-12-33-21-13-12-21-24-26-36s-6-23-4-35c3-12 9-23 19-31z"><text:p/></draw:path><draw:path draw:style-name="gr152" draw:text-style-name="P26" svg:width="0.089in" svg:height="0.0618in" svg:x="3.013in" svg:y="0.9819in" svg:viewBox="0 0 227 158" svg:d="M0 134l143-134 53 50c9 8 16 16 20 21 6 8 9 15 11 23 1 7 0 15-3 23-3 9-8 16-15 23-12 11-26 17-42 18s-34-8-54-27l-36-33-58 54zM94 82l36 33c12 12 23 17 33 18 9 0 18-3 26-11 6-6 10-11 11-18s0-13-3-20c-2-2-8-9-16-16l-36-34z"><text:p/></draw:path><draw:path draw:style-name="gr153" draw:text-style-name="P26" svg:width="0.0634in" svg:height="0.0594in" svg:x="3.0661in" svg:y="1.0319in" svg:viewBox="0 0 162 152" svg:d="M0 134c48-45 95-89 143-134 6 6 13 12 19 18-48 45-95 89-143 134-6-6-13-12-19-18z"><text:p/></draw:path></draw:g><draw:g draw:style-name="gr2"><draw:path draw:style-name="gr154" draw:text-style-name="P25" svg:width="0.7in" svg:height="0.6445in" svg:x="5.7496in" svg:y="0.7622in" svg:viewBox="0 0 1779 1638" svg:d="M0 1638c0-546 0-1092 0-1638 593 0 1186 0 1779 0 0 546 0 1092 0 1638-593 0-1186 0-1779 0z"><text:p/></draw:path><draw:path draw:style-name="gr155" draw:text-style-name="P25" svg:width="0.0882in" svg:height="0.1114in" svg:x="5.9642in" svg:y="0.8508in" svg:viewBox="0 0 225 284" svg:d="M0 284c0-94 0-189 0-284 73 0 145 0 218 0 0 11 0 23 0 34-59 0-119 0-178 0 0 29 0 57 0 86 56 0 111 0 167 0 0 11 0 23 0 34-56 0-111 0-167 0 0 32 0 65 0 97 62 0 123 0 185 0 0 11 0 22 0 33-75 0-150 0-225 0z"><text:p/></draw:path><draw:path draw:style-name="gr156" draw:text-style-name="P25" svg:width="0.0693in" svg:height="0.0827in" svg:x="6.074in" svg:y="0.8799in" svg:viewBox="0 0 177 211" svg:d="M0 211v-206h33v29c16-23 39-34 69-34 14 0 26 2 37 7 11 4 19 10 24 17 6 8 10 16 12 26 1 6 2 18 2 34v127h-38v-126c0-14-1-25-4-32s-8-13-15-16c-8-5-16-7-26-7-15 0-29 5-40 14s-17 27-17 55v112z"><text:p/></draw:path><draw:path draw:style-name="gr157" draw:text-style-name="P25" svg:width="0.0748in" svg:height="0.1134in" svg:x="6.1614in" svg:y="0.8508in" svg:viewBox="0 0 191 289" svg:d="M156 284v-26c-14 21-34 31-61 31-18 0-34-5-49-14-14-8-26-22-34-38s-12-34-12-56c0-21 4-39 11-56 7-16 18-29 33-39 15-8 31-13 49-13 13 0 25 3 36 8 10 5 19 12 25 20v-101h37v284zM38 181c0 26 6 46 18 59s26 20 42 20 30-7 42-19c11-12 17-32 17-57 0-28-6-49-17-62-12-13-26-20-44-20-16 0-30 7-41 19-11 13-17 33-17 60z"><text:p/></draw:path><draw:path draw:style-name="gr158" draw:text-style-name="P25" svg:width="0.0941in" svg:height="0.1154in" svg:x="5.935in" svg:y="1.024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159" draw:text-style-name="P25" svg:width="0.0417in" svg:height="0.1106in" svg:x="6.0421in" svg:y="1.0283in" svg:viewBox="0 0 107 282" svg:d="M102 247l5 31c-10 2-20 4-28 4-14 0-24-3-32-7-7-4-12-9-15-16s-5-20-5-41v-119h-27v-27h27v-51l37-21v72h38v27h-38v120c0 10 1 17 2 19 1 3 3 5 7 7 3 2 7 3 12 3s10 0 17-1z"><text:p/></draw:path><draw:path draw:style-name="gr160" draw:text-style-name="P25" svg:width="0.0799in" svg:height="0.0846in" svg:x="6.0913in" svg:y="1.0547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161" draw:text-style-name="P25" svg:width="0.0748in" svg:height="0.1138in" svg:x="6.1898in" svg:y="1.0547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162" draw:text-style-name="P25" svg:width="0.0799in" svg:height="0.0807in" svg:x="6.0134in" svg:y="1.2319in" svg:viewBox="0 0 204 206" svg:d="M0 206l80-106-75-100h45l35 50c7 9 12 17 16 22 6-8 12-17 17-23l37-49h45l-75 100 79 106h-45l-45-63-11-14-58 77z"><text:p/></draw:path><draw:path draw:style-name="gr163" draw:text-style-name="P25" svg:width="0.0783in" svg:height="0.1138in" svg:x="6.1in" svg:y="1.2008in" svg:viewBox="0 0 200 290" svg:d="M195 70l-38 3c-3-13-8-23-14-29-10-10-22-15-37-15-11 0-22 3-31 9-11 8-20 20-27 35-6 16-10 38-10 66 9-12 20-22 33-28 13-7 26-10 40-10 25 0 46 9 63 26s26 39 26 66c0 18-4 34-12 50-8 15-20 26-34 35-14 8-31 12-49 12-31 0-56-10-76-32-19-22-29-56-29-106 0-54 11-95 33-119 18-22 44-33 76-33 24 0 43 7 59 19 15 12 24 30 27 51zM43 193c0 13 3 24 8 34 6 11 13 20 23 25 9 6 20 9 31 9 16 0 29-6 40-18 11-11 17-27 17-48 0-20-5-35-16-46s-26-17-43-17-31 6-42 17c-12 11-18 26-18 44z"><text:p/></draw:path></draw:g><draw:g draw:style-name="gr2"><draw:path draw:style-name="gr164" draw:text-style-name="P26" svg:width="0.9374in" svg:height="0.4689in" svg:x="4.8118in" svg:y="1.1138in" svg:viewBox="0 0 2382 1192" svg:d="M0 1192c794-397 1588-795 2382-1192"><text:p/></draw:path><draw:path draw:style-name="gr165" draw:text-style-name="P26" svg:width="0.0835in" svg:height="0.0768in" svg:x="5.1122in" svg:y="1.3051in" svg:viewBox="0 0 213 196" svg:d="M114 117l-11-20 75-38 35 61c-7 15-15 28-25 38s-21 19-34 25c-17 10-35 13-53 13-19 1-35-4-50-14-15-9-27-22-36-38-9-17-14-34-15-51-1-18 4-34 13-47 10-14 24-25 41-34 13-6 26-10 39-12 12-1 23 1 33 5s20 11 29 21l-18 16c-8-7-15-12-21-15-7-2-15-3-24-2s-18 2-27 7c-10 6-19 11-25 19-6 6-10 14-12 21s-2 15-2 22c2 12 6 24 12 37 9 15 18 25 30 33 11 7 23 10 36 10s25-4 37-10c10-4 19-12 26-20 8-9 13-16 16-23l-18-31z"><text:p/></draw:path><draw:path draw:style-name="gr166" draw:text-style-name="P26" svg:width="0.0665in" svg:height="0.0846in" svg:x="5.1783in" svg:y="1.2697in" svg:viewBox="0 0 170 216" svg:d="M95 216l-95-168 66-33c12-5 21-9 28-11 9-4 18-5 26-4s16 5 23 10c8 5 14 12 19 20 8 14 10 29 6 44-4 14-18 28-43 40l-45 22 39 68zM69 116l45-23c15-7 24-15 28-23 3-9 2-18-4-27-4-7-9-13-16-15-6-3-13-4-20-3-4 1-12 4-22 9l-45 23z"><text:p/></draw:path><draw:path draw:style-name="gr167" draw:text-style-name="P26" svg:width="0.0465in" svg:height="0.0701in" svg:x="5.2453in" svg:y="1.2504in" svg:viewBox="0 0 119 179" svg:d="M95 179c-32-55-63-111-95-167 8-4 16-8 24-12 32 55 63 112 95 167-8 4-16 8-24 12z"><text:p/></draw:path><draw:path draw:style-name="gr168" draw:text-style-name="P26" svg:width="0.0783in" svg:height="0.0764in" svg:x="5.2819in" svg:y="1.2209in" svg:viewBox="0 0 200 195" svg:d="M16 143c-15-28-20-54-13-77 7-24 23-42 48-55 17-8 34-12 51-11s33 6 48 16c14 9 26 23 35 40 10 16 15 33 15 50 1 17-4 32-13 46-10 13-22 24-38 32-17 9-34 12-51 11-18-1-34-6-48-16s-25-22-34-36zM40 131c11 19 26 32 44 38s36 4 54-5 29-22 34-39c5-18 2-37-10-58-8-13-17-24-28-31-10-8-22-11-35-12-12-1-24 1-36 7-17 9-28 21-35 38-6 17-2 37 12 62z"><text:p/></draw:path><draw:path draw:style-name="gr169" draw:text-style-name="P26" svg:width="0.0244in" svg:height="0.0811in" svg:x="5.3606in" svg:y="1.1921in" svg:viewBox="0 0 63 207" svg:d="M46 207c-15-66-31-132-46-199 6-2 12-5 18-8 15 66 30 132 45 198-5 3-11 7-17 9z"><text:p/></draw:path><draw:path draw:style-name="gr170" draw:text-style-name="P26" svg:width="0.076in" svg:height="0.0839in" svg:x="5.0902in" svg:y="1.4606in" svg:viewBox="0 0 194 214" svg:d="M28 214l-28-201 27-13 167 131-27 14-49-41-75 38 10 60zM39 120l62-31-45-36c-14-12-25-21-33-29 3 13 6 25 8 37z"><text:p/></draw:path><draw:path draw:style-name="gr171" draw:text-style-name="P26" svg:width="0.0823in" svg:height="0.0839in" svg:x="5.1382in" svg:y="1.4236in" svg:viewBox="0 0 210 214" svg:d="M95 214l-95-168 61-30c14-7 25-11 33-13 11-3 22-4 33-1 13 2 26 8 37 18 11 9 21 21 29 35 8 13 13 26 15 37s3 21 2 30c-2 9-4 17-8 23-4 7-9 13-16 19-7 7-16 12-27 18zM108 182l37-19c12-6 21-12 26-17 6-5 9-11 11-17 3-8 3-17 1-27-2-11-6-22-14-35-9-17-20-29-32-35-11-7-22-10-32-8-8 0-19 5-33 11l-37 19z"><text:p/></draw:path><draw:path draw:style-name="gr172" draw:text-style-name="P26" svg:width="0.0764in" svg:height="0.0764in" svg:x="5.2177in" svg:y="1.3866in" svg:viewBox="0 0 195 195" svg:d="M165 96l27-7c5 21 4 40-3 55-8 16-21 29-40 38-19 10-37 14-53 13-17-1-32-7-46-18-14-10-26-24-35-40-10-17-15-34-15-51 0-16 4-31 14-44 9-13 21-23 37-32 18-8 35-12 52-9s33 10 46 23l-21 17c-11-10-22-16-32-17-11-1-23 1-35 7-13 7-23 15-29 26s-7 22-5 34 6 23 12 35c8 13 17 24 27 33 11 8 22 12 35 13 12 0 24-3 35-8 13-7 22-16 28-28 5-11 5-25 1-40z"><text:p/></draw:path><draw:path draw:style-name="gr173" draw:text-style-name="P26" svg:width="0.0244in" svg:height="0.0811in" svg:x="5.2913in" svg:y="1.3602in" svg:viewBox="0 0 63 207" svg:d="M46 207c-15-66-31-132-46-199 6-2 12-5 18-8 15 66 30 132 45 198-5 3-11 7-17 9z"><text:p/></draw:path><draw:path draw:style-name="gr174" draw:text-style-name="P26" svg:width="0.0764in" svg:height="0.0764in" svg:x="5.3161in" svg:y="1.337in" svg:viewBox="0 0 195 195" svg:d="M165 96l27-7c5 21 4 40-3 55-8 16-21 29-40 38-19 10-37 14-53 13-17-1-32-7-46-18-14-10-26-24-35-40-10-17-15-34-15-51 0-16 4-31 14-44 9-13 21-23 37-32 18-8 35-12 52-9s33 10 46 23l-21 17c-11-10-22-16-32-17-11-1-23 1-35 7-13 7-23 15-29 26s-7 22-5 34 6 23 12 35c8 13 17 24 27 33 11 8 22 12 35 13 12 0 24-3 35-8 13-7 22-16 28-28 5-11 5-25 1-40z"><text:p/></draw:path><draw:path draw:style-name="gr175" draw:text-style-name="P26" svg:width="0.1047in" svg:height="0.0992in" svg:x="5.3768in" svg:y="1.2882in" svg:viewBox="0 0 267 253" svg:d="M95 253l-95-167 36-17 110 96c10 10 17 16 22 21-1-8-3-18-5-32l-23-138 32-16 95 167-24 12-79-140 27 167-21 10-132-117 81 142z"><text:p/></draw:path><draw:path draw:style-name="gr176" draw:text-style-name="P26" svg:width="0.0665in" svg:height="0.0846in" svg:x="5.4587in" svg:y="1.2626in" svg:viewBox="0 0 170 216" svg:d="M95 216l-95-168 66-33c12-5 21-9 28-11 9-4 18-5 26-4s16 5 23 10c8 5 14 12 19 20 8 14 10 29 6 44-4 14-18 28-43 40l-45 22 39 68zM69 116l45-23c15-7 24-15 28-23 3-9 2-18-4-27-4-7-9-13-16-15-6-3-13-4-20-3-4 1-12 4-22 9l-45 23z"><text:p/></draw:path></draw:g><draw:g draw:style-name="gr2"><draw:path draw:style-name="gr177" draw:text-style-name="P25" svg:width="0.687in" svg:height="0.6445in" svg:x="3.1248in" svg:y="0in" svg:viewBox="0 0 1746 1638" svg:d="M0 1638c0-546 0-1092 0-1638 582 0 1164 0 1746 0 0 546 0 1092 0 1638-582 0-1164 0-1746 0z"><text:p/></draw:path><draw:path draw:style-name="gr178" draw:text-style-name="P25" svg:width="0.0799in" svg:height="0.1114in" svg:x="3.3378in" svg:y="0.0886in" svg:viewBox="0 0 204 284" svg:d="M0 284c0-94 0-189 0-284 68 0 136 0 204 0 0 11 0 23 0 34-55 0-109 0-164 0 0 29 0 58 0 87 47 0 95 0 142 0 0 11 0 23 0 34-47 0-95 0-142 0 0 43 0 86 0 129-13 0-27 0-40 0z"><text:p/></draw:path><draw:path draw:style-name="gr179" draw:text-style-name="P25" svg:width="0.0795in" svg:height="0.0846in" svg:x="3.4319in" svg:y="0.1177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180" draw:text-style-name="P25" svg:width="0.0693in" svg:height="0.0827in" svg:x="3.5307in" svg:y="0.1177in" svg:viewBox="0 0 177 211" svg:d="M0 211v-206h33v29c16-23 39-34 69-34 14 0 26 2 37 7 11 4 19 10 24 17 6 8 10 16 12 26 1 6 2 18 2 34v127h-38v-126c0-14-1-25-4-32s-8-13-15-16c-8-5-16-7-26-7-15 0-29 5-40 14s-17 27-17 55v112z"><text:p/></draw:path><draw:path draw:style-name="gr181" draw:text-style-name="P25" svg:width="0.0906in" svg:height="0.1114in" svg:x="3.274in" svg:y="0.2638in" svg:viewBox="0 0 231 284" svg:d="M0 284v-284h114c20 0 36 1 46 3 15 2 28 6 38 13s18 16 24 27c6 12 9 26 9 40 0 24-8 44-25 61-16 16-46 25-88 25h-78v115zM40 135h78c26 0 45-5 56-13 11-9 16-23 16-38 0-13-3-22-10-31-6-8-14-14-25-16-7-2-19-3-37-3h-78z"><text:p/></draw:path><draw:path draw:style-name="gr182" draw:text-style-name="P25" svg:width="0.1524in" svg:height="0.1114in" svg:x="3.3748in" svg:y="0.2638in" svg:viewBox="0 0 388 284" svg:d="M79 284l-79-284h41l46 187c4 19 9 38 13 58 8-31 12-48 14-53l56-192h49l42 145c11 35 19 68 25 100 3-19 9-39 15-62l46-183h41l-80 284h-42l-63-215c-5-19-8-31-9-34-4 12-7 23-10 33l-63 216z"><text:p/></draw:path><draw:path draw:style-name="gr183" draw:text-style-name="P25" svg:width="0.1138in" svg:height="0.1114in" svg:x="3.55in" svg:y="0.2638in" svg:viewBox="0 0 290 284" svg:d="M0 284v-284h60l72 201c7 19 11 33 15 42 3-10 9-25 16-45l74-198h53v284h-39v-238l-90 238h-35l-87-241v241z"><text:p/></draw:path><draw:path draw:style-name="gr184" draw:text-style-name="P25" svg:width="0.0799in" svg:height="0.0807in" svg:x="3.3823in" svg:y="0.4697in" svg:viewBox="0 0 204 206" svg:d="M0 206l80-106-75-100h45l35 50c7 9 12 17 16 22 6-8 12-17 17-23l37-49h45l-75 100 79 106h-45l-45-63-11-14-58 77z"><text:p/></draw:path><draw:path draw:style-name="gr185" draw:text-style-name="P25" svg:width="0.0787in" svg:height="0.1118in" svg:x="3.4669in" svg:y="0.4386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/draw:g><draw:g draw:style-name="gr2"><draw:path draw:style-name="gr186" draw:text-style-name="P25" svg:width="0.687in" svg:height="0.6445in" svg:x="4.7496in" svg:y="-0.0004in" svg:viewBox="0 0 1746 1638" svg:d="M0 1638c0-546 0-1092 0-1638 582 0 1164 0 1746 0 0 546 0 1092 0 1638-582 0-1164 0-1746 0z"><text:p/></draw:path><draw:path draw:style-name="gr187" draw:text-style-name="P25" svg:width="0.0937in" svg:height="0.1114in" svg:x="4.9343in" svg:y="0.0882in" svg:viewBox="0 0 239 284" svg:d="M0 284c0-94 0-189 0-284 14 0 27 0 41 0 53 74 107 149 160 223 0-74 0-149 0-223 13 0 25 0 38 0 0 95 0 190 0 284-14 0-27 0-41 0-53-74-107-149-160-223 0 74 0 149 0 223-13 0-25 0-38 0z"><text:p/></draw:path><draw:path draw:style-name="gr188" draw:text-style-name="P25" svg:width="0.0941in" svg:height="0.1114in" svg:x="5.0457in" svg:y="0.0882in" svg:viewBox="0 0 240 284" svg:d="M100 284c0-83 0-167 0-250-33 0-67 0-100 0 0-11 0-23 0-34 80 0 160 0 240 0 0 11 0 23 0 34-33 0-67 0-100 0 0 83 0 167 0 250-13 0-27 0-40 0z"><text:p/></draw:path><draw:path draw:style-name="gr189" draw:text-style-name="P25" svg:width="0.1047in" svg:height="0.1154in" svg:x="5.1531in" svg:y="0.0866in" svg:viewBox="0 0 267 294" svg:d="M226 190l41 9c-8 31-23 54-45 70s-49 25-80 25c-33 0-59-7-79-19-21-12-36-30-47-54s-16-49-16-76c0-30 6-56 18-77 12-23 29-40 51-51 23-11 47-17 74-17 30 0 55 8 76 22s35 34 43 61l-39 8c-7-21-17-36-31-45-13-9-30-14-50-14-23 0-43 6-58 16-16 10-27 24-33 42-7 18-10 36-10 55 0 24 4 45 11 63 8 18 19 31 35 41 16 8 33 13 51 13 22 0 41-6 57-18 15-12 26-31 31-54z"><text:p/></draw:path><draw:path draw:style-name="gr190" draw:text-style-name="P25" svg:width="0.0941in" svg:height="0.1114in" svg:x="4.8079in" svg:y="0.2634in" svg:viewBox="0 0 240 284" svg:d="M100 284c0-83 0-167 0-250-33 0-67 0-100 0 0-11 0-23 0-34 80 0 160 0 240 0 0 11 0 23 0 34-33 0-67 0-100 0 0 83 0 167 0 250-13 0-27 0-40 0z"><text:p/></draw:path><draw:path draw:style-name="gr191" draw:text-style-name="P25" svg:width="0.0693in" svg:height="0.1114in" svg:x="4.9185in" svg:y="0.2634in" svg:viewBox="0 0 177 284" svg:d="M0 284v-284h37v101c17-18 39-28 65-28 16 0 30 3 42 10 12 5 20 14 25 24 5 11 8 26 8 47v130h-37v-131c0-17-4-30-12-38s-19-12-34-12c-11 0-21 3-30 9-10 4-17 12-21 21-4 10-6 22-6 39v112z"><text:p/></draw:path><draw:path draw:style-name="gr192" draw:text-style-name="P25" svg:width="0.0791in" svg:height="0.0846in" svg:x="5.0067in" svg:y="0.2921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193" draw:text-style-name="P25" svg:width="0.0465in" svg:height="0.0827in" svg:x="5.1047in" svg:y="0.2921in" svg:viewBox="0 0 119 211" svg:d="M0 211v-206h32v31c9-15 17-25 24-29 7-5 15-7 24-7 13 0 26 4 39 11l-13 32c-9-5-18-7-27-7-8 0-15 2-22 6-6 5-11 11-14 20-4 12-6 26-6 40v109z"><text:p/></draw:path><draw:path draw:style-name="gr194" draw:text-style-name="P25" svg:width="0.1165in" svg:height="0.0827in" svg:x="5.1598in" svg:y="0.2921in" svg:viewBox="0 0 297 211" svg:d="M0 211v-206h33v29c7-11 16-19 27-25 12-6 25-9 39-9 17 0 30 3 40 9 11 7 18 15 22 27 18-24 40-36 68-36 22 0 39 6 50 17 12 11 18 29 18 52v142h-37v-130c0-14-1-25-4-30-2-7-6-12-13-15-6-4-14-6-22-6-16 0-28 5-39 14-10 10-15 25-15 47v120h-37v-134c0-16-3-27-9-36-6-7-16-11-30-11-10 0-20 3-29 8s-15 13-19 23c-4 9-6 24-6 43v107z"><text:p/></draw:path><draw:path draw:style-name="gr195" draw:text-style-name="P25" svg:width="0.0799in" svg:height="0.0846in" svg:x="5.2945in" svg:y="0.2921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196" draw:text-style-name="P25" svg:width="0.0799in" svg:height="0.0807in" svg:x="5.0067in" svg:y="0.4693in" svg:viewBox="0 0 204 206" svg:d="M0 206l80-106-75-100h45l35 50c7 9 12 17 16 22 6-8 12-17 17-23l37-49h45l-75 100 79 106h-45l-45-63-11-14-58 77z"><text:p/></draw:path><draw:path draw:style-name="gr197" draw:text-style-name="P25" svg:width="0.0768in" svg:height="0.1102in" svg:x="5.0949in" svg:y="0.4402in" svg:viewBox="0 0 196 281" svg:d="M0 34v-34h196v27c-19 20-39 45-58 77s-33 65-44 99c-7 23-12 49-14 78h-38c0-23 5-50 14-81 9-32 22-63 39-92 16-29 34-55 53-74z"><text:p/></draw:path></draw:g><draw:g draw:style-name="gr2"><draw:path draw:style-name="gr198" draw:text-style-name="P26" svg:width="0.2492in" svg:height="0.7035in" svg:x="4.6248in" svg:y="0.6453in" svg:viewBox="0 0 634 1788" svg:d="M0 1788c211-596 423-1192 634-1788"><text:p/></draw:path><draw:path draw:style-name="gr199" draw:text-style-name="P26" svg:width="0.089in" svg:height="0.0654in" svg:x="4.6224in" svg:y="1.0287in" svg:viewBox="0 0 227 167" svg:d="M168 167l-168-128 10-26 217-13-10 27-65 2-27 76 52 37zM107 92l22-62-60 2c-18 1-33 1-44 1 11 6 22 13 33 21z"><text:p/></draw:path><draw:path draw:style-name="gr200" draw:text-style-name="P26" svg:width="0.087in" svg:height="0.0728in" svg:x="4.6398in" svg:y="0.9461in" svg:viewBox="0 0 222 186" svg:d="M192 186l-192-60 22-62c5-14 9-25 14-31 6-10 14-17 23-22 12-6 25-10 40-11 15 0 31 2 48 8 15 4 27 10 37 16 10 7 18 14 24 21 5 8 9 14 11 22 3 7 3 15 2 24 0 9-3 19-6 30zM177 154l14-38c4-12 6-21 6-29 0-7-1-14-4-18-4-8-11-16-20-21-9-7-20-12-35-17-20-6-36-8-49-5s-23 8-30 15c-4 6-9 16-14 30l-14 38z"><text:p/></draw:path><draw:path draw:style-name="gr201" draw:text-style-name="P26" svg:width="0.0815in" svg:height="0.0689in" svg:x="4.6724in" svg:y="0.8732in" svg:viewBox="0 0 208 176" svg:d="M150 41l15-21c19 11 32 25 39 42 6 16 6 34-1 53s-17 34-29 44c-13 9-29 15-47 17-18 1-36-1-54-7-20-7-36-15-49-27-12-12-19-26-22-41s-2-31 4-47c6-18 16-32 30-41 15-9 31-14 51-13l-3 26c-15 0-27 3-36 9-9 5-16 15-20 27-5 13-6 26-2 38 4 11 11 20 21 28 10 7 22 13 34 17 16 4 31 7 44 6 14-1 25-5 35-13 9-7 15-17 19-28 5-13 5-26 1-38-5-12-15-22-30-31z"><text:p/></draw:path></draw:g><draw:g draw:style-name="gr2"><draw:path draw:style-name="gr202" draw:text-style-name="P25" svg:width="0.687in" svg:height="0.6445in" svg:x="3.937in" svg:y="-0.0004in" svg:viewBox="0 0 1746 1638" svg:d="M0 1638c0-546 0-1092 0-1638 582 0 1164 0 1746 0 0 546 0 1092 0 1638-582 0-1164 0-1746 0z"><text:p/></draw:path><draw:path draw:style-name="gr203" draw:text-style-name="P25" svg:width="0.0799in" svg:height="0.1114in" svg:x="4.15in" svg:y="0.0882in" svg:viewBox="0 0 204 284" svg:d="M0 284c0-94 0-189 0-284 68 0 136 0 204 0 0 11 0 23 0 34-55 0-109 0-164 0 0 29 0 58 0 87 47 0 95 0 142 0 0 11 0 23 0 34-47 0-95 0-142 0 0 43 0 86 0 129-13 0-27 0-40 0z"><text:p/></draw:path><draw:path draw:style-name="gr204" draw:text-style-name="P25" svg:width="0.0795in" svg:height="0.0846in" svg:x="4.2441in" svg:y="0.1173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205" draw:text-style-name="P25" svg:width="0.0693in" svg:height="0.0827in" svg:x="4.3429in" svg:y="0.1173in" svg:viewBox="0 0 177 211" svg:d="M0 211v-206h33v29c16-23 39-34 69-34 14 0 26 2 37 7 11 4 19 10 24 17 6 8 10 16 12 26 1 6 2 18 2 34v127h-38v-126c0-14-1-25-4-32s-8-13-15-16c-8-5-16-7-26-7-15 0-29 5-40 14s-17 27-17 55v112z"><text:p/></draw:path><draw:path draw:style-name="gr206" draw:text-style-name="P25" svg:width="0.0941in" svg:height="0.1114in" svg:x="4.0606in" svg:y="0.2634in" svg:viewBox="0 0 240 284" svg:d="M100 284c0-83 0-167 0-250-33 0-67 0-100 0 0-11 0-23 0-34 80 0 160 0 240 0 0 11 0 23 0 34-33 0-67 0-100 0 0 83 0 167 0 250-13 0-27 0-40 0z"><text:p/></draw:path><draw:path draw:style-name="gr207" draw:text-style-name="P25" svg:width="0.0795in" svg:height="0.0846in" svg:x="4.1476in" svg:y="0.2921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208" draw:text-style-name="P25" svg:width="0.0752in" svg:height="0.0846in" svg:x="4.2417in" svg:y="0.2921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209" draw:text-style-name="P25" svg:width="0.0693in" svg:height="0.1114in" svg:x="4.3299in" svg:y="0.2634in" svg:viewBox="0 0 177 284" svg:d="M0 284v-284h37v101c17-18 39-28 65-28 16 0 30 3 42 10 12 5 20 14 25 24 5 11 8 26 8 47v130h-37v-131c0-17-4-30-12-38s-19-12-34-12c-11 0-21 3-30 9-10 4-17 12-21 21-4 10-6 22-6 39v112z"><text:p/></draw:path><draw:path draw:style-name="gr210" draw:text-style-name="P25" svg:width="0.0799in" svg:height="0.0846in" svg:x="4.4173in" svg:y="0.2921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211" draw:text-style-name="P25" svg:width="0.0799in" svg:height="0.0807in" svg:x="4.1945in" svg:y="0.4693in" svg:viewBox="0 0 204 206" svg:d="M0 206l80-106-75-100h45l35 50c7 9 12 17 16 22 6-8 12-17 17-23l37-49h45l-75 100 79 106h-45l-45-63-11-14-58 77z"><text:p/></draw:path><draw:path draw:style-name="gr212" draw:text-style-name="P25" svg:width="0.0783in" svg:height="0.1138in" svg:x="4.2811in" svg:y="0.4382in" svg:viewBox="0 0 200 290" svg:d="M195 70l-38 3c-3-13-8-23-14-29-10-10-22-15-37-15-11 0-22 3-31 9-11 8-20 20-27 35-6 16-10 38-10 66 9-12 20-22 33-28 13-7 26-10 40-10 25 0 46 9 63 26s26 39 26 66c0 18-4 34-12 50-8 15-20 26-34 35-14 8-31 12-49 12-31 0-56-10-76-32-19-22-29-56-29-106 0-54 11-95 33-119 18-22 44-33 76-33 24 0 43 7 59 19 15 12 24 30 27 51zM43 193c0 13 3 24 8 34 6 11 13 20 23 25 9 6 20 9 31 9 16 0 29-6 40-18 11-11 17-27 17-48 0-20-5-35-16-46s-26-17-43-17-31 6-42 17c-12 11-18 26-18 44z"><text:p/></draw:path></draw:g><draw:g draw:style-name="gr2"><draw:path draw:style-name="gr213" draw:text-style-name="P26" svg:width="0.0622in" svg:height="0.7039in" svg:x="4.1874in" svg:y="0.6449in" svg:viewBox="0 0 159 1789" svg:d="M0 1789c53-596 106-1193 159-1789"><text:p/></draw:path><draw:path draw:style-name="gr214" draw:text-style-name="P26" svg:width="0.0819in" svg:height="0.0685in" svg:x="4.1051in" svg:y="1.0484in" svg:viewBox="0 0 209 175" svg:d="M126 82l-24-2 7-80 75 7c9 12 16 26 20 39s5 27 4 40c-2 19-7 35-17 50-10 14-23 24-40 31-16 7-35 9-54 8-20-2-38-7-54-16s-28-21-35-36-9-32-8-51c2-14 5-25 11-36s13-19 22-25c9-5 21-9 34-11l5 23c-10 2-19 5-25 9s-11 9-15 17c-4 7-7 16-8 25-1 12 0 22 3 30 3 9 7 16 13 22 5 5 12 9 19 13 11 6 25 9 39 10 18 1 33 0 45-5 13-5 22-13 29-23s11-22 12-35c1-10 0-20-4-32-3-10-7-18-12-24l-37-3z"><text:p/></draw:path><draw:path draw:style-name="gr215" draw:text-style-name="P26" svg:width="0.0799in" svg:height="0.0602in" svg:x="4.1106in" svg:y="0.976in" svg:viewBox="0 0 204 154" svg:d="M201 154l-201-16 6-70c1-12 3-22 5-28 2-10 6-17 11-23 5-5 12-10 21-13s18-5 28-4c17 2 31 8 42 19s15 29 13 55l-4 48 82 7zM98 120l4-48c2-15-1-27-6-34-6-8-15-11-27-12-8 0-15 1-22 4-6 3-10 9-13 14-1 5-3 13-4 23l-4 48z"><text:p/></draw:path><draw:path draw:style-name="gr216" draw:text-style-name="P26" svg:width="0.0799in" svg:height="0.0157in" svg:x="4.1169in" svg:y="0.9492in" svg:viewBox="0 0 204 41" svg:d="M201 41c-67-5-134-10-201-16 1-8 1-17 2-25 67 6 134 10 202 16-1 8-2 17-3 25z"><text:p/></draw:path><draw:path draw:style-name="gr217" draw:text-style-name="P26" svg:width="0.0815in" svg:height="0.0709in" svg:x="4.1209in" svg:y="0.8661in" svg:viewBox="0 0 208 181" svg:d="M99 181c-34-3-59-13-76-31-17-19-25-41-23-68 2-18 8-33 18-46s23-23 40-29c16-6 34-8 54-6 21 1 39 6 54 15s26 21 33 35c7 15 10 31 9 47-2 18-8 34-18 47-11 13-24 23-40 29-17 6-34 9-51 7zM101 156c24 1 43-3 58-15 15-11 23-26 25-45 1-18-4-34-17-47-13-14-32-21-57-24-16-1-30 1-43 5-12 4-22 11-30 20-7 11-12 21-13 34-1 18 4 34 15 47 12 14 33 23 62 25z"><text:p/></draw:path></draw:g><draw:g draw:style-name="gr2"><draw:path draw:style-name="gr218" draw:text-style-name="P25" svg:width="0.7in" svg:height="0.6445in" svg:x="5.7496in" svg:y="1.5244in" svg:viewBox="0 0 1779 1638" svg:d="M0 1638c0-546 0-1092 0-1638 593 0 1186 0 1779 0 0 546 0 1092 0 1638-593 0-1186 0-1779 0z"><text:p/></draw:path><draw:path draw:style-name="gr219" draw:text-style-name="P25" svg:width="0.0929in" svg:height="0.1114in" svg:x="5.8626in" svg:y="1.7008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220" draw:text-style-name="P25" svg:width="0.0791in" svg:height="0.0846in" svg:x="5.9752in" svg:y="1.7295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21" draw:text-style-name="P25" svg:width="0.0795in" svg:height="0.0846in" svg:x="6.0685in" svg:y="1.7295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222" draw:text-style-name="P25" svg:width="0.0417in" svg:height="0.1106in" svg:x="6.1587in" svg:y="1.7028in" svg:viewBox="0 0 107 282" svg:d="M102 247l5 31c-10 2-20 4-28 4-14 0-24-3-32-7-7-4-12-9-15-16s-5-20-5-41v-119h-27v-27h27v-51l37-21v72h38v27h-38v120c0 10 1 17 2 19 1 3 3 5 7 7 3 2 7 3 12 3s10 0 17-1z"><text:p/></draw:path><draw:path draw:style-name="gr223" draw:text-style-name="P25" svg:width="0.0791in" svg:height="0.0846in" svg:x="6.2083in" svg:y="1.7295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24" draw:text-style-name="P25" svg:width="0.0465in" svg:height="0.0827in" svg:x="6.3067in" svg:y="1.7295in" svg:viewBox="0 0 119 211" svg:d="M0 211v-206h32v31c9-15 17-25 24-29 7-5 15-7 24-7 13 0 26 4 39 11l-13 32c-9-5-18-7-27-7-8 0-15 2-22 6-6 5-11 11-14 20-4 12-6 26-6 40v109z"><text:p/></draw:path><draw:path draw:style-name="gr225" draw:text-style-name="P25" svg:width="0.0799in" svg:height="0.0807in" svg:x="6.0134in" svg:y="1.9063in" svg:viewBox="0 0 204 206" svg:d="M0 206l80-106-75-100h45l35 50c7 9 12 17 16 22 6-8 12-17 17-23l37-49h45l-75 100 79 106h-45l-45-63-11-14-58 77z"><text:p/></draw:path><draw:path draw:style-name="gr226" draw:text-style-name="P25" svg:width="0.0776in" svg:height="0.1138in" svg:x="6.1008in" svg:y="1.8752in" svg:viewBox="0 0 198 290" svg:d="M0 211l38-5c4 20 11 33 22 42 10 8 22 13 37 13 18 0 33-6 45-17s18-25 18-42c0-16-6-29-17-40-11-10-25-15-42-15-7 0-16 1-27 4l4-31c3 0 5 0 6 0 16 0 29-4 42-11 12-8 18-20 18-36 0-12-5-23-14-32-9-8-21-12-35-12s-26 5-36 13c-9 9-15 21-18 38l-38-7c5-23 15-41 31-54 16-12 36-19 60-19 16 0 31 4 45 10 14 7 25 15 32 28 7 11 11 23 11 36 0 12-4 24-11 33-7 10-17 19-31 24 18 4 32 13 43 25 10 12 15 27 15 45 0 25-10 46-29 64-19 17-43 25-73 25-26 0-48-8-66-22-18-15-28-33-30-57z"><text:p/></draw:path></draw:g><draw:g draw:style-name="gr2"><draw:path draw:style-name="gr227" draw:text-style-name="P26" svg:width="0.937in" svg:height="0in" svg:x="4.8122in" svg:y="1.8764in" svg:viewBox="0 0 2381 0" svg:d="M0 0c794 0 1587 0 2381 0"><text:p/></draw:path><draw:path draw:style-name="gr228" draw:text-style-name="P26" svg:width="0.0756in" svg:height="0.0764in" svg:x="5.2028in" svg:y="1.7772in" svg:viewBox="0 0 193 195" svg:d="M0 100c0-31 9-56 27-74s41-26 70-26c18 0 35 4 50 12 15 9 26 21 34 35 8 15 12 32 12 51s-4 36-12 51c-9 15-20 26-35 35-16 7-32 11-49 11-19 0-36-5-51-13s-27-20-34-35c-8-15-12-31-12-47zM27 100c0 23 7 41 20 53 13 13 29 20 49 20 21 0 37-7 50-20s20-31 20-55c0-15-3-29-8-40-6-11-14-20-25-26-11-7-23-9-36-9-19 0-36 5-49 17-14 13-21 32-21 60z"><text:p/></draw:path><draw:path draw:style-name="gr229" draw:text-style-name="P26" svg:width="0.0705in" svg:height="0.0764in" svg:x="5.2894in" svg:y="1.7772in" svg:viewBox="0 0 180 195" svg:d="M153 126l27 5c-6 21-16 37-30 48-15 11-33 16-54 16-22 0-40-4-54-12s-24-21-31-37c-7-15-11-32-11-50 0-19 4-37 12-51 8-15 20-26 34-34 15-7 31-11 49-11 20 0 37 5 51 15 14 9 24 23 29 40l-27 6c-5-13-11-23-20-29-9-7-20-9-34-9-15 0-28 3-39 10-10 6-17 16-22 27-4 12-6 24-6 36 0 16 3 30 8 42 5 11 13 20 23 26 11 6 23 9 35 9 15 0 28-4 39-13 10-7 17-19 21-34z"><text:p/></draw:path></draw:g><draw:g draw:style-name="gr2"><draw:path draw:style-name="gr230" draw:text-style-name="P25" svg:width="0.687in" svg:height="0.6445in" svg:x="5.5622in" svg:y="0in" svg:viewBox="0 0 1746 1638" svg:d="M0 1638c0-546 0-1092 0-1638 582 0 1164 0 1746 0 0 546 0 1092 0 1638-582 0-1164 0-1746 0z"><text:p/></draw:path><draw:path draw:style-name="gr231" draw:text-style-name="P25" svg:width="0.0906in" svg:height="0.1114in" svg:x="5.6445in" svg:y="0.0886in" svg:viewBox="0 0 231 284" svg:d="M0 284v-284h114c20 0 36 1 46 3 15 2 28 6 38 13s18 16 24 27c6 12 9 26 9 40 0 24-8 44-25 61-16 16-46 25-88 25h-78v115zM40 135h78c26 0 45-5 56-13 11-9 16-23 16-38 0-13-3-22-10-31-6-8-14-14-25-16-7-2-19-3-37-3h-78z"><text:p/></draw:path><draw:path draw:style-name="gr232" draw:text-style-name="P25" svg:width="0.0941in" svg:height="0.1154in" svg:x="5.7508in" svg:y="0.087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233" draw:text-style-name="P25" svg:width="0.1083in" svg:height="0.1114in" svg:x="5.9028in" svg:y="0.0886in" svg:viewBox="0 0 276 284" svg:d="M117 284l-117-284h42l79 206c6 17 12 32 16 47 5-16 10-32 16-47l82-206h41l-118 284z"><text:p/></draw:path><draw:path draw:style-name="gr234" draw:text-style-name="P25" svg:width="0.0799in" svg:height="0.0846in" svg:x="6.0087in" svg:y="0.1177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235" draw:text-style-name="P25" svg:width="0.0142in" svg:height="0.1114in" svg:x="6.1071in" svg:y="0.0886in" svg:viewBox="0 0 37 284" svg:d="M0 284c0-94 0-189 0-284 12 0 25 0 37 0 0 95 0 190 0 284-12 0-25 0-37 0z"><text:p/></draw:path><draw:path draw:style-name="gr236" draw:text-style-name="P25" svg:width="0.0417in" svg:height="0.1106in" svg:x="6.1358in" svg:y="0.0909in" svg:viewBox="0 0 107 282" svg:d="M102 247l5 31c-10 2-20 4-28 4-14 0-24-3-32-7-7-4-12-9-15-16s-5-20-5-41v-119h-27v-27h27v-51l37-21v72h38v27h-38v120c0 10 1 17 2 19 1 3 3 5 7 7 3 2 7 3 12 3s10 0 17-1z"><text:p/></draw:path><draw:path draw:style-name="gr237" draw:text-style-name="P25" svg:width="0.0941in" svg:height="0.1154in" svg:x="5.6756in" svg:y="0.2622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238" draw:text-style-name="P25" svg:width="0.0791in" svg:height="0.0846in" svg:x="5.7858in" svg:y="0.2925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39" draw:text-style-name="P25" svg:width="0.0693in" svg:height="0.0827in" svg:x="5.8846in" svg:y="0.2925in" svg:viewBox="0 0 177 211" svg:d="M0 211v-206h33v29c16-23 39-34 69-34 14 0 26 2 37 7 11 4 19 10 24 17 6 8 10 16 12 26 1 6 2 18 2 34v127h-38v-126c0-14-1-25-4-32s-8-13-15-16c-8-5-16-7-26-7-15 0-29 5-40 14s-17 27-17 55v112z"><text:p/></draw:path><draw:path draw:style-name="gr240" draw:text-style-name="P25" svg:width="0.0713in" svg:height="0.0846in" svg:x="5.972in" svg:y="0.2925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241" draw:text-style-name="P25" svg:width="0.0791in" svg:height="0.0846in" svg:x="6.0555in" svg:y="0.2925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42" draw:text-style-name="P25" svg:width="0.0799in" svg:height="0.0807in" svg:x="5.8193in" svg:y="0.4697in" svg:viewBox="0 0 204 206" svg:d="M0 206l80-106-75-100h45l35 50c7 9 12 17 16 22 6-8 12-17 17-23l37-49h45l-75 100 79 106h-45l-45-63-11-14-58 77z"><text:p/></draw:path><draw:path draw:style-name="gr243" draw:text-style-name="P25" svg:width="0.0787in" svg:height="0.1118in" svg:x="5.9043in" svg:y="0.4386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/draw:g><draw:g draw:style-name="gr2"><draw:path draw:style-name="gr244" draw:text-style-name="P26" svg:width="0.8744in" svg:height="0.7035in" svg:x="4.8122in" svg:y="0.6453in" svg:viewBox="0 0 2222 1788" svg:d="M0 1788c741-596 1481-1192 2222-1788"><text:p/></draw:path><draw:path draw:style-name="gr245" draw:text-style-name="P26" svg:width="0.0846in" svg:height="0.0815in" svg:x="5.1146in" svg:y="0.9689in" svg:viewBox="0 0 216 208" svg:d="M74 208l-74-189 23-19 193 94-23 19-56-30-65 52 23 56zM63 114l53-42-53-26c-15-8-28-16-38-22 6 12 12 23 17 34z"><text:p/></draw:path><draw:path draw:style-name="gr246" draw:text-style-name="P26" svg:width="0.087in" svg:height="0.0839in" svg:x="5.1559in" svg:y="0.9157in" svg:viewBox="0 0 222 214" svg:d="M131 214l-131-145 53-42c11-9 21-16 29-19 10-5 21-8 31-8 14 0 28 4 41 10 13 7 25 16 37 29 10 12 18 22 23 33s7 20 8 29 0 17-2 25c-2 6-6 14-11 21-6 8-13 15-23 22zM136 180l33-26c10-9 17-15 21-22 4-6 7-12 7-18 1-9-1-17-5-28-5-9-12-19-22-31-13-15-27-24-39-28-13-4-24-4-34-1-7 3-17 9-29 18l-32 26z"><text:p/></draw:path><draw:path draw:style-name="gr247" draw:text-style-name="P26" svg:width="0.0791in" svg:height="0.0752in" svg:x="5.228in" svg:y="0.8646in" svg:viewBox="0 0 202 192" svg:d="M165 80l25-11c10 18 13 37 10 54-4 17-14 32-30 45s-33 22-49 24c-16 1-32-1-49-9-16-7-31-18-43-32-14-15-22-30-27-46-4-16-3-32 3-46 6-15 16-28 30-38 15-13 31-20 48-21 18-1 34 4 51 14l-17 21c-13-8-25-11-36-10-11 0-21 5-32 14s-19 19-22 31c-3 11-2 23 2 34 5 12 12 22 20 31 11 12 23 21 35 27 12 5 24 7 36 5s23-6 33-14c11-9 18-21 21-33 2-12-1-26-9-40z"><text:p/></draw:path></draw:g><draw:g draw:style-name="gr2"><draw:path draw:style-name="gr248" draw:text-style-name="P25" svg:width="0.987in" svg:height="0.5858in" svg:x="5.3118in" svg:y="3.0496in" svg:viewBox="0 0 2508 1489" svg:d="M0 1489c0-496 0-993 0-1489 836 0 1672 0 2508 0 0 496 0 993 0 1489-836 0-1672 0-2508 0z"><text:p/></draw:path><draw:path draw:style-name="gr249" draw:text-style-name="P25" svg:width="0.0882in" svg:height="0.1114in" svg:x="5.4291in" svg:y="3.1965in" svg:viewBox="0 0 225 284" svg:d="M0 284c0-94 0-189 0-284 73 0 145 0 218 0 0 11 0 23 0 34-59 0-119 0-178 0 0 29 0 57 0 86 56 0 111 0 167 0 0 11 0 23 0 34-56 0-111 0-167 0 0 32 0 65 0 97 62 0 123 0 185 0 0 11 0 22 0 33-75 0-150 0-225 0z"><text:p/></draw:path><draw:path draw:style-name="gr250" draw:text-style-name="P25" svg:width="0.0799in" svg:height="0.0807in" svg:x="5.5287in" svg:y="3.2272in" svg:viewBox="0 0 204 206" svg:d="M0 206l80-106-75-100h45l35 50c7 9 12 17 16 22 6-8 12-17 17-23l37-49h45l-75 100 79 106h-45l-45-63-11-14-58 77z"><text:p/></draw:path><draw:path draw:style-name="gr251" draw:text-style-name="P25" svg:width="0.0748in" svg:height="0.1138in" svg:x="5.6197in" svg:y="3.2252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252" draw:text-style-name="P25" svg:width="0.0795in" svg:height="0.0846in" svg:x="5.7083in" svg:y="3.2252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253" draw:text-style-name="P25" svg:width="0.0693in" svg:height="0.0827in" svg:x="5.8071in" svg:y="3.2252in" svg:viewBox="0 0 177 211" svg:d="M0 211v-206h33v29c16-23 39-34 69-34 14 0 26 2 37 7 11 4 19 10 24 17 6 8 10 16 12 26 1 6 2 18 2 34v127h-38v-126c0-14-1-25-4-32s-8-13-15-16c-8-5-16-7-26-7-15 0-29 5-40 14s-17 27-17 55v112z"><text:p/></draw:path><draw:path draw:style-name="gr254" draw:text-style-name="P25" svg:width="0.0713in" svg:height="0.0846in" svg:x="5.8945in" svg:y="3.2252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255" draw:text-style-name="P25" svg:width="0.0142in" svg:height="0.1114in" svg:x="5.9839in" svg:y="3.1965in" svg:viewBox="0 0 37 284" svg:d="M0 39c0-13 0-26 0-39 12 0 25 0 37 0 0 13 0 26 0 39-12 0-25 0-37 0zM0 284c0-68 0-138 0-206 12 0 25 0 37 0 0 68 0 138 0 206-12 0-25 0-37 0z"><text:p/></draw:path><draw:path draw:style-name="gr256" draw:text-style-name="P25" svg:width="0.0799in" svg:height="0.0846in" svg:x="6.0146in" svg:y="3.2252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257" draw:text-style-name="P25" svg:width="0.0693in" svg:height="0.0827in" svg:x="6.1138in" svg:y="3.2252in" svg:viewBox="0 0 177 211" svg:d="M0 211v-206h33v29c16-23 39-34 69-34 14 0 26 2 37 7 11 4 19 10 24 17 6 8 10 16 12 26 1 6 2 18 2 34v127h-38v-126c0-14-1-25-4-32s-8-13-15-16c-8-5-16-7-26-7-15 0-29 5-40 14s-17 27-17 55v112z"><text:p/></draw:path><draw:path draw:style-name="gr258" draw:text-style-name="P25" svg:width="0.0929in" svg:height="0.1114in" svg:x="5.5449in" svg:y="3.3717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259" draw:text-style-name="P25" svg:width="0.0791in" svg:height="0.0846in" svg:x="5.6575in" svg:y="3.4004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60" draw:text-style-name="P25" svg:width="0.0795in" svg:height="0.0846in" svg:x="5.7508in" svg:y="3.4004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261" draw:text-style-name="P25" svg:width="0.0748in" svg:height="0.1134in" svg:x="5.8437in" svg:y="3.3717in" svg:viewBox="0 0 191 289" svg:d="M156 284v-26c-14 21-34 31-61 31-18 0-34-5-49-14-14-8-26-22-34-38s-12-34-12-56c0-21 4-39 11-56 7-16 18-29 33-39 15-8 31-13 49-13 13 0 25 3 36 8 10 5 19 12 25 20v-101h37v284zM38 181c0 26 6 46 18 59s26 20 42 20 30-7 42-19c11-12 17-32 17-57 0-28-6-49-17-62-12-13-26-20-44-20-16 0-30 7-41 19-11 13-17 33-17 60z"><text:p/></draw:path><draw:path draw:style-name="gr262" draw:text-style-name="P25" svg:width="0.0791in" svg:height="0.0846in" svg:x="5.9374in" svg:y="3.4004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63" draw:text-style-name="P25" svg:width="0.0465in" svg:height="0.0827in" svg:x="6.0354in" svg:y="3.4004in" svg:viewBox="0 0 119 211" svg:d="M0 211v-206h32v31c9-15 17-25 24-29 7-5 15-7 24-7 13 0 26 4 39 11l-13 32c-9-5-18-7-27-7-8 0-15 2-22 6-6 5-11 11-14 20-4 12-6 26-6 40v109z"><text:p/></draw:path></draw:g><draw:g draw:style-name="gr2"><draw:path draw:style-name="gr264" draw:text-style-name="P26" svg:width="0.4996in" svg:height="0.2929in" svg:x="4.8118in" svg:y="2.7563in" svg:viewBox="0 0 1270 745" svg:d="M0 0c423 249 847 496 1270 745"><text:p/></draw:path><draw:path draw:style-name="gr265" draw:text-style-name="P26" svg:width="0.0791in" svg:height="0.0787in" svg:x="4.8945in" svg:y="2.7177in" svg:viewBox="0 0 202 201" svg:d="M93 117l13-18 72 42-40 59c-17 2-32 1-47-2-14-3-28-7-40-15-17-9-30-21-39-36s-13-31-12-47c2-17 8-34 18-50 11-15 24-27 40-37s32-14 50-13c17 1 34 7 51 17 13 8 22 16 30 25 7 10 12 20 13 29 1 11-1 22-5 35l-25-7c3-10 4-18 4-25-1-6-4-14-9-20-5-7-12-14-21-18-10-7-20-11-29-11-10-2-19-1-26 0-8 2-15 5-21 10-11 7-21 17-28 28-10 14-15 27-16 40s2 24 8 35c7 10 16 19 28 25 9 6 20 10 32 12 11 2 21 2 28 1l20-29z"><text:p/></draw:path><draw:path draw:style-name="gr266" draw:text-style-name="P26" svg:width="0.0839in" svg:height="0.0685in" svg:x="4.9567in" svg:y="2.7504in" svg:viewBox="0 0 214 175" svg:d="M0 160l107-160 64 38c11 6 19 12 24 16 8 6 13 13 16 20s4 14 3 24c-1 8-4 16-9 24-9 14-21 23-37 27-15 4-35-1-59-15l-43-25-43 66zM79 90l44 25c14 9 26 13 35 11 10-2 17-8 24-16 4-8 6-14 6-21-1-6-3-13-8-18-3-2-10-7-20-13l-43-25z"><text:p/></draw:path><draw:path draw:style-name="gr267" draw:text-style-name="P26" svg:width="0.0508in" svg:height="0.0685in" svg:x="5.0213in" svg:y="2.7878in" svg:viewBox="0 0 130 175" svg:d="M0 160c36-53 71-107 107-160 8 5 15 9 23 13-36 54-71 108-107 162-8-5-15-10-23-15z"><text:p/></draw:path><draw:path draw:style-name="gr268" draw:text-style-name="P26" svg:width="0.0787in" svg:height="0.0764in" svg:x="5.0575in" svg:y="2.8134in" svg:viewBox="0 0 201 195" svg:d="M17 52c18-27 39-43 65-49 25-7 50-2 74 12 16 10 28 21 35 36 8 14 12 30 10 46-2 17-8 33-19 49s-24 29-39 37c-16 9-32 13-49 12-18-1-34-6-49-15-16-9-28-21-35-36-8-14-11-30-9-46 1-17 7-32 16-46zM40 66c-13 19-17 36-13 54s14 31 31 42c17 9 35 12 53 8 19-5 35-17 48-38 9-13 14-25 16-37 1-13-1-25-6-35-6-10-14-20-26-26-16-9-33-12-52-9-18 3-35 16-51 41z"><text:p/></draw:path><draw:path draw:style-name="gr269" draw:text-style-name="P26" svg:width="0.0209in" svg:height="0.022in" svg:x="5.1154in" svg:y="2.9008in" svg:viewBox="0 0 54 57" svg:d="M16 23l14-23 24 14-15 23c-5 7-11 13-17 16s-14 4-22 3v-11c5 1 10 0 14-3 4-2 9-6 13-13z"><text:p/></draw:path><draw:path draw:style-name="gr270" draw:text-style-name="P26" svg:width="0.0772in" svg:height="0.085in" svg:x="4.7244in" svg:y="2.7673in" svg:viewBox="0 0 197 217" svg:d="M0 123l172-123 25 15-38 202-25-16 13-59-73-43-50 38zM92 85l60 35 11-55c4-17 7-30 10-41-9 9-19 17-30 26z"><text:p/></draw:path><draw:path draw:style-name="gr271" draw:text-style-name="P26" svg:width="0.0846in" svg:height="0.0839in" svg:x="4.7961in" svg:y="2.7941in" svg:viewBox="0 0 216 214" svg:d="M0 160l107-160 59 35c13 7 23 14 29 19 8 8 14 17 17 27 4 12 5 25 2 39-3 13-10 27-19 42-8 13-17 22-26 29-10 9-19 15-27 17-9 4-18 6-26 6s-16-1-25-4c-10-3-19-7-30-13zM36 155l36 21c11 7 21 11 28 13 8 1 15 1 21 1 9-2 18-7 26-14 9-6 17-16 25-28 11-17 17-31 17-44 0-12-3-22-9-30-5-5-14-13-27-21l-36-20z"><text:p/></draw:path><draw:path draw:style-name="gr272" draw:text-style-name="P26" svg:width="0.0768in" svg:height="0.076in" svg:x="4.8736in" svg:y="2.8441in" svg:viewBox="0 0 196 194" svg:d="M134 150l19 19c-16 14-34 23-52 24-19 2-37-1-55-13-19-10-32-22-39-36-6-14-9-29-6-46s9-34 20-49c11-17 24-29 39-38 15-8 31-12 48-11s33 6 48 15c17 10 29 23 35 38s6 32 1 48l-26-8c4-14 3-25-1-35s-12-18-23-24c-13-9-26-11-39-11-12 1-24 4-34 13-10 7-18 16-25 26-9 14-15 27-17 39-3 13-1 24 5 34 6 11 14 19 24 26 13 7 26 10 40 8 13-1 26-7 38-19z"><text:p/></draw:path><draw:path draw:style-name="gr273" draw:text-style-name="P26" svg:width="0.0209in" svg:height="0.022in" svg:x="4.926in" svg:y="2.9287in" svg:viewBox="0 0 54 57" svg:d="M16 23l14-23 24 14-15 23c-5 7-11 13-17 16s-14 4-22 3v-11c5 1 10 0 14-3 4-2 9-6 13-13z"><text:p/></draw:path><draw:path draw:style-name="gr274" draw:text-style-name="P26" svg:width="0.0748in" svg:height="0.0768in" svg:x="4.9917in" svg:y="2.9126in" svg:viewBox="0 0 191 196" svg:d="M10 85l22 11c-4 9-6 17-6 24 0 8 3 15 9 23 5 7 13 14 22 19 9 6 17 9 25 10 8 2 15 1 21-1 6-3 11-6 14-12 3-4 5-9 4-15 0-5-3-12-9-18-3-4-11-12-24-25-13-12-21-22-25-29-6-9-9-18-9-26s2-16 7-24c6-7 13-14 23-17 9-5 20-6 32-4 11 2 23 6 34 13 13 7 23 15 30 25s11 19 11 29c0 12-3 21-8 30l-24-12c5-10 7-19 3-29-3-8-11-17-23-23-14-9-25-12-34-11s-16 5-20 12c-4 5-5 12-3 18s10 16 25 30c15 15 25 26 30 32 8 11 11 20 12 29 0 10-2 19-8 28-6 8-14 15-24 19-10 5-21 6-34 5-12-2-25-6-37-13-15-9-27-19-34-29-8-10-12-22-12-34s3-23 10-35z"><text:p/></draw:path><draw:path draw:style-name="gr275" draw:text-style-name="P26" svg:width="0.0839in" svg:height="0.0685in" svg:x="5.0488in" svg:y="2.9425in" svg:viewBox="0 0 214 175" svg:d="M0 160l107-160 64 38c11 6 19 12 24 16 8 6 13 13 16 20s4 14 3 24c-1 8-4 16-9 24-9 14-21 23-37 27-15 4-35-1-59-15l-43-25-43 66zM79 90l44 25c14 9 26 13 35 11 10-2 17-8 24-16 4-8 6-14 6-21-1-6-3-13-8-18-3-2-10-7-20-13l-43-25z"><text:p/></draw:path><draw:path draw:style-name="gr276" draw:text-style-name="P26" svg:width="0.0508in" svg:height="0.0685in" svg:x="5.113in" svg:y="2.9803in" svg:viewBox="0 0 130 175" svg:d="M0 160c36-53 71-107 107-160 8 5 15 9 23 13-36 54-71 108-107 162-8-5-15-10-23-15z"><text:p/></draw:path></draw:g><draw:g draw:style-name="gr2"><draw:path draw:style-name="gr277" draw:text-style-name="P26" svg:width="0.1874in" svg:height="0.7035in" svg:x="3.4996in" svg:y="0.6453in" svg:viewBox="0 0 477 1788" svg:d="M0 0c159 596 318 1192 477 1788"><text:p/></draw:path><draw:path draw:style-name="gr278" draw:text-style-name="P26" svg:width="0.0815in" svg:height="0.0717in" svg:x="3.6059in" svg:y="0.9098in" svg:viewBox="0 0 208 183" svg:d="M78 4c32-7 60-5 83 7 22 12 37 31 44 57 5 17 4 33-1 49-5 15-14 28-27 39-14 11-30 18-50 23s-38 6-56 2c-17-4-32-12-44-25-12-11-19-25-24-41-4-18-4-34 1-50s15-29 28-39c14-10 29-18 46-22zM84 29c-23 5-39 16-50 31-10 15-12 32-8 50 5 18 16 31 33 40 16 9 37 10 62 5 16-4 28-10 39-17 10-9 17-18 21-29 4-12 4-23 1-36-5-17-15-30-31-40-15-10-38-11-67-4z"><text:p/></draw:path><draw:path draw:style-name="gr279" draw:text-style-name="P26" svg:width="0.0819in" svg:height="0.0689in" svg:x="3.6264in" svg:y="0.9882in" svg:viewBox="0 0 209 176" svg:d="M90 150v26c-22 0-41-5-56-16s-25-26-30-45c-5-20-5-37 0-51 5-15 15-28 29-38 15-10 32-18 50-22 20-5 39-5 56-1 17 3 32 11 43 22 11 12 19 27 24 42 5 18 4 35-3 50s-19 27-35 37l-13-24c13-7 22-16 26-26 4-9 4-20 1-33-4-14-10-24-20-33-10-7-21-12-34-13s-26 0-38 3c-17 5-30 10-41 18-11 7-18 16-22 27-3 11-3 23 0 34 3 14 11 25 21 33 11 7 25 11 42 10z"><text:p/></draw:path></draw:g><draw:g draw:style-name="gr2"><draw:path draw:style-name="gr280" draw:text-style-name="P27" svg:width="0.9622in" svg:height="0.6445in" svg:x="5.937in" svg:y="3.8705in" svg:viewBox="0 0 2445 1638" svg:d="M0 1638c0-546 0-1092 0-1638 815 0 1630 0 2445 0 0 546 0 1092 0 1638-815 0-1630 0-2445 0z"><text:p/></draw:path><draw:path draw:style-name="gr281" draw:text-style-name="P27" svg:width="0.074in" svg:height="0.1114in" svg:x="6.1622in" svg:y="3.9591in" svg:viewBox="0 0 189 284" svg:d="M0 284c0-94 0-189 0-284 13 0 27 0 40 0 0 84 0 167 0 251 50 0 99 0 149 0 0 11 0 22 0 33-63 0-126 0-189 0z"><text:p/></draw:path><draw:path draw:style-name="gr282" draw:text-style-name="P27" svg:width="0.0791in" svg:height="0.0846in" svg:x="6.2492in" svg:y="3.9878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83" draw:text-style-name="P27" svg:width="0.0756in" svg:height="0.1157in" svg:x="6.3421in" svg:y="3.9878in" svg:viewBox="0 0 193 295" svg:d="M7 227l37 5c2 11 6 19 13 23 9 7 21 11 37 11 18 0 31-3 40-10 10-6 16-15 19-26 2-8 3-22 3-44-16 17-37 25-61 25-30 0-54-10-70-31-17-20-25-45-25-73 0-20 4-38 11-54 8-17 19-30 34-39 14-9 31-14 51-14 26 0 47 10 64 30v-25h33v178c0 32-3 54-10 68s-18 24-34 32c-15 8-33 12-55 12-26 0-48-6-64-17s-24-28-23-51zM38 104c0 27 6 47 17 59 12 12 26 19 43 19 18 0 32-7 44-19 11-12 17-32 17-58 0-25-6-44-18-57-12-12-26-19-43-19s-31 7-43 19c-11 13-17 32-17 56z"><text:p/></draw:path><draw:path draw:style-name="gr284" draw:text-style-name="P27" svg:width="0.0795in" svg:height="0.0846in" svg:x="6.4343in" svg:y="3.9878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285" draw:text-style-name="P27" svg:width="0.0752in" svg:height="0.0846in" svg:x="6.5283in" svg:y="3.9878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286" draw:text-style-name="P27" svg:width="0.0787in" svg:height="0.1138in" svg:x="6.6079in" svg:y="3.9898in" svg:viewBox="0 0 201 290" svg:d="M20 285l-5-32c8 2 15 3 22 3 8 0 15-1 20-4 5-2 9-6 12-11 2-3 6-12 12-25 0-3 1-6 3-10l-84-206h40l46 119c6 15 11 31 16 47 4-15 9-30 15-45l47-121h37l-82 210c-9 23-16 39-21 47-7 11-15 20-23 25-9 5-19 8-31 8-7 0-15-2-24-5z"><text:p/></draw:path><draw:path draw:style-name="gr287" draw:text-style-name="P27" svg:width="0.074in" svg:height="0.1114in" svg:x="6.2638in" svg:y="4.1343in" svg:viewBox="0 0 189 284" svg:d="M0 284c0-94 0-189 0-284 13 0 27 0 40 0 0 84 0 167 0 251 50 0 99 0 149 0 0 11 0 22 0 33-63 0-126 0-189 0z"><text:p/></draw:path><draw:path draw:style-name="gr288" draw:text-style-name="P27" svg:width="0.1047in" svg:height="0.1154in" svg:x="6.3531in" svg:y="4.1323in" svg:viewBox="0 0 267 294" svg:d="M226 190l41 9c-8 31-23 54-45 70s-49 25-80 25c-33 0-59-7-79-19-21-12-36-30-47-54s-16-49-16-76c0-30 6-56 18-77 12-23 29-40 51-51 23-11 47-17 74-17 30 0 55 8 76 22s35 34 43 61l-39 8c-7-21-17-36-31-45-13-9-30-14-50-14-23 0-43 6-58 16-16 10-27 24-33 42-7 18-10 36-10 55 0 24 4 45 11 63 8 18 19 31 35 41 16 8 33 13 51 13 22 0 41-6 57-18 15-12 26-31 31-54z"><text:p/></draw:path><draw:path draw:style-name="gr289" draw:text-style-name="P27" svg:width="0.0976in" svg:height="0.1114in" svg:x="6.478in" svg:y="4.1343in" svg:viewBox="0 0 249 284" svg:d="M0 284v-284h104c23 0 41 1 53 4 18 4 32 11 45 20 15 14 27 29 35 49s12 42 12 68c0 21-3 40-8 57s-12 31-21 41c-8 12-17 20-27 27-10 5-22 10-36 14-14 2-30 4-48 4zM40 251h64c20 0 36-2 47-6 11-3 20-9 27-14 9-10 17-21 22-36 5-16 8-34 8-55 0-29-5-53-16-69-10-16-22-26-37-32-11-3-28-5-52-5h-63z"><text:p/></draw:path><draw:path draw:style-name="gr290" draw:text-style-name="P27" svg:width="0.1047in" svg:height="0.1154in" svg:x="6.065in" svg:y="4.3075in" svg:viewBox="0 0 267 294" svg:d="M226 190l41 9c-8 31-23 54-45 70s-49 25-80 25c-33 0-59-7-79-19-21-12-36-30-47-54s-16-49-16-76c0-30 6-56 18-77 12-23 29-40 51-51 23-11 47-17 74-17 30 0 55 8 76 22s35 34 43 61l-39 8c-7-21-17-36-31-45-13-9-30-14-50-14-23 0-43 6-58 16-16 10-27 24-33 42-7 18-10 36-10 55 0 24 4 45 11 63 8 18 19 31 35 41 16 8 33 13 51 13 22 0 41-6 57-18 15-12 26-31 31-54z"><text:p/></draw:path><draw:path draw:style-name="gr291" draw:text-style-name="P27" svg:width="0.0799in" svg:height="0.0846in" svg:x="6.1823in" svg:y="4.3382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292" draw:text-style-name="P27" svg:width="0.0693in" svg:height="0.0827in" svg:x="6.2815in" svg:y="4.3382in" svg:viewBox="0 0 177 211" svg:d="M0 211v-206h33v29c16-23 39-34 69-34 14 0 26 2 37 7 11 4 19 10 24 17 6 8 10 16 12 26 1 6 2 18 2 34v127h-38v-126c0-14-1-25-4-32s-8-13-15-16c-8-5-16-7-26-7-15 0-29 5-40 14s-17 27-17 55v112z"><text:p/></draw:path><draw:path draw:style-name="gr293" draw:text-style-name="P27" svg:width="0.0417in" svg:height="0.1106in" svg:x="6.3661in" svg:y="4.3114in" svg:viewBox="0 0 107 282" svg:d="M102 247l5 31c-10 2-20 4-28 4-14 0-24-3-32-7-7-4-12-9-15-16s-5-20-5-41v-119h-27v-27h27v-51l37-21v72h38v27h-38v120c0 10 1 17 2 19 1 3 3 5 7 7 3 2 7 3 12 3s10 0 17-1z"><text:p/></draw:path><draw:path draw:style-name="gr294" draw:text-style-name="P27" svg:width="0.0465in" svg:height="0.0827in" svg:x="6.4205in" svg:y="4.3382in" svg:viewBox="0 0 119 211" svg:d="M0 211v-206h32v31c9-15 17-25 24-29 7-5 15-7 24-7 13 0 26 4 39 11l-13 32c-9-5-18-7-27-7-8 0-15 2-22 6-6 5-11 11-14 20-4 12-6 26-6 40v109z"><text:p/></draw:path><draw:path draw:style-name="gr295" draw:text-style-name="P27" svg:width="0.0799in" svg:height="0.0846in" svg:x="6.4705in" svg:y="4.3382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296" draw:text-style-name="P27" svg:width="0.0142in" svg:height="0.1114in" svg:x="6.5689in" svg:y="4.3094in" svg:viewBox="0 0 37 284" svg:d="M0 284c0-94 0-189 0-284 12 0 25 0 37 0 0 95 0 190 0 284-12 0-25 0-37 0z"><text:p/></draw:path><draw:path draw:style-name="gr297" draw:text-style-name="P27" svg:width="0.0142in" svg:height="0.1114in" svg:x="6.6055in" svg:y="4.3094in" svg:viewBox="0 0 37 284" svg:d="M0 284c0-94 0-189 0-284 12 0 25 0 37 0 0 95 0 190 0 284-12 0-25 0-37 0z"><text:p/></draw:path><draw:path draw:style-name="gr298" draw:text-style-name="P27" svg:width="0.0791in" svg:height="0.0846in" svg:x="6.6378in" svg:y="4.3382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299" draw:text-style-name="P27" svg:width="0.0465in" svg:height="0.0827in" svg:x="6.7358in" svg:y="4.3382in" svg:viewBox="0 0 119 211" svg:d="M0 211v-206h32v31c9-15 17-25 24-29 7-5 15-7 24-7 13 0 26 4 39 11l-13 32c-9-5-18-7-27-7-8 0-15 2-22 6-6 5-11 11-14 20-4 12-6 26-6 40v109z"><text:p/></draw:path></draw:g><draw:g draw:style-name="gr2"><draw:path draw:style-name="gr300" draw:text-style-name="P27" svg:width="0.8748in" svg:height="0.6445in" svg:x="4.8118in" svg:y="3.8705in" svg:viewBox="0 0 2223 1638" svg:d="M0 1638c0-546 0-1092 0-1638 741 0 1482 0 2223 0 0 546 0 1092 0 1638-741 0-1482 0-2223 0z"><text:p/></draw:path><draw:path draw:style-name="gr301" draw:text-style-name="P27" svg:width="0.0929in" svg:height="0.1114in" svg:x="5.0087in" svg:y="3.9591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302" draw:text-style-name="P27" svg:width="0.0142in" svg:height="0.1114in" svg:x="5.1268in" svg:y="3.9591in" svg:viewBox="0 0 37 284" svg:d="M0 39c0-13 0-26 0-39 12 0 25 0 37 0 0 13 0 26 0 39-12 0-25 0-37 0zM0 284c0-68 0-138 0-206 12 0 25 0 37 0 0 68 0 138 0 206-12 0-25 0-37 0z"><text:p/></draw:path><draw:path draw:style-name="gr303" draw:text-style-name="P27" svg:width="0.0449in" svg:height="0.0134in" svg:x="5.1571in" svg:y="4.0236in" svg:viewBox="0 0 115 35" svg:d="M0 35c0-12 0-24 0-35 38 0 77 0 115 0 0 11 0 23 0 35-38 0-77 0-115 0z"><text:p/></draw:path><draw:path draw:style-name="gr304" draw:text-style-name="P27" svg:width="0.1039in" svg:height="0.1114in" svg:x="5.2205in" svg:y="3.9591in" svg:viewBox="0 0 265 284" svg:d="M0 284v-284h134c27 0 47 3 61 8s25 14 33 27c9 13 13 27 13 43 0 20-7 36-21 51-14 14-35 22-64 26 11 5 19 9 24 14 12 10 23 22 33 37l52 78h-49l-40-59c-12-17-22-30-29-39-8-10-14-15-20-19s-12-7-19-8c-4-1-11-1-22-1h-46v126zM40 124h86c18 0 32-2 42-6 11-3 19-8 24-17 5-7 8-16 8-24 0-14-5-24-16-33-10-8-26-13-49-13h-95z"><text:p/></draw:path><draw:path draw:style-name="gr305" draw:text-style-name="P27" svg:width="0.0791in" svg:height="0.0846in" svg:x="5.3327in" svg:y="3.9878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306" draw:text-style-name="P27" svg:width="0.0713in" svg:height="0.0846in" svg:x="5.426in" svg:y="3.9878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307" draw:text-style-name="P27" svg:width="0.0941in" svg:height="0.1114in" svg:x="5.0992in" svg:y="4.1343in" svg:viewBox="0 0 240 284" svg:d="M100 284c0-83 0-167 0-250-33 0-67 0-100 0 0-11 0-23 0-34 80 0 160 0 240 0 0 11 0 23 0 34-33 0-67 0-100 0 0 83 0 167 0 250-13 0-27 0-40 0z"><text:p/></draw:path><draw:path draw:style-name="gr308" draw:text-style-name="P27" svg:width="0.0799in" svg:height="0.1114in" svg:x="5.2118in" svg:y="4.1343in" svg:viewBox="0 0 204 284" svg:d="M0 284c0-94 0-189 0-284 68 0 136 0 204 0 0 11 0 23 0 34-55 0-109 0-164 0 0 29 0 58 0 87 47 0 95 0 142 0 0 11 0 23 0 34-47 0-95 0-142 0 0 43 0 86 0 129-13 0-27 0-40 0z"><text:p/></draw:path><draw:path draw:style-name="gr309" draw:text-style-name="P27" svg:width="0.0941in" svg:height="0.1114in" svg:x="5.3043in" svg:y="4.1343in" svg:viewBox="0 0 240 284" svg:d="M100 284c0-83 0-167 0-250-33 0-67 0-100 0 0-11 0-23 0-34 80 0 160 0 240 0 0 11 0 23 0 34-33 0-67 0-100 0 0 83 0 167 0 250-13 0-27 0-40 0z"><text:p/></draw:path><draw:path draw:style-name="gr310" draw:text-style-name="P27" svg:width="0.1177in" svg:height="0.0807in" svg:x="4.9618in" svg:y="4.3398in" svg:viewBox="0 0 300 206" svg:d="M67 206l-67-206h39l35 119 12 44c1-2 5-16 12-42l34-121h38l33 120 10 40 13-41 38-119h36l-70 206h-38l-34-122-8-36-45 158z"><text:p/></draw:path><draw:path draw:style-name="gr311" draw:text-style-name="P27" svg:width="0.0461in" svg:height="0.1154in" svg:x="5.0803in" svg:y="4.3075in" svg:viewBox="0 0 118 294" svg:d="M0 294c29-98 59-196 88-294 10 0 20 0 30 0-29 98-59 196-88 294-10 0-20 0-30 0z"><text:p/></draw:path><draw:path draw:style-name="gr312" draw:text-style-name="P27" svg:width="0.0417in" svg:height="0.1106in" svg:x="5.1295in" svg:y="4.3114in" svg:viewBox="0 0 107 282" svg:d="M102 247l5 31c-10 2-20 4-28 4-14 0-24-3-32-7-7-4-12-9-15-16s-5-20-5-41v-119h-27v-27h27v-51l37-21v72h38v27h-38v120c0 10 1 17 2 19 1 3 3 5 7 7 3 2 7 3 12 3s10 0 17-1z"><text:p/></draw:path><draw:path draw:style-name="gr313" draw:text-style-name="P27" svg:width="0.0799in" svg:height="0.0846in" svg:x="5.1791in" svg:y="4.3382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314" draw:text-style-name="P27" svg:width="0.0701in" svg:height="0.0827in" svg:x="5.2776in" svg:y="4.3398in" svg:viewBox="0 0 179 211" svg:d="M146 206v-30c-17 24-41 35-70 35-13 0-26-2-37-6-11-5-20-12-25-18-6-8-9-16-12-27-1-6-2-17-2-32v-128h37v114c0 19 1 31 2 37 3 9 8 17 15 23 8 4 18 7 29 7s22-3 32-8 17-13 21-22 6-22 6-40v-111h37v206z"><text:p/></draw:path><draw:path draw:style-name="gr315" draw:text-style-name="P27" svg:width="0.0752in" svg:height="0.0846in" svg:x="5.3669in" svg:y="4.3382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316" draw:text-style-name="P27" svg:width="0.0693in" svg:height="0.1114in" svg:x="5.4547in" svg:y="4.3094in" svg:viewBox="0 0 177 284" svg:d="M0 284v-284h37v101c17-18 39-28 65-28 16 0 30 3 42 10 12 5 20 14 25 24 5 11 8 26 8 47v130h-37v-131c0-17-4-30-12-38s-19-12-34-12c-11 0-21 3-30 9-10 4-17 12-21 21-4 10-6 22-6 39v112z"><text:p/></draw:path></draw:g><draw:path draw:style-name="gr317" draw:text-style-name="P28" svg:width="0.1299in" svg:height="0.2406in" svg:x="5.4996in" svg:y="3.6295in" svg:viewBox="0 0 331 612" svg:d="M331 0c-110 204-221 408-331 612"><text:p/></draw:path><draw:path draw:style-name="gr318" draw:text-style-name="P28" svg:width="0.1193in" svg:height="0.2406in" svg:x="6.0047in" svg:y="3.6295in" svg:viewBox="0 0 304 612" svg:d="M0 0c101 204 203 408 304 612"><text:p/></draw:path><draw:g draw:style-name="gr2"><draw:path draw:style-name="gr319" draw:text-style-name="P25" svg:width="0.8748in" svg:height="0.6445in" svg:x="5.7492in" svg:y="2.287in" svg:viewBox="0 0 2223 1638" svg:d="M0 1638c0-546 0-1092 0-1638 741 0 1482 0 2223 0 0 546 0 1092 0 1638-741 0-1482 0-2223 0z"><text:p/></draw:path><draw:path draw:style-name="gr320" draw:text-style-name="P25" svg:width="0.0882in" svg:height="0.1114in" svg:x="5.8102in" svg:y="2.463in" svg:viewBox="0 0 225 284" svg:d="M0 284c0-94 0-189 0-284 73 0 145 0 218 0 0 11 0 23 0 34-59 0-119 0-178 0 0 29 0 57 0 86 56 0 111 0 167 0 0 11 0 23 0 34-56 0-111 0-167 0 0 32 0 65 0 97 62 0 123 0 185 0 0 11 0 22 0 33-75 0-150 0-225 0z"><text:p/></draw:path><draw:path draw:style-name="gr321" draw:text-style-name="P25" svg:width="0.0799in" svg:height="0.0807in" svg:x="5.9098in" svg:y="2.4937in" svg:viewBox="0 0 204 206" svg:d="M0 206l80-106-75-100h45l35 50c7 9 12 17 16 22 6-8 12-17 17-23l37-49h45l-75 100 79 106h-45l-45-63-11-14-58 77z"><text:p/></draw:path><draw:path draw:style-name="gr322" draw:text-style-name="P25" svg:width="0.0748in" svg:height="0.1138in" svg:x="6.0008in" svg:y="2.4921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323" draw:text-style-name="P25" svg:width="0.0795in" svg:height="0.0846in" svg:x="6.0894in" svg:y="2.4921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324" draw:text-style-name="P25" svg:width="0.0693in" svg:height="0.0827in" svg:x="6.1882in" svg:y="2.4921in" svg:viewBox="0 0 177 211" svg:d="M0 211v-206h33v29c16-23 39-34 69-34 14 0 26 2 37 7 11 4 19 10 24 17 6 8 10 16 12 26 1 6 2 18 2 34v127h-38v-126c0-14-1-25-4-32s-8-13-15-16c-8-5-16-7-26-7-15 0-29 5-40 14s-17 27-17 55v112z"><text:p/></draw:path><draw:path draw:style-name="gr325" draw:text-style-name="P25" svg:width="0.0713in" svg:height="0.0846in" svg:x="6.2756in" svg:y="2.4921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326" draw:text-style-name="P25" svg:width="0.0142in" svg:height="0.1114in" svg:x="6.365in" svg:y="2.463in" svg:viewBox="0 0 37 284" svg:d="M0 39c0-13 0-26 0-39 12 0 25 0 37 0 0 13 0 26 0 39-12 0-25 0-37 0zM0 284c0-68 0-138 0-206 12 0 25 0 37 0 0 68 0 138 0 206-12 0-25 0-37 0z"><text:p/></draw:path><draw:path draw:style-name="gr327" draw:text-style-name="P25" svg:width="0.0799in" svg:height="0.0846in" svg:x="6.3957in" svg:y="2.4921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328" draw:text-style-name="P25" svg:width="0.0693in" svg:height="0.0827in" svg:x="6.4949in" svg:y="2.4921in" svg:viewBox="0 0 177 211" svg:d="M0 211v-206h33v29c16-23 39-34 69-34 14 0 26 2 37 7 11 4 19 10 24 17 6 8 10 16 12 26 1 6 2 18 2 34v127h-38v-126c0-14-1-25-4-32s-8-13-15-16c-8-5-16-7-26-7-15 0-29 5-40 14s-17 27-17 55v112z"><text:p/></draw:path><draw:path draw:style-name="gr329" draw:text-style-name="P25" svg:width="0.0894in" svg:height="0.1114in" svg:x="6.0551in" svg:y="2.6382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draw:path draw:style-name="gr330" draw:text-style-name="P25" svg:width="0.0701in" svg:height="0.0827in" svg:x="6.1654in" svg:y="2.6689in" svg:viewBox="0 0 179 211" svg:d="M146 206v-30c-17 24-41 35-70 35-13 0-26-2-37-6-11-5-20-12-25-18-6-8-9-16-12-27-1-6-2-17-2-32v-128h37v114c0 19 1 31 2 37 3 9 8 17 15 23 8 4 18 7 29 7s22-3 32-8 17-13 21-22 6-22 6-40v-111h37v206z"><text:p/></draw:path><draw:path draw:style-name="gr331" draw:text-style-name="P25" svg:width="0.0713in" svg:height="0.0846in" svg:x="6.2535in" svg:y="2.6669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/draw:g><draw:g draw:style-name="gr2"><draw:path draw:style-name="gr332" draw:text-style-name="P26" svg:width="0.9374in" svg:height="0.2343in" svg:x="4.8118in" svg:y="2.3457in" svg:viewBox="0 0 2382 596" svg:d="M0 0c794 199 1588 397 2382 596"><text:p/></draw:path><draw:path draw:style-name="gr333" draw:text-style-name="P26" svg:width="0.074in" svg:height="0.0819in" svg:x="5.1563in" svg:y="2.3339in" svg:viewBox="0 0 189 209" svg:d="M163 32l26 6-30 106c-5 18-12 32-19 42-8 9-18 17-32 20-13 4-29 4-48 0-18-5-32-12-42-21s-16-19-17-32c-2-12 0-28 5-47l30-106 26 7-29 105c-5 16-7 27-6 35 1 9 5 16 11 22 7 6 15 10 26 13 19 5 34 4 44-2s19-20 25-43z"><text:p/></draw:path><draw:path draw:style-name="gr334" draw:text-style-name="P26" svg:width="0.0713in" svg:height="0.0823in" svg:x="5.2185in" svg:y="2.3583in" svg:viewBox="0 0 182 210" svg:d="M0 165l126-165 29 8 27 202-30-7-6-61-82-21-36 51zM77 103l67 17-6-55c-2-17-3-31-3-42-7 11-14 21-21 32z"><text:p/></draw:path><draw:path draw:style-name="gr335" draw:text-style-name="P26" svg:width="0.0764in" svg:height="0.0882in" svg:x="5.3in" svg:y="2.3713in" svg:viewBox="0 0 195 225" svg:d="M0 183l52-183 86 22c18 4 30 9 39 15 8 5 13 13 16 22 3 10 3 20 0 30-3 13-11 23-22 29-12 7-27 10-46 7 5 4 9 9 12 13 5 8 10 19 14 29l19 58-31-7-15-44c-4-14-8-24-11-30-3-8-6-13-10-16-3-3-6-6-10-8-3-2-7-3-14-5l-30-7-23 82zM55 86l56 14c11 3 21 4 28 3 8 0 14-3 19-6 5-4 8-10 10-15 2-9 1-16-5-24-5-7-15-13-29-16l-62-16z"><text:p/></draw:path><draw:path draw:style-name="gr336" draw:text-style-name="P26" svg:width="0.0634in" svg:height="0.0807in" svg:x="5.3874in" svg:y="2.3886in" svg:viewBox="0 0 162 206" svg:d="M19 199c15-54 30-107 46-161-22-5-43-11-65-16 2-8 4-14 6-22 52 13 104 26 156 38-2 8-4 15-6 23-22-6-44-11-65-17-15 55-31 108-46 162-9-2-17-4-26-7z"><text:p/></draw:path></draw:g><draw:g draw:style-name="gr2"><draw:path draw:style-name="gr337" draw:text-style-name="P24" svg:width="1.4996in" svg:height="1.4071in" svg:x="3.3122in" svg:y="1.3492in" svg:viewBox="0 0 3810 3575" svg:d="M0 3575c0-1192 0-2383 0-3575 1270 0 2540 0 3810 0 0 1192 0 2383 0 3575-1270 0-2540 0-3810 0z"><text:p/></draw:path><draw:path draw:style-name="gr338" draw:text-style-name="P24" svg:width="0.1063in" svg:height="0.1303in" svg:x="3.5098in" svg:y="1.9843in" svg:viewBox="0 0 271 332" svg:d="M0 332v-332h134c23 0 42 1 54 3 17 3 32 8 44 16 12 7 21 18 28 32s11 29 11 45c0 28-10 52-29 72s-54 29-104 29h-91v135zM47 158h92c30 0 52-6 65-16 13-11 19-26 19-44 0-14-4-27-11-36-8-10-18-17-30-20-8-2-23-3-44-3h-91z"><text:p/></draw:path><draw:path draw:style-name="gr339" draw:text-style-name="P24" svg:width="0.0181in" svg:height="0.1303in" svg:x="3.6429in" svg:y="1.9843in" svg:viewBox="0 0 47 332" svg:d="M0 332c0-111 0-221 0-332 16 0 31 0 47 0 0 111 0 221 0 332-16 0-31 0-47 0z"><text:p/></draw:path><draw:path draw:style-name="gr340" draw:text-style-name="P24" svg:width="0.1224in" svg:height="0.1346in" svg:x="3.6898in" svg:y="1.9823in" svg:viewBox="0 0 312 343" svg:d="M265 221l47 12c-10 35-27 64-53 82-25 19-56 28-93 28-38 0-69-7-93-21-24-15-42-36-54-64-13-27-19-57-19-89 0-35 7-65 21-90 14-26 34-45 60-59 26-13 54-20 86-20 35 0 65 8 89 25s41 41 50 72l-46 10c-8-24-20-42-36-53-15-11-35-16-58-16-28 0-50 6-68 18-19 13-32 28-39 49s-11 42-11 64c0 28 4 53 13 74s22 37 41 47c18 10 38 16 60 16 26 0 48-8 66-22s31-34 37-63z"><text:p/></draw:path><draw:path draw:style-name="gr341" draw:text-style-name="P24" svg:width="0.0909in" svg:height="0.1331in" svg:x="3.8283in" svg:y="1.9839in" svg:viewBox="0 0 232 339" svg:d="M0 246l45-6c5 23 13 40 25 50s26 15 44 15c20 0 38-7 51-20 14-13 21-30 21-49 0-18-6-34-19-46s-30-18-50-18c-8 0-18 2-30 4l5-35c3 0 5 0 7 0 17 0 33-4 48-13 14-10 21-24 21-43 0-15-5-27-16-36-11-11-24-15-41-15s-31 4-42 15c-11 10-18 25-21 45l-45-8c5-27 17-48 36-63s42-23 70-23c20 0 38 4 54 11 16 9 28 19 37 32 9 14 13 28 13 43 0 14-4 28-12 40s-21 21-37 28c21 5 38 14 50 28s18 32 18 54c0 28-11 53-34 73-22 19-51 30-85 30-31 0-57-9-78-27-20-16-32-39-35-66z"><text:p/></draw:path><draw:path draw:style-name="gr342" draw:text-style-name="P24" svg:width="0.0921in" svg:height="0.1307in" svg:x="3.9335in" svg:y="1.9839in" svg:viewBox="0 0 235 333" svg:d="M235 294v39h-235c0-9 1-20 5-28 6-15 16-30 29-44 13-15 32-32 57-51 38-29 64-52 78-70 14-17 21-34 21-49 0-16-6-30-19-40-12-12-28-17-48-17-21 0-38 5-51 18-12 12-19 28-19 49l-45-5c3-31 15-55 35-72 20-16 47-24 81-24s61 8 81 26 30 40 30 66c0 13-3 26-9 39s-15 27-29 41-36 34-67 58c-26 21-43 35-51 42-7 7-13 14-18 22z"><text:p/></draw:path><draw:path draw:style-name="gr343" draw:text-style-name="P24" svg:width="0.1323in" svg:height="0.1303in" svg:x="4.0512in" svg:y="1.9843in" svg:viewBox="0 0 337 332" svg:d="M0 332v-332h70l84 235c7 22 13 38 17 49 4-12 10-30 19-53l86-231h61v332h-45v-278l-104 278h-41l-102-281v281z"><text:p/></draw:path><draw:path draw:style-name="gr344" draw:text-style-name="P24" svg:width="0.1098in" svg:height="0.1303in" svg:x="4.202in" svg:y="1.9843in" svg:viewBox="0 0 280 332" svg:d="M0 332v-41l182-211c13-15 25-29 37-41h-198v-39h253v39l-200 230-20 24h226v39z"><text:p/></draw:path><draw:path draw:style-name="gr345" draw:text-style-name="P24" svg:width="0.0528in" svg:height="0.0157in" svg:x="4.3224in" svg:y="2.0598in" svg:viewBox="0 0 135 41" svg:d="M0 41c0-14 0-27 0-41 45 0 90 0 135 0 0 14 0 27 0 41-45 0-90 0-135 0z"><text:p/></draw:path><draw:path draw:style-name="gr346" draw:text-style-name="P24" svg:width="0.1031in" svg:height="0.1303in" svg:x="4.3972in" svg:y="1.9843in" svg:viewBox="0 0 263 332" svg:d="M0 332c0-111 0-221 0-332 85 0 170 0 255 0 0 13 0 26 0 39-69 0-139 0-208 0 0 34 0 68 0 102 65 0 130 0 195 0 0 13 0 26 0 39-65 0-130 0-195 0 0 38 0 75 0 113 72 0 144 0 216 0 0 13 0 26 0 39-88 0-175 0-263 0z"><text:p/></draw:path><draw:path draw:style-name="gr347" draw:text-style-name="P24" svg:width="0.0933in" svg:height="0.1303in" svg:x="4.5272in" svg:y="1.9843in" svg:viewBox="0 0 238 332" svg:d="M0 332c0-111 0-221 0-332 79 0 159 0 238 0 0 13 0 26 0 39-64 0-127 0-191 0 0 34 0 69 0 103 55 0 110 0 165 0 0 13 0 26 0 39-55 0-110 0-165 0 0 51 0 101 0 151-16 0-31 0-47 0z"><text:p/></draw:path></draw:g><draw:g draw:style-name="gr2"><draw:path draw:style-name="gr348" draw:text-style-name="P25" svg:width="0.9996in" svg:height="0.9378in" svg:x="3.187in" svg:y="3.5185in" svg:viewBox="0 0 2540 2383" svg:d="M0 2383c0-794 0-1588 0-2383 847 0 1693 0 2540 0 0 795 0 1589 0 2383-847 0-1693 0-2540 0z"><text:p/></draw:path><draw:path draw:style-name="gr349" draw:text-style-name="P25" svg:width="0.0941in" svg:height="0.1154in" svg:x="3.4012in" svg:y="3.6646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350" draw:text-style-name="P25" svg:width="0.0417in" svg:height="0.1106in" svg:x="3.5083in" svg:y="3.6685in" svg:viewBox="0 0 107 282" svg:d="M102 247l5 31c-10 2-20 4-28 4-14 0-24-3-32-7-7-4-12-9-15-16s-5-20-5-41v-119h-27v-27h27v-51l37-21v72h38v27h-38v120c0 10 1 17 2 19 1 3 3 5 7 7 3 2 7 3 12 3s10 0 17-1z"><text:p/></draw:path><draw:path draw:style-name="gr351" draw:text-style-name="P25" svg:width="0.0791in" svg:height="0.0846in" svg:x="3.5579in" svg:y="3.6953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352" draw:text-style-name="P25" svg:width="0.0748in" svg:height="0.1138in" svg:x="3.6559in" svg:y="3.6953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353" draw:text-style-name="P25" svg:width="0.0748in" svg:height="0.1138in" svg:x="3.7492in" svg:y="3.6953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354" draw:text-style-name="P25" svg:width="0.0791in" svg:height="0.0846in" svg:x="3.8378in" svg:y="3.6953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355" draw:text-style-name="P25" svg:width="0.0465in" svg:height="0.0827in" svg:x="3.9358in" svg:y="3.6953in" svg:viewBox="0 0 119 211" svg:d="M0 211v-206h32v31c9-15 17-25 24-29 7-5 15-7 24-7 13 0 26 4 39 11l-13 32c-9-5-18-7-27-7-8 0-15 2-22 6-6 5-11 11-14 20-4 12-6 26-6 40v109z"><text:p/></draw:path><draw:path draw:style-name="gr356" draw:text-style-name="P25" svg:width="0.0976in" svg:height="0.1114in" svg:x="3.4791in" svg:y="3.8417in" svg:viewBox="0 0 249 284" svg:d="M0 284v-284h104c23 0 41 1 53 4 18 4 32 11 45 20 15 14 27 29 35 49s12 42 12 68c0 21-3 40-8 57s-12 31-21 41c-8 12-17 20-27 27-10 5-22 10-36 14-14 2-30 4-48 4zM40 251h64c20 0 36-2 47-6 11-3 20-9 27-14 9-10 17-21 22-36 5-16 8-34 8-55 0-29-5-53-16-69-10-16-22-26-37-32-11-3-28-5-52-5h-63z"><text:p/></draw:path><draw:path draw:style-name="gr357" draw:text-style-name="P25" svg:width="0.0465in" svg:height="0.0827in" svg:x="3.5969in" svg:y="3.8705in" svg:viewBox="0 0 119 211" svg:d="M0 211v-206h32v31c9-15 17-25 24-29 7-5 15-7 24-7 13 0 26 4 39 11l-13 32c-9-5-18-7-27-7-8 0-15 2-22 6-6 5-11 11-14 20-4 12-6 26-6 40v109z"><text:p/></draw:path><draw:path draw:style-name="gr358" draw:text-style-name="P25" svg:width="0.0142in" svg:height="0.1114in" svg:x="3.6528in" svg:y="3.8417in" svg:viewBox="0 0 37 284" svg:d="M0 39c0-13 0-26 0-39 12 0 25 0 37 0 0 13 0 26 0 39-12 0-25 0-37 0zM0 284c0-68 0-138 0-206 12 0 25 0 37 0 0 68 0 138 0 206-12 0-25 0-37 0z"><text:p/></draw:path><draw:path draw:style-name="gr359" draw:text-style-name="P25" svg:width="0.0787in" svg:height="0.0807in" svg:x="3.6799in" svg:y="3.872in" svg:viewBox="0 0 201 206" svg:d="M82 206l-82-206h39l47 124c6 13 10 27 15 41 3-11 7-23 13-39l48-126h39l-80 206z"><text:p/></draw:path><draw:path draw:style-name="gr360" draw:text-style-name="P25" svg:width="0.0791in" svg:height="0.0846in" svg:x="3.7654in" svg:y="3.8705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361" draw:text-style-name="P25" svg:width="0.0465in" svg:height="0.0827in" svg:x="3.8634in" svg:y="3.8705in" svg:viewBox="0 0 119 211" svg:d="M0 211v-206h32v31c9-15 17-25 24-29 7-5 15-7 24-7 13 0 26 4 39 11l-13 32c-9-5-18-7-27-7-8 0-15 2-22 6-6 5-11 11-14 20-4 12-6 26-6 40v109z"><text:p/></draw:path><draw:path draw:style-name="gr362" draw:text-style-name="P25" svg:width="0.1106in" svg:height="0.1114in" svg:x="3.4441in" svg:y="4.0165in" svg:viewBox="0 0 282 284" svg:d="M0 284l116-284h44l122 284h-46l-35-86h-126l-33 86zM87 167h102l-30-78c-10-24-18-44-22-59-4 18-10 37-17 54z"><text:p/></draw:path><draw:path draw:style-name="gr363" draw:text-style-name="P25" svg:width="0.0827in" svg:height="0.1114in" svg:x="3.5583in" svg:y="4.0165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364" draw:text-style-name="P25" svg:width="0.0776in" svg:height="0.1138in" svg:x="3.6567in" svg:y="4.0161in" svg:viewBox="0 0 198 290" svg:d="M5 220l36-3c3 15 9 26 17 34 9 6 19 10 33 10 11 0 21-3 29-8 9-4 16-11 21-19 6-8 10-19 14-33 3-14 5-28 5-42 0-2 0-5 0-8-7 11-17 21-30 27-13 7-27 11-41 11-25 0-46-9-63-26s-26-39-26-67c0-29 9-52 27-70s41-26 68-26c19 0 37 5 53 15 17 9 29 24 37 42 9 19 13 45 13 80 0 37-4 66-13 87-8 22-20 38-37 49-16 11-36 17-58 17-24 0-43-7-58-19s-24-29-27-51zM157 94c0-20-6-36-17-47-11-12-25-18-41-18-17 0-31 7-43 19-12 13-18 29-18 49 0 17 6 32 17 44 12 11 26 17 43 17s31-6 42-17c11-12 17-27 17-47z"><text:p/></draw:path><draw:path draw:style-name="gr365" draw:text-style-name="P25" svg:width="0.078in" svg:height="0.1138in" svg:x="3.7496in" svg:y="4.0161in" svg:viewBox="0 0 199 290" svg:d="M57 131c-15-5-26-13-34-22-7-10-11-22-11-36 0-20 8-37 24-51s37-22 63-22 48 8 64 22 24 31 24 52c0 13-4 25-11 35-7 9-18 17-33 22 18 6 32 15 42 28 9 13 14 28 14 46 0 23-9 44-27 61-19 16-43 24-72 24-30 0-54-8-73-24-18-17-27-38-27-62 0-19 5-35 15-47s24-21 42-26zM50 72c0 14 5 25 14 33 9 9 21 13 36 13s26-4 35-13c9-8 14-19 14-31s-5-23-14-32c-9-8-21-13-35-13-15 0-27 5-36 13-9 9-14 19-14 30zM38 203c0 10 2 19 7 29 5 9 13 16 23 21s20 8 32 8c18 0 33-6 44-16s17-24 17-40c0-17-6-31-18-43-11-10-26-16-44-16s-33 6-44 16c-11 12-17 25-17 41z"><text:p/></draw:path><draw:path draw:style-name="gr366" draw:text-style-name="P25" svg:width="0.078in" svg:height="0.1138in" svg:x="3.8429in" svg:y="4.0161in" svg:viewBox="0 0 199 290" svg:d="M57 131c-15-5-26-13-34-22-7-10-11-22-11-36 0-20 8-37 24-51s37-22 63-22 48 8 64 22 24 31 24 52c0 13-4 25-11 35-7 9-18 17-33 22 18 6 32 15 42 28 9 13 14 28 14 46 0 23-9 44-27 61-19 16-43 24-72 24-30 0-54-8-73-24-18-17-27-38-27-62 0-19 5-35 15-47s24-21 42-26zM50 72c0 14 5 25 14 33 9 9 21 13 36 13s26-4 35-13c9-8 14-19 14-31s-5-23-14-32c-9-8-21-13-35-13-15 0-27 5-36 13-9 9-14 19-14 30zM38 203c0 10 2 19 7 29 5 9 13 16 23 21s20 8 32 8c18 0 33-6 44-16s17-24 17-40c0-17-6-31-18-43-11-10-26-16-44-16s-33 6-44 16c-11 12-17 25-17 41z"><text:p/></draw:path><draw:path draw:style-name="gr367" draw:text-style-name="P25" svg:width="0.0799in" svg:height="0.0807in" svg:x="3.6008in" svg:y="4.2224in" svg:viewBox="0 0 204 206" svg:d="M0 206l80-106-75-100h45l35 50c7 9 12 17 16 22 6-8 12-17 17-23l37-49h45l-75 100 79 106h-45l-45-63-11-14-58 77z"><text:p/></draw:path><draw:path draw:style-name="gr368" draw:text-style-name="P25" svg:width="0.0783in" svg:height="0.1118in" svg:x="3.6882in" svg:y="4.1933in" svg:viewBox="0 0 200 285" svg:d="M0 206l38-2c3 17 10 31 20 39 11 8 24 13 39 13 19 0 34-6 47-19 12-13 18-29 18-50 0-20-6-35-18-47-11-11-27-17-47-17-12 0-23 3-32 7-10 6-17 13-23 21l-35-5 29-146h150v34h-120l-16 76c18-12 37-18 57-18 26 0 48 8 66 25 18 18 27 40 27 67 0 26-8 48-24 67-19 23-46 34-79 34-28 0-50-7-67-21-18-14-28-34-30-58z"><text:p/></draw:path></draw:g><draw:g draw:style-name="gr2"><draw:path draw:style-name="gr369" draw:text-style-name="P26" svg:width="0.1244in" svg:height="0.7618in" svg:x="3.687in" svg:y="2.7567in" svg:viewBox="0 0 317 1936" svg:d="M0 1936c106-646 211-1290 317-1936"><text:p/></draw:path><draw:path draw:style-name="gr370" draw:text-style-name="P26" svg:width="0.0819in" svg:height="0.0713in" svg:x="3.6118in" svg:y="3.2894in" svg:viewBox="0 0 209 182" svg:d="M92 181c-33-5-57-17-73-37-16-19-22-42-18-68 3-17 10-32 21-45s25-22 42-27c17-4 35-5 55-2 20 2 38 9 52 18 15 11 25 23 31 38 6 16 8 31 5 48-3 18-10 33-21 45-12 12-26 21-42 26-17 5-34 6-52 4zM97 155c23 4 43 0 58-10 16-10 25-24 28-43s-1-35-13-49c-11-14-30-23-55-27-16-2-30-2-43 2s-23 10-32 19c-8 9-13 19-15 32-3 17 1 34 12 48 10 15 30 25 60 28z"><text:p/></draw:path><draw:path draw:style-name="gr371" draw:text-style-name="P26" svg:width="0.0815in" svg:height="0.0665in" svg:x="3.6252in" svg:y="3.2134in" svg:viewBox="0 0 208 170" svg:d="M142 31l11-24c21 8 36 20 45 35s12 33 9 53-10 36-21 48c-11 11-25 19-43 23-18 5-36 5-55 3-21-4-38-9-52-20-14-9-24-21-30-36s-7-31-5-47c3-19 11-34 23-45 13-12 29-18 48-21l2 26c-15 2-26 7-34 14-8 8-13 17-15 30-3 14-1 27 5 38 5 10 14 19 25 24 12 6 24 10 37 12 17 1 32 1 45-1 13-3 24-9 31-18 8-10 13-20 15-31 2-14 0-26-7-38-7-11-18-19-34-25z"><text:p/></draw:path><draw:path draw:style-name="gr372" draw:text-style-name="P26" svg:width="0.026in" svg:height="0.013in" svg:x="3.7016in" svg:y="3.1953in" svg:viewBox="0 0 67 34" svg:d="M28 30l-28-4 4-26 28 4c10 2 18 4 23 8 6 5 10 11 12 18l-11 4c-1-5-4-8-8-11-4-2-10-4-18-6z"><text:p/></draw:path><draw:path draw:style-name="gr373" draw:text-style-name="P26" svg:width="0.0815in" svg:height="0.0697in" svg:x="3.6472in" svg:y="3.0768in" svg:viewBox="0 0 208 178" svg:d="M126 85l-24-3 13-79 74 11c8 13 14 27 17 40 3 15 4 28 1 42-3 18-9 33-20 48-11 14-25 23-42 28s-35 7-55 4c-19-2-37-9-52-19-16-11-26-23-32-39-6-15-7-32-4-50 2-14 6-26 13-36 6-10 14-18 23-23 10-4 22-8 36-9l2 24c-10 1-18 3-25 7-6 4-12 8-16 16-5 6-8 15-10 24-2 12-1 22 1 30 2 9 6 16 11 23 5 5 11 10 18 14 11 7 24 10 38 13 18 2 33 2 46-3 12-3 23-10 30-20 8-11 12-22 14-34 2-10 2-22-1-32-3-11-6-19-10-25l-37-5z"><text:p/></draw:path><draw:path draw:style-name="gr374" draw:text-style-name="P26" svg:width="0.0799in" svg:height="0.0634in" svg:x="3.6567in" svg:y="3.0047in" svg:viewBox="0 0 204 162" svg:d="M200 162l-200-29 11-69c2-12 5-22 7-28 3-9 7-16 13-22 6-5 13-9 22-11 9-3 18-4 28-2 17 2 30 9 41 21 10 12 13 31 8 56l-7 48 81 11zM99 122l8-48c2-15 1-27-4-35-6-7-14-12-25-13-9-2-16-1-23 3-6 3-11 8-14 13-2 4-4 12-5 23l-8 47z"><text:p/></draw:path><draw:path draw:style-name="gr375" draw:text-style-name="P26" svg:width="0.0799in" svg:height="0.0205in" svg:x="3.6681in" svg:y="2.9772in" svg:viewBox="0 0 204 53" svg:d="M200 53c-67-9-133-18-200-28 1-8 3-17 4-25 67 9 133 19 200 29-2 9-3 16-4 24z"><text:p/></draw:path><draw:path draw:style-name="gr376" draw:text-style-name="P26" svg:width="0.0819in" svg:height="0.0713in" svg:x="3.6764in" svg:y="2.8965in" svg:viewBox="0 0 209 182" svg:d="M92 181c-33-5-57-17-73-37-16-19-22-42-18-68 3-17 10-32 21-45s25-22 42-27c17-4 35-5 55-2 20 2 38 9 52 18 15 11 25 23 31 38 6 16 8 31 5 48-3 18-10 33-21 45-12 12-26 21-42 26-17 5-34 6-52 4zM97 155c23 4 43 0 58-10 16-10 25-24 28-43s-1-35-13-49c-11-14-30-23-55-27-16-2-30-2-43 2s-23 10-32 19c-8 9-13 19-15 32-3 17 1 34 12 48 10 15 30 25 60 28z"><text:p/></draw:path></draw:g><draw:g draw:style-name="gr2"><draw:path draw:style-name="gr377" draw:text-style-name="P25" svg:width="0.8744in" svg:height="0.5858in" svg:x="1.937in" svg:y="3.1087in" svg:viewBox="0 0 2222 1489" svg:d="M0 1489c0-496 0-993 0-1489 741 0 1481 0 2222 0 0 496 0 993 0 1489-741 0-1481 0-2222 0z"><text:p/></draw:path><draw:path draw:style-name="gr378" draw:text-style-name="P25" svg:width="0.1165in" svg:height="0.0827in" svg:x="2.065in" svg:y="3.372in" svg:viewBox="0 0 297 211" svg:d="M0 211v-206h33v29c7-11 16-19 27-25 12-6 25-9 39-9 17 0 30 3 40 9 11 7 18 15 22 27 18-24 40-36 68-36 22 0 39 6 50 17 12 11 18 29 18 52v142h-37v-130c0-14-1-25-4-30-2-7-6-12-13-15-6-4-14-6-22-6-16 0-28 5-39 14-10 10-15 25-15 47v120h-37v-134c0-16-3-27-9-36-6-7-16-11-30-11-10 0-20 3-29 8s-15 13-19 23c-4 9-6 24-6 43v107z"><text:p/></draw:path><draw:path draw:style-name="gr379" draw:text-style-name="P25" svg:width="0.0142in" svg:height="0.1114in" svg:x="2.2059in" svg:y="3.3433in" svg:viewBox="0 0 37 284" svg:d="M0 39c0-13 0-26 0-39 12 0 25 0 37 0 0 13 0 26 0 39-12 0-25 0-37 0zM0 284c0-68 0-138 0-206 12 0 25 0 37 0 0 68 0 138 0 206-12 0-25 0-37 0z"><text:p/></draw:path><draw:path draw:style-name="gr380" draw:text-style-name="P25" svg:width="0.0752in" svg:height="0.0846in" svg:x="2.2378in" svg:y="3.372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381" draw:text-style-name="P25" svg:width="0.0465in" svg:height="0.0827in" svg:x="2.3248in" svg:y="3.372in" svg:viewBox="0 0 119 211" svg:d="M0 211v-206h32v31c9-15 17-25 24-29 7-5 15-7 24-7 13 0 26 4 39 11l-13 32c-9-5-18-7-27-7-8 0-15 2-22 6-6 5-11 11-14 20-4 12-6 26-6 40v109z"><text:p/></draw:path><draw:path draw:style-name="gr382" draw:text-style-name="P25" svg:width="0.0799in" svg:height="0.0846in" svg:x="2.3748in" svg:y="3.372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383" draw:text-style-name="P25" svg:width="0.0941in" svg:height="0.1154in" svg:x="2.4701in" svg:y="3.3413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384" draw:text-style-name="P25" svg:width="0.0976in" svg:height="0.1114in" svg:x="2.5874in" svg:y="3.3433in" svg:viewBox="0 0 249 284" svg:d="M0 284v-284h104c23 0 41 1 53 4 18 4 32 11 45 20 15 14 27 29 35 49s12 42 12 68c0 21-3 40-8 57s-12 31-21 41c-8 12-17 20-27 27-10 5-22 10-36 14-14 2-30 4-48 4zM40 251h64c20 0 36-2 47-6 11-3 20-9 27-14 9-10 17-21 22-36 5-16 8-34 8-55 0-29-5-53-16-69-10-16-22-26-37-32-11-3-28-5-52-5h-63z"><text:p/></draw:path></draw:g><draw:g draw:style-name="gr2"><draw:path draw:style-name="gr385" draw:text-style-name="P26" svg:width="0.4996in" svg:height="0.3512in" svg:x="2.8122in" svg:y="2.7567in" svg:viewBox="0 0 1270 893" svg:d="M0 893c423-297 847-596 1270-893"><text:p/></draw:path><draw:path draw:style-name="gr386" draw:text-style-name="P26" svg:width="0.0776in" svg:height="0.0752in" svg:x="2.9417in" svg:y="2.8768in" svg:viewBox="0 0 198 192" svg:d="M54 167l19-15c7 7 14 11 21 14 8 2 16 3 26 0 10-2 19-5 28-12 8-6 14-12 18-19 5-6 7-12 7-19-1-5-3-11-6-15-4-5-9-8-14-10-6-1-13-1-21 1-6 2-17 6-34 12-17 8-30 12-38 12-11 2-21 1-29-1-8-3-15-8-21-14-6-9-9-17-10-27s2-19 8-30c6-9 15-18 26-25 11-9 23-14 35-17s23-3 34 1c10 4 19 9 27 19l-21 16c-9-9-18-13-28-13-9-1-20 2-32 11-13 9-20 18-22 26-2 9-1 16 4 22 4 5 10 8 17 9 6 1 20-3 39-11 20-9 34-13 43-15 13-3 24-3 33 1 10 3 18 8 24 16 7 8 10 17 11 28 1 10-2 20-8 31s-15 19-26 28c-15 10-28 17-41 20-14 2-26 1-38-2-12-5-23-12-31-22z"><text:p/></draw:path><draw:path draw:style-name="gr387" draw:text-style-name="P26" svg:width="0.0665in" svg:height="0.085in" svg:x="2.9941in" svg:y="2.8323in" svg:viewBox="0 0 170 217" svg:d="M121 217l-121-152 60-42c11-8 19-14 26-16 8-4 17-7 25-7s16 2 24 6c9 3 16 9 22 17 10 13 14 27 13 42s-13 30-36 46l-40 29 49 61zM79 122l41-29c14-9 21-19 23-28s0-17-7-27c-5-5-11-10-18-12s-14-2-21 0c-4 2-11 6-20 12l-41 30z"><text:p/></draw:path><draw:path draw:style-name="gr388" draw:text-style-name="P26" svg:width="0.0559in" svg:height="0.0654in" svg:x="3.0543in" svg:y="2.8094in" svg:viewBox="0 0 143 167" svg:d="M121 167c-40-51-81-101-121-152 7-5 14-10 22-15 40 51 80 101 121 152-7 5-15 9-22 15z"><text:p/></draw:path></draw:g><draw:g draw:style-name="gr2"><draw:path draw:style-name="gr389" draw:text-style-name="P26" svg:width="0.8122in" svg:height="0.176in" svg:x="2.4996in" svg:y="2.3461in" svg:viewBox="0 0 2064 448" svg:d="M0 448c688-150 1376-299 2064-448"><text:p/></draw:path><draw:path draw:style-name="gr390" draw:text-style-name="P26" svg:width="0.085in" svg:height="0.0811in" svg:x="2.7768in" svg:y="2.3524in" svg:viewBox="0 0 217 207" svg:d="M45 207l-45-184 87-19c18-4 31-5 41-3 10 1 19 6 26 12 8 8 13 16 15 26 3 14 2 26-5 36-7 11-19 20-38 26 8 2 14 4 18 7 9 5 18 11 27 20l46 43-31 6-36-32c-10-10-18-17-25-22-6-5-11-8-16-9-4-2-9-3-13-3-3 0-8 1-14 3l-30 6 20 82zM46 98l56-13c12-1 21-5 27-9s10-8 13-14c2-6 2-11 1-18-2-8-7-15-16-19-8-3-19-4-34-1l-62 14z"><text:p/></draw:path><draw:path draw:style-name="gr391" draw:text-style-name="P26" svg:width="0.0921in" svg:height="0.0886in" svg:x="2.8535in" svg:y="2.3283in" svg:viewBox="0 0 235 226" svg:d="M45 226l-45-185 40-8 79 120c7 11 12 20 16 25 1-7 2-18 3-32l17-138 35-8 45 185-26 5-38-154-20 167-23 5-95-144 39 157z"><text:p/></draw:path><draw:path draw:style-name="gr392" draw:text-style-name="P26" svg:width="0.028in" svg:height="0.0744in" svg:x="2.9445in" svg:y="2.3228in" svg:viewBox="0 0 72 190" svg:d="M45 190c-15-61-30-122-45-184 9-2 18-4 26-6 15 62 31 123 46 185-9 2-18 4-27 5z"><text:p/></draw:path><draw:path draw:style-name="gr393" draw:text-style-name="P26" svg:width="0.028in" svg:height="0.0744in" svg:x="2.9752in" svg:y="2.3161in" svg:viewBox="0 0 72 190" svg:d="M45 190c-15-61-30-122-45-184 9-2 18-4 26-6 15 62 31 123 46 185-9 2-18 4-27 5z"><text:p/></draw:path></draw:g><draw:g draw:style-name="gr2"><draw:path draw:style-name="gr394" draw:text-style-name="P25" svg:width="0.937in" svg:height="0.6445in" svg:x="1.5622in" svg:y="2.2287in" svg:viewBox="0 0 2381 1638" svg:d="M0 1638c0-546 0-1092 0-1638 794 0 1587 0 2381 0 0 546 0 1092 0 1638-794 0-1587 0-2381 0z"><text:p/></draw:path><draw:path draw:style-name="gr395" draw:text-style-name="P25" svg:width="0.0906in" svg:height="0.1114in" svg:x="1.8732in" svg:y="2.4051in" svg:viewBox="0 0 231 284" svg:d="M0 284v-284h114c20 0 36 1 46 3 15 2 28 6 38 13s18 16 24 27c6 12 9 26 9 40 0 24-8 44-25 61-16 16-46 25-88 25h-78v115zM40 135h78c26 0 45-5 56-13 11-9 16-23 16-38 0-13-3-22-10-31-6-8-14-14-25-16-7-2-19-3-37-3h-78z"><text:p/></draw:path><draw:path draw:style-name="gr396" draw:text-style-name="P25" svg:width="0.0929in" svg:height="0.1114in" svg:x="1.9854in" svg:y="2.4051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397" draw:text-style-name="P25" svg:width="0.1091in" svg:height="0.1114in" svg:x="2.0917in" svg:y="2.4051in" svg:viewBox="0 0 278 284" svg:d="M117 284v-120l-117-164h48l60 86c11 16 21 32 31 48 9-15 20-32 33-50l59-84h47l-121 164v120z"><text:p/></draw:path><draw:path draw:style-name="gr398" draw:text-style-name="P25" svg:width="0.074in" svg:height="0.1114in" svg:x="1.6941in" svg:y="2.5803in" svg:viewBox="0 0 189 284" svg:d="M0 284c0-94 0-189 0-284 13 0 27 0 40 0 0 84 0 167 0 251 50 0 99 0 149 0 0 11 0 22 0 33-63 0-126 0-189 0z"><text:p/></draw:path><draw:path draw:style-name="gr399" draw:text-style-name="P25" svg:width="0.1106in" svg:height="0.1114in" svg:x="1.7748in" svg:y="2.5803in" svg:viewBox="0 0 282 284" svg:d="M0 284l116-284h44l122 284h-46l-35-86h-126l-33 86zM87 167h102l-30-78c-10-24-18-44-22-59-4 18-10 37-17 54z"><text:p/></draw:path><draw:path draw:style-name="gr400" draw:text-style-name="P25" svg:width="0.0937in" svg:height="0.1114in" svg:x="1.8996in" svg:y="2.5803in" svg:viewBox="0 0 239 284" svg:d="M0 284c0-94 0-189 0-284 14 0 27 0 41 0 53 74 107 149 160 223 0-74 0-149 0-223 13 0 25 0 38 0 0 95 0 190 0 284-14 0-27 0-41 0-53-74-107-149-160-223 0 74 0 149 0 223-13 0-25 0-38 0z"><text:p/></draw:path><draw:path draw:style-name="gr401" draw:text-style-name="P25" svg:width="0.078in" svg:height="0.1138in" svg:x="2.0138in" svg:y="2.5799in" svg:viewBox="0 0 199 290" svg:d="M57 131c-15-5-26-13-34-22-7-10-11-22-11-36 0-20 8-37 24-51s37-22 63-22 48 8 64 22 24 31 24 52c0 13-4 25-11 35-7 9-18 17-33 22 18 6 32 15 42 28 9 13 14 28 14 46 0 23-9 44-27 61-19 16-43 24-72 24-30 0-54-8-73-24-18-17-27-38-27-62 0-19 5-35 15-47s24-21 42-26zM50 72c0 14 5 25 14 33 9 9 21 13 36 13s26-4 35-13c9-8 14-19 14-31s-5-23-14-32c-9-8-21-13-35-13-15 0-27 5-36 13-9 9-14 19-14 30zM38 203c0 10 2 19 7 29 5 9 13 16 23 21s20 8 32 8c18 0 33-6 44-16s17-24 17-40c0-17-6-31-18-43-11-10-26-16-44-16s-33 6-44 16c-11 12-17 25-17 41z"><text:p/></draw:path><draw:path draw:style-name="gr402" draw:text-style-name="P25" svg:width="0.0768in" svg:height="0.1102in" svg:x="2.1083in" svg:y="2.5819in" svg:viewBox="0 0 196 281" svg:d="M0 34v-34h196v27c-19 20-39 45-58 77s-33 65-44 99c-7 23-12 49-14 78h-38c0-23 5-50 14-81 9-32 22-63 39-92 16-29 34-55 53-74z"><text:p/></draw:path><draw:path draw:style-name="gr403" draw:text-style-name="P25" svg:width="0.0787in" svg:height="0.1118in" svg:x="2.198in" svg:y="2.5799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draw:path draw:style-name="gr404" draw:text-style-name="P25" svg:width="0.0776in" svg:height="0.1138in" svg:x="2.2941in" svg:y="2.5799in" svg:viewBox="0 0 198 290" svg:d="M0 145c0-33 4-61 11-81 7-21 18-37 33-47 15-11 33-17 55-17 16 0 31 3 43 9 13 6 23 15 31 27 7 11 14 25 18 42 5 17 7 39 7 67 0 33-4 61-11 81-7 21-18 37-33 47-14 11-33 17-55 17-29 0-52-9-69-29-20-24-30-63-30-116zM38 145c0 46 6 77 18 93 11 15 26 23 43 23s32-8 43-23c12-16 18-47 18-93s-6-77-17-93c-12-15-27-23-44-23-18 0-31 7-42 21-13 17-19 49-19 95z"><text:p/></draw:path></draw:g><draw:g draw:style-name="gr2"><draw:path draw:style-name="gr405" draw:text-style-name="P25" svg:width="0.687in" svg:height="0.6445in" svg:x="-0.0004in" svg:y="2.2287in" svg:viewBox="0 0 1746 1638" svg:d="M0 1638c0-546 0-1092 0-1638 582 0 1164 0 1746 0 0 546 0 1092 0 1638-582 0-1164 0-1746 0z"><text:p/></draw:path><draw:path draw:style-name="gr406" draw:text-style-name="P25" svg:width="0.1039in" svg:height="0.1114in" svg:x="0.1618in" svg:y="2.4925in" svg:viewBox="0 0 265 284" svg:d="M0 284v-284h134c27 0 47 3 61 8s25 14 33 27c9 13 13 27 13 43 0 20-7 36-21 51-14 14-35 22-64 26 11 5 19 9 24 14 12 10 23 22 33 37l52 78h-49l-40-59c-12-17-22-30-29-39-8-10-14-15-20-19s-12-7-19-8c-4-1-11-1-22-1h-46v126zM40 124h86c18 0 32-2 42-6 11-3 19-8 24-17 5-7 8-16 8-24 0-14-5-24-16-33-10-8-26-13-49-13h-95z"><text:p/></draw:path><draw:path draw:style-name="gr407" draw:text-style-name="P25" svg:width="0.0646in" svg:height="0.1134in" svg:x="0.2732in" svg:y="2.4925in" svg:viewBox="0 0 165 289" svg:d="M0 204l36-5c1 22 5 37 13 44 7 8 18 12 31 12 10 0 18-2 25-6 7-5 12-11 15-18 3-8 4-19 4-36v-195h41v193c0 25-3 43-9 56s-16 23-29 30c-13 6-29 10-46 10-27 0-47-7-61-22-14-14-21-35-20-63z"><text:p/></draw:path><draw:path draw:style-name="gr408" draw:text-style-name="P25" svg:width="0.0827in" svg:height="0.1114in" svg:x="0.3535in" svg:y="2.4925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409" draw:text-style-name="P25" svg:width="0.0783in" svg:height="0.1118in" svg:x="0.4524in" svg:y="2.4941in" svg:viewBox="0 0 200 285" svg:d="M0 206l38-2c3 17 10 31 20 39 11 8 24 13 39 13 19 0 34-6 47-19 12-13 18-29 18-50 0-20-6-35-18-47-11-11-27-17-47-17-12 0-23 3-32 7-10 6-17 13-23 21l-35-5 29-146h150v34h-120l-16 76c18-12 37-18 57-18 26 0 48 8 66 25 18 18 27 40 27 67 0 26-8 48-24 67-19 23-46 34-79 34-28 0-50-7-67-21-18-14-28-34-30-58z"><text:p/></draw:path></draw:g><draw:g draw:style-name="gr2"><draw:path draw:style-name="gr410" draw:text-style-name="P26" svg:width="0.8748in" svg:height="0in" svg:x="0.687in" svg:y="2.5807in" svg:viewBox="0 0 2223 0" svg:d="M0 0c741 0 1482 0 2223 0"><text:p/></draw:path><draw:path draw:style-name="gr411" draw:text-style-name="P26" svg:width="0.0291in" svg:height="0.0744in" svg:x="0.8283in" svg:y="2.4823in" svg:viewBox="0 0 75 190" svg:d="M75 190h-25v-148c-6 5-14 11-24 16-9 5-18 10-26 11v-21c14-7 26-14 37-23 10-8 18-17 22-25h16z"><text:p/></draw:path><draw:path draw:style-name="gr412" draw:text-style-name="P26" svg:width="0.0512in" svg:height="0.0752in" svg:x="0.8835in" svg:y="2.4823in" svg:viewBox="0 0 131 192" svg:d="M0 97c0-23 2-41 7-55s12-24 22-31 22-11 37-11c10 0 20 2 28 7 8 3 15 9 20 16 5 8 9 17 12 29 3 11 5 26 5 45 0 21-2 39-7 53-5 13-12 25-22 31-10 8-22 11-36 11-20 0-35-6-46-18-13-16-20-43-20-77zM25 97c0 31 4 51 12 62 7 10 17 15 29 15 11 0 21-5 28-15 8-11 12-31 12-62s-4-52-12-62c-7-11-17-15-29-15-11 0-20 4-27 13-9 12-13 33-13 64z"><text:p/></draw:path><draw:path draw:style-name="gr413" draw:text-style-name="P26" svg:width="0.0512in" svg:height="0.0752in" svg:x="0.9449in" svg:y="2.4823in" svg:viewBox="0 0 131 192" svg:d="M0 97c0-23 2-41 7-55s12-24 22-31 22-11 37-11c10 0 20 2 28 7 8 3 15 9 20 16 5 8 9 17 12 29 3 11 5 26 5 45 0 21-2 39-7 53-5 13-12 25-22 31-10 8-22 11-36 11-20 0-35-6-46-18-13-16-20-43-20-77zM25 97c0 31 4 51 12 62 7 10 17 15 29 15 11 0 21-5 28-15 8-11 12-31 12-62s-4-52-12-62c-7-11-17-15-29-15-11 0-20 4-27 13-9 12-13 33-13 64z"><text:p/></draw:path><draw:path draw:style-name="gr414" draw:text-style-name="P26" svg:width="0.0594in" svg:height="0.0744in" svg:x="1.0098in" svg:y="2.4823in" svg:viewBox="0 0 152 190" svg:d="M0 190v-190h75c16 0 28 2 37 6 10 3 17 10 22 17 5 9 8 17 8 26 0 8-2 16-7 22-5 8-12 13-22 18 13 4 22 10 29 17 7 8 10 18 10 29 0 9-2 17-6 25-4 7-9 13-15 17s-13 7-22 10c-9 2-19 3-32 3zM27 80h43c11 0 20-1 25-2 7-2 12-6 15-9 3-5 5-11 5-17 0-7-2-13-5-17-3-5-7-8-13-10s-16-2-30-2h-40zM27 167h50c9 0 15 0 18-1 7-1 12-3 16-5s7-6 10-11c3-4 4-9 4-15 0-7-2-13-7-19-4-5-9-8-16-11-7-2-17-3-29-3h-46z"><text:p/></draw:path><draw:path draw:style-name="gr415" draw:text-style-name="P26" svg:width="0.0528in" svg:height="0.0563in" svg:x="1.0807in" svg:y="2.5016in" svg:viewBox="0 0 135 144" svg:d="M104 124c-9 7-18 12-27 15-8 3-17 5-27 5-16 0-28-4-37-12-9-7-13-17-13-28 0-6 2-12 5-18 3-5 7-10 13-14 5-3 11-5 18-7 4-1 12-2 22-3 20-3 34-6 44-9 0-2 0-5 0-5 0-10-2-17-7-21-6-4-16-7-29-7-11 0-20 2-26 5-5 4-9 11-12 20l-25-3c2-9 6-18 11-23 5-6 13-11 22-14 10-3 21-5 34-5 12 0 23 1 31 4 7 3 13 6 17 11 4 4 6 9 8 15 1 5 1 11 1 22v32c0 21 1 34 2 40s3 11 6 17h-25c-3-5-5-11-6-17zM102 71c-9 4-23 7-41 9-10 2-17 4-22 5-4 1-7 4-10 8-2 3-3 6-3 11 0 6 3 11 8 15 5 5 12 7 22 7 9 0 18-2 25-6 8-5 13-9 17-17 3-4 4-13 4-23z"><text:p/></draw:path><draw:path draw:style-name="gr416" draw:text-style-name="P26" svg:width="0.0469in" svg:height="0.0563in" svg:x="1.1421in" svg:y="2.5016in" svg:viewBox="0 0 120 144" svg:d="M0 99l25-3c1 9 5 17 11 21 6 5 15 8 26 8s20-2 25-7c5-4 8-9 8-16 0-4-3-9-8-12-4-2-12-5-25-8-18-4-30-8-37-11s-13-7-16-13c-4-5-6-12-6-19 0-5 1-11 4-16 3-6 7-10 13-14 3-2 9-4 15-6 7-2 14-3 21-3 12 0 22 2 30 5 9 3 15 7 20 13 4 5 6 12 8 21l-25 3c-1-7-4-13-9-17s-12-6-22-6c-11 0-18 2-23 5-5 4-7 8-7 13 0 2 1 5 3 8s5 5 9 7c2 1 9 2 21 5 17 5 29 9 36 12 7 2 13 6 17 12 4 4 6 11 6 19s-2 15-7 22-12 12-21 16-19 6-30 6c-19 0-33-4-43-12-10-7-16-18-19-33z"><text:p/></draw:path><draw:path draw:style-name="gr417" draw:text-style-name="P26" svg:width="0.0531in" svg:height="0.0563in" svg:x="1.1988in" svg:y="2.5016in" svg:viewBox="0 0 136 144" svg:d="M111 97l24 2c-4 15-11 25-22 33s-26 12-43 12c-21 0-38-7-51-19s-19-29-19-52 6-41 19-54c13-12 30-19 50-19s36 7 48 19c13 12 19 30 19 52 0 2 0 4 0 7h-111c1 15 6 27 14 35 9 8 19 12 32 12 9 0 17-2 24-7 7-4 12-12 16-21zM26 59h85c-1-12-4-21-10-26-8-10-19-14-32-14-12 0-22 4-30 11-8 8-12 17-13 29z"><text:p/></draw:path><draw:path draw:style-name="gr418" draw:text-style-name="P26" svg:width="0.0299in" svg:height="0.0087in" svg:x="1.2602in" svg:y="2.5256in" svg:viewBox="0 0 77 23" svg:d="M0 23c0-8 0-15 0-23 26 0 51 0 77 0 0 8 0 15 0 23-26 0-51 0-77 0z"><text:p/></draw:path><draw:path draw:style-name="gr419" draw:text-style-name="P26" svg:width="0.063in" svg:height="0.0744in" svg:x="1.2957in" svg:y="2.4823in" svg:viewBox="0 0 161 190" svg:d="M67 190c0-56 0-112 0-167-22 0-45 0-67 0 0-8 0-15 0-23 54 0 107 0 161 0 0 8 0 15 0 23-22 0-45 0-67 0 0 55 0 111 0 167-9 0-18 0-27 0z"><text:p/></draw:path><draw:path draw:style-name="gr420" draw:text-style-name="P26" svg:width="0.0717in" svg:height="0.0744in" svg:x="1.3618in" svg:y="2.4823in" svg:viewBox="0 0 183 190" svg:d="M0 190l77-99-69-91h33l36 49c8 10 13 18 16 22 5-6 10-14 16-21l39-50h31l-70 91 74 99h-33l-50-67c-3-4-5-8-7-10-4 4-7 9-9 11l-51 66z"><text:p/></draw:path></draw:g><draw:g draw:style-name="gr2"><draw:path draw:style-name="gr421" draw:text-style-name="P26" svg:width="0.8122in" svg:height="0in" svg:x="2.4996in" svg:y="1.5839in" svg:viewBox="0 0 2064 0" svg:d="M0 0c688 0 1376 0 2064 0"><text:p/></draw:path><draw:path draw:style-name="gr422" draw:text-style-name="P26" svg:width="0.0618in" svg:height="0.0744in" svg:x="2.7067in" svg:y="1.4854in" svg:viewBox="0 0 158 190" svg:d="M0 190c0-63 0-127 0-190 9 0 18 0 27 0 0 26 0 52 0 78 35 0 69 0 104 0 0-26 0-52 0-78 9 0 18 0 27 0 0 63 0 127 0 190-9 0-18 0-27 0 0-30 0-60 0-90-35 0-69 0-104 0 0 30 0 60 0 90-9 0-18 0-27 0z"><text:p/></draw:path><draw:path draw:style-name="gr423" draw:text-style-name="P26" svg:width="0.0626in" svg:height="0.0764in" svg:x="2.7827in" svg:y="1.4846in" svg:viewBox="0 0 160 195" svg:d="M0 130l25-1c1 9 4 17 8 23 4 7 11 11 20 15s19 6 31 6c10 0 19-2 26-5 8-3 14-7 17-11 4-6 6-11 6-16 0-7-2-12-5-16-4-4-10-8-18-11-5-1-17-5-35-9s-30-8-38-12c-10-5-17-10-22-17s-7-15-7-23c0-11 3-19 9-28 5-8 14-15 25-18 11-5 23-7 37-7s28 2 39 7c11 4 20 11 26 19 6 10 10 19 10 30l-27 1c-1-11-6-19-13-26-8-6-19-8-34-8-16 0-27 2-34 8s-11 12-11 20c0 6 3 12 8 17 5 3 17 8 38 13 21 4 36 8 44 12 12 5 21 11 26 19 6 8 9 17 9 27s-3 20-9 28c-6 9-15 16-27 21-11 4-24 7-38 7-18 0-34-3-46-7-12-5-22-13-29-23s-11-21-11-35z"><text:p/></draw:path><draw:path draw:style-name="gr424" draw:text-style-name="P26" svg:width="0.0618in" svg:height="0.0752in" svg:x="2.8933in" svg:y="1.4854in" svg:viewBox="0 0 158 192" svg:d="M131 0h27v109c0 20-2 35-7 46-4 11-13 20-25 27s-27 10-47 10c-18 0-34-2-46-9-12-6-20-15-25-26-5-12-8-28-8-48v-109h27v109c0 16 2 28 5 36 3 7 9 14 16 17 8 5 18 7 29 7 20 0 33-4 42-12 8-9 12-25 12-48z"><text:p/></draw:path><draw:path draw:style-name="gr425" draw:text-style-name="P26" svg:width="0.0626in" svg:height="0.0764in" svg:x="2.9693in" svg:y="1.4846in" svg:viewBox="0 0 160 195" svg:d="M0 130l25-1c1 9 4 17 8 23 4 7 11 11 20 15s19 6 31 6c10 0 19-2 26-5 8-3 14-7 17-11 4-6 6-11 6-16 0-7-2-12-5-16-4-4-10-8-18-11-5-1-17-5-35-9s-30-8-38-12c-10-5-17-10-22-17s-7-15-7-23c0-11 3-19 9-28 5-8 14-15 25-18 11-5 23-7 37-7s28 2 39 7c11 4 20 11 26 19 6 10 10 19 10 30l-27 1c-1-11-6-19-13-26-8-6-19-8-34-8-16 0-27 2-34 8s-11 12-11 20c0 6 3 12 8 17 5 3 17 8 38 13 21 4 36 8 44 12 12 5 21 11 26 19 6 8 9 17 9 27s-3 20-9 28c-6 9-15 16-27 21-11 4-24 7-38 7-18 0-34-3-46-7-12-5-22-13-29-23s-11-21-11-35z"><text:p/></draw:path><draw:path draw:style-name="gr426" draw:text-style-name="P26" svg:width="0.0594in" svg:height="0.0744in" svg:x="3.0476in" svg:y="1.4854in" svg:viewBox="0 0 152 190" svg:d="M0 190v-190h75c16 0 28 2 37 6 10 3 17 10 22 17 5 9 8 17 8 26 0 8-2 16-7 22-5 8-12 13-22 18 13 4 22 10 29 17 7 8 10 18 10 29 0 9-2 17-6 25-4 7-9 13-15 17s-13 7-22 10c-9 2-19 3-32 3zM27 80h43c11 0 20-1 25-2 7-2 12-6 15-9 3-5 5-11 5-17 0-7-2-13-5-17-3-5-7-8-13-10s-16-2-30-2h-40zM27 167h50c9 0 15 0 18-1 7-1 12-3 16-5s7-6 10-11c3-4 4-9 4-15 0-7-2-13-7-19-4-5-9-8-16-11-7-2-17-3-29-3h-46z"><text:p/></draw:path></draw:g><draw:g draw:style-name="gr2"><draw:path draw:style-name="gr427" draw:text-style-name="P25" svg:width="1.1248in" svg:height="0.6445in" svg:x="1.3744in" svg:y="1.2319in" svg:viewBox="0 0 2858 1638" svg:d="M0 1638c0-546 0-1092 0-1638 953 0 1905 0 2858 0 0 546 0 1092 0 1638-953 0-1905 0-2858 0z"><text:p/></draw:path><draw:path draw:style-name="gr428" draw:text-style-name="P25" svg:width="0.0929in" svg:height="0.1134in" svg:x="1.5106in" svg:y="1.4079in" svg:viewBox="0 0 237 289" svg:d="M196 0h41v164c0 28-3 52-10 68-7 17-20 31-37 41-18 10-42 16-71 16-28 0-51-5-69-14-18-8-31-23-38-39-8-18-12-42-12-72v-164h41v163c0 25 2 43 7 55s13 20 25 27c12 6 26 9 43 9 29 0 49-6 62-18 12-13 18-37 18-73z"><text:p/></draw:path><draw:path draw:style-name="gr429" draw:text-style-name="P25" svg:width="0.0941in" svg:height="0.1154in" svg:x="1.6248in" svg:y="1.4063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430" draw:text-style-name="P25" svg:width="0.0894in" svg:height="0.1114in" svg:x="1.7409in" svg:y="1.4079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draw:path draw:style-name="gr431" draw:text-style-name="P25" svg:width="0.0941in" svg:height="0.1154in" svg:x="1.8949in" svg:y="1.4063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432" draw:text-style-name="P25" svg:width="0.1177in" svg:height="0.0807in" svg:x="1.9988in" svg:y="1.4386in" svg:viewBox="0 0 300 206" svg:d="M67 206l-67-206h39l35 119 12 44c1-2 5-16 12-42l34-121h38l33 120 10 40 13-41 38-119h36l-70 206h-38l-34-122-8-36-45 158z"><text:p/></draw:path><draw:path draw:style-name="gr433" draw:text-style-name="P25" svg:width="0.0142in" svg:height="0.1114in" svg:x="2.1287in" svg:y="1.4079in" svg:viewBox="0 0 37 284" svg:d="M0 39c0-13 0-26 0-39 12 0 25 0 37 0 0 13 0 26 0 39-12 0-25 0-37 0zM0 284c0-68 0-138 0-206 12 0 25 0 37 0 0 68 0 138 0 206-12 0-25 0-37 0z"><text:p/></draw:path><draw:path draw:style-name="gr434" draw:text-style-name="P25" svg:width="0.0417in" svg:height="0.1106in" svg:x="2.1567in" svg:y="1.4102in" svg:viewBox="0 0 107 282" svg:d="M102 247l5 31c-10 2-20 4-28 4-14 0-24-3-32-7-7-4-12-9-15-16s-5-20-5-41v-119h-27v-27h27v-51l37-21v72h38v27h-38v120c0 10 1 17 2 19 1 3 3 5 7 7 3 2 7 3 12 3s10 0 17-1z"><text:p/></draw:path><draw:path draw:style-name="gr435" draw:text-style-name="P25" svg:width="0.0752in" svg:height="0.0846in" svg:x="2.2071in" svg:y="1.437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436" draw:text-style-name="P25" svg:width="0.0693in" svg:height="0.1114in" svg:x="2.2953in" svg:y="1.4079in" svg:viewBox="0 0 177 284" svg:d="M0 284v-284h37v101c17-18 39-28 65-28 16 0 30 3 42 10 12 5 20 14 25 24 5 11 8 26 8 47v130h-37v-131c0-17-4-30-12-38s-19-12-34-12c-11 0-21 3-30 9-10 4-17 12-21 21-4 10-6 22-6 39v112z"><text:p/></draw:path><draw:path draw:style-name="gr437" draw:text-style-name="P25" svg:width="0.0929in" svg:height="0.1134in" svg:x="1.5921in" svg:y="1.5831in" svg:viewBox="0 0 237 289" svg:d="M196 0h41v164c0 28-3 52-10 68-7 17-20 31-37 41-18 10-42 16-71 16-28 0-51-5-69-14-18-8-31-23-38-39-8-18-12-42-12-72v-164h41v163c0 25 2 43 7 55s13 20 25 27c12 6 26 9 43 9 29 0 49-6 62-18 12-13 18-37 18-73z"><text:p/></draw:path><draw:path draw:style-name="gr438" draw:text-style-name="P25" svg:width="0.0941in" svg:height="0.1154in" svg:x="1.7063in" svg:y="1.5815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439" draw:text-style-name="P25" svg:width="0.0894in" svg:height="0.1114in" svg:x="1.8224in" svg:y="1.5831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draw:path draw:style-name="gr440" draw:text-style-name="P25" svg:width="0.0776in" svg:height="0.1138in" svg:x="1.9291in" svg:y="1.5827in" svg:viewBox="0 0 198 290" svg:d="M0 211l38-5c4 20 11 33 22 42 10 8 22 13 37 13 18 0 33-6 45-17s18-25 18-42c0-16-6-29-17-40-11-10-25-15-42-15-7 0-16 1-27 4l4-31c3 0 5 0 6 0 16 0 29-4 42-11 12-8 18-20 18-36 0-12-5-23-14-32-9-8-21-12-35-12s-26 5-36 13c-9 9-15 21-18 38l-38-7c5-23 15-41 31-54 16-12 36-19 60-19 16 0 31 4 45 10 14 7 25 15 32 28 7 11 11 23 11 36 0 12-4 24-11 33-7 10-17 19-31 24 18 4 32 13 43 25 10 12 15 27 15 45 0 25-10 46-29 64-19 17-43 25-73 25-26 0-48-8-66-22-18-15-28-33-30-57z"><text:p/></draw:path><draw:path draw:style-name="gr441" draw:text-style-name="P25" svg:width="0.0768in" svg:height="0.1102in" svg:x="2.0232in" svg:y="1.5846in" svg:viewBox="0 0 196 281" svg:d="M0 34v-34h196v27c-19 20-39 45-58 77s-33 65-44 99c-7 23-12 49-14 78h-38c0-23 5-50 14-81 9-32 22-63 39-92 16-29 34-55 53-74z"><text:p/></draw:path><draw:path draw:style-name="gr442" draw:text-style-name="P25" svg:width="0.0827in" svg:height="0.1114in" svg:x="2.1106in" svg:y="1.5831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443" draw:text-style-name="P25" svg:width="0.0776in" svg:height="0.1138in" svg:x="2.2091in" svg:y="1.5827in" svg:viewBox="0 0 198 290" svg:d="M0 145c0-33 4-61 11-81 7-21 18-37 33-47 15-11 33-17 55-17 16 0 31 3 43 9 13 6 23 15 31 27 7 11 14 25 18 42 5 17 7 39 7 67 0 33-4 61-11 81-7 21-18 37-33 47-14 11-33 17-55 17-29 0-52-9-69-29-20-24-30-63-30-116zM38 145c0 46 6 77 18 93 11 15 26 23 43 23s32-8 43-23c12-16 18-47 18-93s-6-77-17-93c-12-15-27-23-44-23-18 0-31 7-42 21-13 17-19 49-19 95z"><text:p/></draw:path></draw:g><draw:g draw:style-name="gr2"><draw:path draw:style-name="gr444" draw:text-style-name="P25" svg:width="0.687in" svg:height="0.6445in" svg:x="-0.0004in" svg:y="1.4665in" svg:viewBox="0 0 1746 1638" svg:d="M0 1638c0-546 0-1092 0-1638 582 0 1164 0 1746 0 0 546 0 1092 0 1638-582 0-1164 0-1746 0z"><text:p/></draw:path><draw:path draw:style-name="gr445" draw:text-style-name="P25" svg:width="0.1138in" svg:height="0.1114in" svg:x="0.1472in" svg:y="1.7303in" svg:viewBox="0 0 290 284" svg:d="M0 284v-284h60l72 201c7 19 11 33 15 42 3-10 9-25 16-45l74-198h53v284h-39v-238l-90 238h-35l-87-241v241z"><text:p/></draw:path><draw:path draw:style-name="gr446" draw:text-style-name="P25" svg:width="0.0142in" svg:height="0.1114in" svg:x="0.2846in" svg:y="1.7303in" svg:viewBox="0 0 37 284" svg:d="M0 39c0-13 0-26 0-39 12 0 25 0 37 0 0 13 0 26 0 39-12 0-25 0-37 0zM0 284c0-68 0-138 0-206 12 0 25 0 37 0 0 68 0 138 0 206-12 0-25 0-37 0z"><text:p/></draw:path><draw:path draw:style-name="gr447" draw:text-style-name="P25" svg:width="0.0693in" svg:height="0.0827in" svg:x="0.3217in" svg:y="1.7591in" svg:viewBox="0 0 177 211" svg:d="M0 211v-206h33v29c16-23 39-34 69-34 14 0 26 2 37 7 11 4 19 10 24 17 6 8 10 16 12 26 1 6 2 18 2 34v127h-38v-126c0-14-1-25-4-32s-8-13-15-16c-8-5-16-7-26-7-15 0-29 5-40 14s-17 27-17 55v112z"><text:p/></draw:path><draw:path draw:style-name="gr448" draw:text-style-name="P25" svg:width="0.0142in" svg:height="0.1114in" svg:x="0.415in" svg:y="1.7303in" svg:viewBox="0 0 37 284" svg:d="M0 39c0-13 0-26 0-39 12 0 25 0 37 0 0 13 0 26 0 39-12 0-25 0-37 0zM0 284c0-68 0-138 0-206 12 0 25 0 37 0 0 68 0 138 0 206-12 0-25 0-37 0z"><text:p/></draw:path><draw:path draw:style-name="gr449" draw:text-style-name="P25" svg:width="0.0894in" svg:height="0.1114in" svg:x="0.4524in" svg:y="1.7303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/draw:g><draw:g draw:style-name="gr2"><draw:path draw:style-name="gr450" draw:text-style-name="P25" svg:width="0.687in" svg:height="0.6445in" svg:x="-0.0004in" svg:y="0.7039in" svg:viewBox="0 0 1746 1638" svg:d="M0 1638c0-546 0-1092 0-1638 582 0 1164 0 1746 0 0 546 0 1092 0 1638-582 0-1164 0-1746 0z"><text:p/></draw:path><draw:path draw:style-name="gr451" draw:text-style-name="P25" svg:width="0.0929in" svg:height="0.1114in" svg:x="0.185in" svg:y="0.8799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452" draw:text-style-name="P25" svg:width="0.0799in" svg:height="0.0846in" svg:x="0.2972in" svg:y="0.9091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453" draw:text-style-name="P25" svg:width="0.0713in" svg:height="0.0846in" svg:x="0.3906in" svg:y="0.9091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454" draw:text-style-name="P25" svg:width="0.0417in" svg:height="0.1106in" svg:x="0.4713in" svg:y="0.8823in" svg:viewBox="0 0 107 282" svg:d="M102 247l5 31c-10 2-20 4-28 4-14 0-24-3-32-7-7-4-12-9-15-16s-5-20-5-41v-119h-27v-27h27v-51l37-21v72h38v27h-38v120c0 10 1 17 2 19 1 3 3 5 7 7 3 2 7 3 12 3s10 0 17-1z"><text:p/></draw:path><draw:path draw:style-name="gr455" draw:text-style-name="P25" svg:width="0.0752in" svg:height="0.0846in" svg:x="0.1685in" svg:y="1.0839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456" draw:text-style-name="P25" svg:width="0.0799in" svg:height="0.0846in" svg:x="0.2508in" svg:y="1.0839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457" draw:text-style-name="P25" svg:width="0.0693in" svg:height="0.0827in" svg:x="0.35in" svg:y="1.0839in" svg:viewBox="0 0 177 211" svg:d="M0 211v-206h33v29c16-23 39-34 69-34 14 0 26 2 37 7 11 4 19 10 24 17 6 8 10 16 12 26 1 6 2 18 2 34v127h-38v-126c0-14-1-25-4-32s-8-13-15-16c-8-5-16-7-26-7-15 0-29 5-40 14s-17 27-17 55v112z"><text:p/></draw:path><draw:path draw:style-name="gr458" draw:text-style-name="P25" svg:width="0.0693in" svg:height="0.0827in" svg:x="0.4433in" svg:y="1.0839in" svg:viewBox="0 0 177 211" svg:d="M0 211v-206h33v29c16-23 39-34 69-34 14 0 26 2 37 7 11 4 19 10 24 17 6 8 10 16 12 26 1 6 2 18 2 34v127h-38v-126c0-14-1-25-4-32s-8-13-15-16c-8-5-16-7-26-7-15 0-29 5-40 14s-17 27-17 55v112z"><text:p/></draw:path></draw:g><draw:g draw:style-name="gr2"><draw:path draw:style-name="gr459" draw:text-style-name="P26" svg:width="0.687in" svg:height="0.2343in" svg:x="0.687in" svg:y="1.7012in" svg:viewBox="0 0 1746 596" svg:d="M0 596c582-199 1164-397 1746-596"><text:p/></draw:path><draw:path draw:style-name="gr460" draw:text-style-name="P26" svg:width="0.0854in" svg:height="0.0898in" svg:x="0.8075in" svg:y="1.7701in" svg:viewBox="0 0 218 229" svg:d="M69 229c-23-59-46-119-69-178 8-3 17-6 25-9 10 25 19 49 29 73 32-11 65-22 97-33-9-25-18-49-28-74 9-2 17-5 25-8 23 59 47 119 70 178-9 3-17 6-26 9-11-28-21-56-32-84-33 11-65 22-98 33 11 28 22 56 32 85-8 2-17 5-25 8z"><text:p/></draw:path><draw:path draw:style-name="gr461" draw:text-style-name="P26" svg:width="0.0709in" svg:height="0.0768in" svg:x="0.8878in" svg:y="1.752in" svg:viewBox="0 0 181 196" svg:d="M24 154l23-9c5 8 10 15 16 19s15 7 24 8c10 0 21-1 31-5 10-3 17-7 24-12 6-6 10-11 11-17 2-6 2-11 0-17-2-5-6-9-11-13-5-3-12-4-21-5-5 0-17 1-35 3-19 2-32 2-41 1-10-1-19-4-27-9-7-5-12-11-15-20-3-8-4-18-2-28 3-9 8-18 17-25 9-8 20-14 32-18 14-5 28-8 40-7s23 4 32 11c9 6 15 14 20 24l-25 10c-6-10-13-18-22-20-10-3-21-2-35 2-15 5-25 12-29 19-5 8-6 15-3 22 2 6 7 11 13 14 6 2 20 2 41 0 22-3 37-4 46-3 13 1 24 4 32 9 8 6 14 14 18 23 3 9 4 20 1 29-2 10-8 20-17 28-9 9-20 15-34 20-17 5-32 8-46 7-13-1-25-4-35-12-10-7-18-17-23-29z"><text:p/></draw:path><draw:path draw:style-name="gr462" draw:text-style-name="P26" svg:width="0.0776in" svg:height="0.0835in" svg:x="0.9831in" svg:y="1.7102in" svg:viewBox="0 0 198 213" svg:d="M123 8l25-8 40 102c7 18 11 33 10 45 0 13-4 24-13 34s-22 19-40 25-34 8-47 6-25-7-34-17c-9-9-17-22-24-42l-40-102 25-9 40 103c6 15 12 25 18 31 5 7 13 11 22 12 9 2 18 1 29-3 18-7 30-15 34-25 5-11 3-27-5-49z"><text:p/></draw:path><draw:path draw:style-name="gr463" draw:text-style-name="P26" svg:width="0.0709in" svg:height="0.0768in" svg:x="1.063in" svg:y="1.6921in" svg:viewBox="0 0 181 196" svg:d="M24 154l23-9c5 8 10 15 16 19s15 7 24 8c10 0 21-1 31-5 10-3 17-7 24-12 6-6 10-11 11-17 2-6 2-11 0-17-2-5-6-9-11-13-5-3-12-4-21-5-5 0-17 1-35 3-19 2-32 2-41 1-10-1-19-4-27-9-7-5-12-11-15-20-3-8-4-18-2-28 3-9 8-18 17-25 9-8 20-14 32-18 14-5 28-8 40-7s23 4 32 11c9 6 15 14 20 24l-25 10c-6-10-13-18-22-20-10-3-21-2-35 2-15 5-25 12-29 19-5 8-6 15-3 22 2 6 7 11 13 14 6 2 20 2 41 0 22-3 37-4 46-3 13 1 24 4 32 9 8 6 14 14 18 23 3 9 4 20 1 29-2 10-8 20-17 28-9 9-20 15-34 20-17 5-32 8-46 7-13-1-25-4-35-12-10-7-18-17-23-29z"><text:p/></draw:path><draw:path draw:style-name="gr464" draw:text-style-name="P26" svg:width="0.0764in" svg:height="0.0819in" svg:x="1.128in" svg:y="1.6685in" svg:viewBox="0 0 195 209" svg:d="M69 209l-69-178 71-24c14-5 27-8 37-7s19 4 27 10c7 6 13 13 16 21s4 16 2 24-7 16-14 23c13-1 24 2 33 8 9 4 16 13 20 23 3 8 4 17 3 25-1 9-3 15-7 21s-10 11-17 16c-8 5-18 9-30 13zM54 97l41-13c11-4 18-8 22-11 6-3 10-8 11-14 2-4 1-10-1-17-2-5-6-10-11-14-4-3-10-4-16-4s-16 2-29 7l-37 12zM86 179l47-16c9-2 14-5 17-7 6-3 10-6 13-9 3-4 5-8 6-14 0-4 0-10-2-16-3-6-7-12-13-15s-13-5-20-4c-7 0-16 2-28 5l-43 15z"><text:p/></draw:path></draw:g><draw:g draw:style-name="gr2"><draw:path draw:style-name="gr465" draw:text-style-name="P26" svg:width="0.687in" svg:height="0.176in" svg:x="0.687in" svg:y="1.1732in" svg:viewBox="0 0 1746 448" svg:d="M0 0c582 149 1164 298 1746 448"><text:p/></draw:path><draw:path draw:style-name="gr466" draw:text-style-name="P26" svg:width="0.0807in" svg:height="0.0866in" svg:x="0.8449in" svg:y="1.1169in" svg:viewBox="0 0 206 221" svg:d="M0 183c18-61 35-122 53-183 9 2 18 5 26 7-7 25-14 49-22 75 34 8 67 17 101 26 7-25 14-51 22-75 8 2 17 4 26 6-18 61-36 122-54 182-8-1-17-3-26-6 9-28 17-57 25-86-33-8-66-17-100-26-8 29-17 57-25 87-9-2-17-5-26-7z"><text:p/></draw:path><draw:path draw:style-name="gr467" draw:text-style-name="P26" svg:width="0.0677in" svg:height="0.0772in" svg:x="0.9244in" svg:y="1.1409in" svg:viewBox="0 0 173 197" svg:d="M2 110l25 4c-2 10-1 18 1 25 3 7 8 13 15 20 8 5 17 10 28 13 10 2 19 3 27 2s15-3 20-7c5-5 8-9 10-15 1-6 1-10-1-16-3-5-7-9-14-15-5-3-15-8-31-17-16-8-27-16-34-20-8-8-13-15-16-23-2-8-3-16 0-24 3-10 8-18 16-25 8-6 17-10 29-11 12-2 25-1 38 3 14 4 26 8 36 16 9 7 16 16 19 25 4 10 4 21 2 31l-27-6c2-11 0-20-5-28-6-7-16-13-31-17-15-3-26-3-35 0-8 4-13 9-16 16-2 7-1 13 3 19 4 5 15 12 34 23 18 9 31 16 38 21 10 9 17 17 20 25 4 10 4 18 1 29-3 9-8 17-17 25-8 7-18 11-31 13-12 2-25 1-39-3-18-4-32-10-42-18-11-8-18-17-22-30-4-11-4-23-1-35z"><text:p/></draw:path><draw:path draw:style-name="gr468" draw:text-style-name="P26" svg:width="0.0744in" svg:height="0.0819in" svg:x="1.0315in" svg:y="1.163in" svg:viewBox="0 0 190 209" svg:d="M164 33l26 6-31 106c-5 18-12 31-19 42-8 9-18 16-32 19-13 4-29 4-48 0-18-5-32-12-42-21s-16-20-17-32c-2-12 0-28 5-48l31-105 26 7-30 105c-5 16-7 27-6 35 1 9 5 16 11 22 7 6 15 10 26 13 19 5 33 4 44-2 10-5 18-20 25-43z"><text:p/></draw:path><draw:path draw:style-name="gr469" draw:text-style-name="P26" svg:width="0.0677in" svg:height="0.0772in" svg:x="1.1043in" svg:y="1.187in" svg:viewBox="0 0 173 197" svg:d="M2 110l25 4c-2 10-1 18 1 25 3 7 8 13 15 20 8 5 17 10 28 13 10 2 19 3 27 2s15-3 20-7c5-5 8-9 10-15 1-6 1-10-1-16-3-5-7-9-14-15-5-3-15-8-31-17-16-8-27-16-34-20-8-8-13-15-16-23-2-8-3-16 0-24 3-10 8-18 16-25 8-6 17-10 29-11 12-2 25-1 38 3 14 4 26 8 36 16 9 7 16 16 19 25 4 10 4 21 2 31l-27-6c2-11 0-20-5-28-6-7-16-13-31-17-15-3-26-3-35 0-8 4-13 9-16 16-2 7-1 13 3 19 4 5 15 12 34 23 18 9 31 16 38 21 10 9 17 17 20 25 4 10 4 18 1 29-3 9-8 17-17 25-8 7-18 11-31 13-12 2-25 1-39-3-18-4-32-10-42-18-11-8-18-17-22-30-4-11-4-23-1-35z"><text:p/></draw:path><draw:path draw:style-name="gr470" draw:text-style-name="P26" svg:width="0.0697in" svg:height="0.0811in" svg:x="1.174in" svg:y="1.2016in" svg:viewBox="0 0 178 207" svg:d="M0 183l53-183 73 19c15 4 26 8 34 15 8 5 13 13 16 22s3 18 1 27c-3 7-7 14-14 19-7 6-15 10-26 12 11 6 19 15 23 24 5 9 5 19 2 30-2 8-7 16-13 22s-12 11-19 14c-7 2-15 3-24 2-9 0-20-1-32-4zM57 84l41 10c11 3 20 5 25 5 7 0 13-2 17-6 5-4 8-9 10-15 1-6 1-11 0-17-2-6-5-9-11-13-5-3-14-7-28-10l-38-10zM32 168l49 12c8 2 14 4 18 4 6 0 11 0 16-1 5-2 9-4 13-8 4-3 6-8 8-15 2-6 2-13-1-18-3-7-7-12-13-15-6-4-15-7-27-11l-44-11z"><text:p/></draw:path></draw:g><draw:g draw:style-name="gr2"><draw:path draw:style-name="gr471" draw:text-style-name="P27" svg:width="1.187in" svg:height="0.7035in" svg:x="1.4996in" svg:y="0.0587in" svg:viewBox="0 0 3016 1788" svg:d="M0 1788c0-596 0-1192 0-1788 1005 0 2011 0 3016 0 0 596 0 1192 0 1788-1005 0-2011 0-3016 0z"><text:p/></draw:path><draw:path draw:style-name="gr472" draw:text-style-name="P27" svg:width="0.1524in" svg:height="0.1114in" svg:x="1.9252in" svg:y="0.2646in" svg:viewBox="0 0 388 284" svg:d="M79 284l-79-284h41l46 187c4 19 9 38 13 58 8-31 12-48 14-53l56-192h49l42 145c11 35 19 68 25 100 3-19 9-39 15-62l46-183h41l-80 284h-42l-63-215c-5-19-8-31-9-34-4 12-7 23-10 33l-63 216z"><text:p/></draw:path><draw:path draw:style-name="gr473" draw:text-style-name="P27" svg:width="0.0142in" svg:height="0.1114in" svg:x="2.0996in" svg:y="0.2646in" svg:viewBox="0 0 37 284" svg:d="M0 39c0-13 0-26 0-39 12 0 25 0 37 0 0 13 0 26 0 39-12 0-25 0-37 0zM0 284c0-68 0-138 0-206 12 0 25 0 37 0 0 68 0 138 0 206-12 0-25 0-37 0z"><text:p/></draw:path><draw:path draw:style-name="gr474" draw:text-style-name="P27" svg:width="0.0799in" svg:height="0.1114in" svg:x="2.1382in" svg:y="0.2646in" svg:viewBox="0 0 204 284" svg:d="M0 284c0-94 0-189 0-284 68 0 136 0 204 0 0 11 0 23 0 34-55 0-109 0-164 0 0 29 0 58 0 87 47 0 95 0 142 0 0 11 0 23 0 34-47 0-95 0-142 0 0 43 0 86 0 129-13 0-27 0-40 0z"><text:p/></draw:path><draw:path draw:style-name="gr475" draw:text-style-name="P27" svg:width="0.0142in" svg:height="0.1114in" svg:x="2.2378in" svg:y="0.2646in" svg:viewBox="0 0 37 284" svg:d="M0 39c0-13 0-26 0-39 12 0 25 0 37 0 0 13 0 26 0 39-12 0-25 0-37 0zM0 284c0-68 0-138 0-206 12 0 25 0 37 0 0 68 0 138 0 206-12 0-25 0-37 0z"><text:p/></draw:path><draw:path draw:style-name="gr476" draw:text-style-name="P27" svg:width="0.1138in" svg:height="0.1114in" svg:x="1.6382in" svg:y="0.4398in" svg:viewBox="0 0 290 284" svg:d="M0 284v-284h60l72 201c7 19 11 33 15 42 3-10 9-25 16-45l74-198h53v284h-39v-238l-90 238h-35l-87-241v241z"><text:p/></draw:path><draw:path draw:style-name="gr477" draw:text-style-name="P27" svg:width="0.1039in" svg:height="0.1114in" svg:x="1.7776in" svg:y="0.4398in" svg:viewBox="0 0 265 284" svg:d="M0 284v-284h134c27 0 47 3 61 8s25 14 33 27c9 13 13 27 13 43 0 20-7 36-21 51-14 14-35 22-64 26 11 5 19 9 24 14 12 10 23 22 33 37l52 78h-49l-40-59c-12-17-22-30-29-39-8-10-14-15-20-19s-12-7-19-8c-4-1-11-1-22-1h-46v126zM40 124h86c18 0 32-2 42-6 11-3 19-8 24-17 5-7 8-16 8-24 0-14-5-24-16-33-10-8-26-13-49-13h-95z"><text:p/></draw:path><draw:path draw:style-name="gr478" draw:text-style-name="P27" svg:width="0.0799in" svg:height="0.1114in" svg:x="1.8976in" svg:y="0.4398in" svg:viewBox="0 0 204 284" svg:d="M0 284c0-94 0-189 0-284 68 0 136 0 204 0 0 11 0 23 0 34-55 0-109 0-164 0 0 29 0 58 0 87 47 0 95 0 142 0 0 11 0 23 0 34-47 0-95 0-142 0 0 43 0 86 0 129-13 0-27 0-40 0z"><text:p/></draw:path><draw:path draw:style-name="gr479" draw:text-style-name="P27" svg:width="0.0787in" svg:height="0.1118in" svg:x="1.9902in" svg:y="0.4394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draw:path draw:style-name="gr480" draw:text-style-name="P27" svg:width="0.0827in" svg:height="0.1114in" svg:x="2.0811in" svg:y="0.4398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draw:path draw:style-name="gr481" draw:text-style-name="P27" svg:width="0.1524in" svg:height="0.1114in" svg:x="2.1748in" svg:y="0.4398in" svg:viewBox="0 0 388 284" svg:d="M79 284l-79-284h41l46 187c4 19 9 38 13 58 8-31 12-48 14-53l56-192h49l42 145c11 35 19 68 25 100 3-19 9-39 15-62l46-183h41l-80 284h-42l-63-215c-5-19-8-31-9-34-4 12-7 23-10 33l-63 216z"><text:p/></draw:path><draw:path draw:style-name="gr482" draw:text-style-name="P27" svg:width="0.1098in" svg:height="0.1154in" svg:x="2.3469in" svg:y="0.4378in" svg:viewBox="0 0 280 294" svg:d="M151 178v-33h129v105c-20 15-40 25-61 32-21 8-42 12-64 12-30 0-57-6-81-18-25-12-43-29-55-52-13-22-19-48-19-76s6-53 18-78c13-23 31-41 54-52 23-12 49-18 80-18 21 0 41 4 59 10 18 7 31 16 41 28 11 12 18 28 23 46l-36 10c-5-15-11-26-17-35-7-8-17-15-29-20-13-4-27-7-42-7-18 0-34 3-47 7-13 6-24 13-32 21-9 9-15 18-19 28-8 18-12 37-12 57 0 26 5 47 14 64s23 30 40 39c18 8 37 12 57 12 17 0 34-3 51-9 16-7 28-14 37-20v-53z"><text:p/></draw:path><draw:path draw:style-name="gr483" draw:text-style-name="P27" svg:width="0.0776in" svg:height="0.1138in" svg:x="2.4748in" svg:y="0.4394in" svg:viewBox="0 0 198 290" svg:d="M0 145c0-33 4-61 11-81 7-21 18-37 33-47 15-11 33-17 55-17 16 0 31 3 43 9 13 6 23 15 31 27 7 11 14 25 18 42 5 17 7 39 7 67 0 33-4 61-11 81-7 21-18 37-33 47-14 11-33 17-55 17-29 0-52-9-69-29-20-24-30-63-30-116zM38 145c0 46 6 77 18 93 11 15 26 23 43 23s32-8 43-23c12-16 18-47 18-93s-6-77-17-93c-12-15-27-23-44-23-18 0-31 7-42 21-13 17-19 49-19 95z"><text:p/></draw:path></draw:g><draw:g draw:style-name="gr2"><draw:path draw:style-name="gr484" draw:text-style-name="P26" svg:width="0.6248in" svg:height="0.5862in" svg:x="2.687in" svg:y="0.7626in" svg:viewBox="0 0 1588 1490" svg:d="M0 0c529 496 1059 994 1588 1490"><text:p/></draw:path><draw:path draw:style-name="gr485" draw:text-style-name="P26" svg:width="0.0787in" svg:height="0.0748in" svg:x="2.9677in" svg:y="0.9398in" svg:viewBox="0 0 201 191" svg:d="M20 65l19 15c-7 7-11 15-12 21-2 8-1 15 3 25 3 8 9 16 17 23 7 8 14 12 22 15s15 4 21 3 12-4 16-8c4-3 7-8 8-14 0-5-1-12-4-19-3-5-9-15-18-29-10-15-16-27-18-34-4-10-4-19-2-27 1-9 6-15 12-22 7-7 16-11 26-13 11-2 21-1 33 4 11 3 21 10 30 19 11 10 19 20 23 31 5 11 6 21 4 31-3 11-8 20-16 28l-19-17c7-9 11-18 10-28-1-9-7-18-18-28s-21-16-30-17-17 1-23 7c-5 5-7 10-7 17 0 6 6 18 17 35 12 17 19 30 22 38 5 11 6 22 5 31-2 9-7 17-15 24-7 7-16 12-27 14s-23 1-35-2c-12-5-22-12-33-21-13-12-21-24-26-36s-6-23-4-35c3-12 9-23 19-31z"><text:p/></draw:path><draw:path draw:style-name="gr486" draw:text-style-name="P26" svg:width="0.089in" svg:height="0.0618in" svg:x="3.013in" svg:y="0.9819in" svg:viewBox="0 0 227 158" svg:d="M0 134l143-134 53 50c9 8 16 16 20 21 6 8 9 15 11 23 1 7 0 15-3 23-3 9-8 16-15 23-12 11-26 17-42 18s-34-8-54-27l-36-33-58 54zM94 82l36 33c12 12 23 17 33 18 9 0 18-3 26-11 6-6 10-11 11-18s0-13-3-20c-2-2-8-9-16-16l-36-34z"><text:p/></draw:path><draw:path draw:style-name="gr487" draw:text-style-name="P26" svg:width="0.0634in" svg:height="0.0594in" svg:x="3.0661in" svg:y="1.0323in" svg:viewBox="0 0 162 152" svg:d="M0 134c48-45 95-89 143-134 6 6 13 12 19 18-48 45-95 89-143 134-6-6-13-12-19-18z"><text:p/></draw:path></draw:g><draw:g draw:style-name="gr2"><draw:path draw:style-name="gr488" draw:text-style-name="P25" svg:width="0.7in" svg:height="0.6445in" svg:x="5.7496in" svg:y="0.7626in" svg:viewBox="0 0 1779 1638" svg:d="M0 1638c0-546 0-1092 0-1638 593 0 1186 0 1779 0 0 546 0 1092 0 1638-593 0-1186 0-1779 0z"><text:p/></draw:path><draw:path draw:style-name="gr489" draw:text-style-name="P25" svg:width="0.0882in" svg:height="0.1114in" svg:x="5.9642in" svg:y="0.8512in" svg:viewBox="0 0 225 284" svg:d="M0 284c0-94 0-189 0-284 73 0 145 0 218 0 0 11 0 23 0 34-59 0-119 0-178 0 0 29 0 57 0 86 56 0 111 0 167 0 0 11 0 23 0 34-56 0-111 0-167 0 0 32 0 65 0 97 62 0 123 0 185 0 0 11 0 22 0 33-75 0-150 0-225 0z"><text:p/></draw:path><draw:path draw:style-name="gr490" draw:text-style-name="P25" svg:width="0.0693in" svg:height="0.0827in" svg:x="6.074in" svg:y="0.8799in" svg:viewBox="0 0 177 211" svg:d="M0 211v-206h33v29c16-23 39-34 69-34 14 0 26 2 37 7 11 4 19 10 24 17 6 8 10 16 12 26 1 6 2 18 2 34v127h-38v-126c0-14-1-25-4-32s-8-13-15-16c-8-5-16-7-26-7-15 0-29 5-40 14s-17 27-17 55v112z"><text:p/></draw:path><draw:path draw:style-name="gr491" draw:text-style-name="P25" svg:width="0.0748in" svg:height="0.1134in" svg:x="6.1614in" svg:y="0.8512in" svg:viewBox="0 0 191 289" svg:d="M156 284v-26c-14 21-34 31-61 31-18 0-34-5-49-14-14-8-26-22-34-38s-12-34-12-56c0-21 4-39 11-56 7-16 18-29 33-39 15-8 31-13 49-13 13 0 25 3 36 8 10 5 19 12 25 20v-101h37v284zM38 181c0 26 6 46 18 59s26 20 42 20 30-7 42-19c11-12 17-32 17-57 0-28-6-49-17-62-12-13-26-20-44-20-16 0-30 7-41 19-11 13-17 33-17 60z"><text:p/></draw:path><draw:path draw:style-name="gr492" draw:text-style-name="P25" svg:width="0.0941in" svg:height="0.1154in" svg:x="5.935in" svg:y="1.0244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493" draw:text-style-name="P25" svg:width="0.0417in" svg:height="0.1106in" svg:x="6.0421in" svg:y="1.0287in" svg:viewBox="0 0 107 282" svg:d="M102 247l5 31c-10 2-20 4-28 4-14 0-24-3-32-7-7-4-12-9-15-16s-5-20-5-41v-119h-27v-27h27v-51l37-21v72h38v27h-38v120c0 10 1 17 2 19 1 3 3 5 7 7 3 2 7 3 12 3s10 0 17-1z"><text:p/></draw:path><draw:path draw:style-name="gr494" draw:text-style-name="P25" svg:width="0.0799in" svg:height="0.0846in" svg:x="6.0913in" svg:y="1.0551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495" draw:text-style-name="P25" svg:width="0.0748in" svg:height="0.1138in" svg:x="6.1898in" svg:y="1.0551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496" draw:text-style-name="P25" svg:width="0.0799in" svg:height="0.0807in" svg:x="6.0134in" svg:y="1.2323in" svg:viewBox="0 0 204 206" svg:d="M0 206l80-106-75-100h45l35 50c7 9 12 17 16 22 6-8 12-17 17-23l37-49h45l-75 100 79 106h-45l-45-63-11-14-58 77z"><text:p/></draw:path><draw:path draw:style-name="gr497" draw:text-style-name="P25" svg:width="0.0783in" svg:height="0.1138in" svg:x="6.1in" svg:y="1.2012in" svg:viewBox="0 0 200 290" svg:d="M195 70l-38 3c-3-13-8-23-14-29-10-10-22-15-37-15-11 0-22 3-31 9-11 8-20 20-27 35-6 16-10 38-10 66 9-12 20-22 33-28 13-7 26-10 40-10 25 0 46 9 63 26s26 39 26 66c0 18-4 34-12 50-8 15-20 26-34 35-14 8-31 12-49 12-31 0-56-10-76-32-19-22-29-56-29-106 0-54 11-95 33-119 18-22 44-33 76-33 24 0 43 7 59 19 15 12 24 30 27 51zM43 193c0 13 3 24 8 34 6 11 13 20 23 25 9 6 20 9 31 9 16 0 29-6 40-18 11-11 17-27 17-48 0-20-5-35-16-46s-26-17-43-17-31 6-42 17c-12 11-18 26-18 44z"><text:p/></draw:path></draw:g><draw:g draw:style-name="gr2"><draw:path draw:style-name="gr498" draw:text-style-name="P26" svg:width="0.9374in" svg:height="0.4689in" svg:x="4.8118in" svg:y="1.1142in" svg:viewBox="0 0 2382 1192" svg:d="M0 1192c794-397 1588-795 2382-1192"><text:p/></draw:path><draw:path draw:style-name="gr499" draw:text-style-name="P26" svg:width="0.0835in" svg:height="0.0768in" svg:x="5.1122in" svg:y="1.3055in" svg:viewBox="0 0 213 196" svg:d="M114 117l-11-20 75-38 35 61c-7 15-15 28-25 38s-21 19-34 25c-17 10-35 13-53 13-19 1-35-4-50-14-15-9-27-22-36-38-9-17-14-34-15-51-1-18 4-34 13-47 10-14 24-25 41-34 13-6 26-10 39-12 12-1 23 1 33 5s20 11 29 21l-18 16c-8-7-15-12-21-15-7-2-15-3-24-2s-18 2-27 7c-10 6-19 11-25 19-6 6-10 14-12 21s-2 15-2 22c2 12 6 24 12 37 9 15 18 25 30 33 11 7 23 10 36 10s25-4 37-10c10-4 19-12 26-20 8-9 13-16 16-23l-18-31z"><text:p/></draw:path><draw:path draw:style-name="gr500" draw:text-style-name="P26" svg:width="0.0665in" svg:height="0.0846in" svg:x="5.1783in" svg:y="1.2697in" svg:viewBox="0 0 170 216" svg:d="M95 216l-95-168 66-33c12-5 21-9 28-11 9-4 18-5 26-4s16 5 23 10c8 5 14 12 19 20 8 14 10 29 6 44-4 14-18 28-43 40l-45 22 39 68zM69 116l45-23c15-7 24-15 28-23 3-9 2-18-4-27-4-7-9-13-16-15-6-3-13-4-20-3-4 1-12 4-22 9l-45 23z"><text:p/></draw:path><draw:path draw:style-name="gr501" draw:text-style-name="P26" svg:width="0.0465in" svg:height="0.0701in" svg:x="5.2453in" svg:y="1.2508in" svg:viewBox="0 0 119 179" svg:d="M95 179c-32-55-63-111-95-167 8-4 16-8 24-12 32 55 63 112 95 167-8 4-16 8-24 12z"><text:p/></draw:path><draw:path draw:style-name="gr502" draw:text-style-name="P26" svg:width="0.0783in" svg:height="0.0764in" svg:x="5.2819in" svg:y="1.2213in" svg:viewBox="0 0 200 195" svg:d="M16 143c-15-28-20-54-13-77 7-24 23-42 48-55 17-8 34-12 51-11s33 6 48 16c14 9 26 23 35 40 10 16 15 33 15 50 1 17-4 32-13 46-10 13-22 24-38 32-17 9-34 12-51 11-18-1-34-6-48-16s-25-22-34-36zM40 131c11 19 26 32 44 38s36 4 54-5 29-22 34-39c5-18 2-37-10-58-8-13-17-24-28-31-10-8-22-11-35-12-12-1-24 1-36 7-17 9-28 21-35 38-6 17-2 37 12 62z"><text:p/></draw:path><draw:path draw:style-name="gr503" draw:text-style-name="P26" svg:width="0.0244in" svg:height="0.0811in" svg:x="5.3606in" svg:y="1.1925in" svg:viewBox="0 0 63 207" svg:d="M46 207c-15-66-31-132-46-199 6-2 12-5 18-8 15 66 30 132 45 198-5 3-11 7-17 9z"><text:p/></draw:path><draw:path draw:style-name="gr504" draw:text-style-name="P26" svg:width="0.076in" svg:height="0.0839in" svg:x="5.0902in" svg:y="1.461in" svg:viewBox="0 0 194 214" svg:d="M28 214l-28-201 27-13 167 131-27 14-49-41-75 38 10 60zM39 120l62-31-45-36c-14-12-25-21-33-29 3 13 6 25 8 37z"><text:p/></draw:path><draw:path draw:style-name="gr505" draw:text-style-name="P26" svg:width="0.0823in" svg:height="0.0839in" svg:x="5.1382in" svg:y="1.424in" svg:viewBox="0 0 210 214" svg:d="M95 214l-95-168 61-30c14-7 25-11 33-13 11-3 22-4 33-1 13 2 26 8 37 18 11 9 21 21 29 35 8 13 13 26 15 37s3 21 2 30c-2 9-4 17-8 23-4 7-9 13-16 19-7 7-16 12-27 18zM108 182l37-19c12-6 21-12 26-17 6-5 9-11 11-17 3-8 3-17 1-27-2-11-6-22-14-35-9-17-20-29-32-35-11-7-22-10-32-8-8 0-19 5-33 11l-37 19z"><text:p/></draw:path><draw:path draw:style-name="gr506" draw:text-style-name="P26" svg:width="0.0764in" svg:height="0.0764in" svg:x="5.2177in" svg:y="1.387in" svg:viewBox="0 0 195 195" svg:d="M165 96l27-7c5 21 4 40-3 55-8 16-21 29-40 38-19 10-37 14-53 13-17-1-32-7-46-18-14-10-26-24-35-40-10-17-15-34-15-51 0-16 4-31 14-44 9-13 21-23 37-32 18-8 35-12 52-9s33 10 46 23l-21 17c-11-10-22-16-32-17-11-1-23 1-35 7-13 7-23 15-29 26s-7 22-5 34 6 23 12 35c8 13 17 24 27 33 11 8 22 12 35 13 12 0 24-3 35-8 13-7 22-16 28-28 5-11 5-25 1-40z"><text:p/></draw:path><draw:path draw:style-name="gr507" draw:text-style-name="P26" svg:width="0.0244in" svg:height="0.0811in" svg:x="5.2913in" svg:y="1.3606in" svg:viewBox="0 0 63 207" svg:d="M46 207c-15-66-31-132-46-199 6-2 12-5 18-8 15 66 30 132 45 198-5 3-11 7-17 9z"><text:p/></draw:path><draw:path draw:style-name="gr508" draw:text-style-name="P26" svg:width="0.0764in" svg:height="0.0764in" svg:x="5.3161in" svg:y="1.3374in" svg:viewBox="0 0 195 195" svg:d="M165 96l27-7c5 21 4 40-3 55-8 16-21 29-40 38-19 10-37 14-53 13-17-1-32-7-46-18-14-10-26-24-35-40-10-17-15-34-15-51 0-16 4-31 14-44 9-13 21-23 37-32 18-8 35-12 52-9s33 10 46 23l-21 17c-11-10-22-16-32-17-11-1-23 1-35 7-13 7-23 15-29 26s-7 22-5 34 6 23 12 35c8 13 17 24 27 33 11 8 22 12 35 13 12 0 24-3 35-8 13-7 22-16 28-28 5-11 5-25 1-40z"><text:p/></draw:path><draw:path draw:style-name="gr509" draw:text-style-name="P26" svg:width="0.1047in" svg:height="0.0992in" svg:x="5.3768in" svg:y="1.2886in" svg:viewBox="0 0 267 253" svg:d="M95 253l-95-167 36-17 110 96c10 10 17 16 22 21-1-8-3-18-5-32l-23-138 32-16 95 167-24 12-79-140 27 167-21 10-132-117 81 142z"><text:p/></draw:path><draw:path draw:style-name="gr510" draw:text-style-name="P26" svg:width="0.0665in" svg:height="0.0846in" svg:x="5.4587in" svg:y="1.263in" svg:viewBox="0 0 170 216" svg:d="M95 216l-95-168 66-33c12-5 21-9 28-11 9-4 18-5 26-4s16 5 23 10c8 5 14 12 19 20 8 14 10 29 6 44-4 14-18 28-43 40l-45 22 39 68zM69 116l45-23c15-7 24-15 28-23 3-9 2-18-4-27-4-7-9-13-16-15-6-3-13-4-20-3-4 1-12 4-22 9l-45 23z"><text:p/></draw:path></draw:g><draw:g draw:style-name="gr2"><draw:path draw:style-name="gr511" draw:text-style-name="P25" svg:width="0.687in" svg:height="0.6445in" svg:x="3.1248in" svg:y="0.0004in" svg:viewBox="0 0 1746 1638" svg:d="M0 1638c0-546 0-1092 0-1638 582 0 1164 0 1746 0 0 546 0 1092 0 1638-582 0-1164 0-1746 0z"><text:p/></draw:path><draw:path draw:style-name="gr512" draw:text-style-name="P25" svg:width="0.0799in" svg:height="0.1114in" svg:x="3.3378in" svg:y="0.089in" svg:viewBox="0 0 204 284" svg:d="M0 284c0-94 0-189 0-284 68 0 136 0 204 0 0 11 0 23 0 34-55 0-109 0-164 0 0 29 0 58 0 87 47 0 95 0 142 0 0 11 0 23 0 34-47 0-95 0-142 0 0 43 0 86 0 129-13 0-27 0-40 0z"><text:p/></draw:path><draw:path draw:style-name="gr513" draw:text-style-name="P25" svg:width="0.0795in" svg:height="0.0846in" svg:x="3.4319in" svg:y="0.1181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514" draw:text-style-name="P25" svg:width="0.0693in" svg:height="0.0827in" svg:x="3.5307in" svg:y="0.1181in" svg:viewBox="0 0 177 211" svg:d="M0 211v-206h33v29c16-23 39-34 69-34 14 0 26 2 37 7 11 4 19 10 24 17 6 8 10 16 12 26 1 6 2 18 2 34v127h-38v-126c0-14-1-25-4-32s-8-13-15-16c-8-5-16-7-26-7-15 0-29 5-40 14s-17 27-17 55v112z"><text:p/></draw:path><draw:path draw:style-name="gr515" draw:text-style-name="P25" svg:width="0.0906in" svg:height="0.1114in" svg:x="3.274in" svg:y="0.2642in" svg:viewBox="0 0 231 284" svg:d="M0 284v-284h114c20 0 36 1 46 3 15 2 28 6 38 13s18 16 24 27c6 12 9 26 9 40 0 24-8 44-25 61-16 16-46 25-88 25h-78v115zM40 135h78c26 0 45-5 56-13 11-9 16-23 16-38 0-13-3-22-10-31-6-8-14-14-25-16-7-2-19-3-37-3h-78z"><text:p/></draw:path><draw:path draw:style-name="gr516" draw:text-style-name="P25" svg:width="0.1524in" svg:height="0.1114in" svg:x="3.3748in" svg:y="0.2642in" svg:viewBox="0 0 388 284" svg:d="M79 284l-79-284h41l46 187c4 19 9 38 13 58 8-31 12-48 14-53l56-192h49l42 145c11 35 19 68 25 100 3-19 9-39 15-62l46-183h41l-80 284h-42l-63-215c-5-19-8-31-9-34-4 12-7 23-10 33l-63 216z"><text:p/></draw:path><draw:path draw:style-name="gr517" draw:text-style-name="P25" svg:width="0.1138in" svg:height="0.1114in" svg:x="3.55in" svg:y="0.2642in" svg:viewBox="0 0 290 284" svg:d="M0 284v-284h60l72 201c7 19 11 33 15 42 3-10 9-25 16-45l74-198h53v284h-39v-238l-90 238h-35l-87-241v241z"><text:p/></draw:path><draw:path draw:style-name="gr518" draw:text-style-name="P25" svg:width="0.0799in" svg:height="0.0807in" svg:x="3.3823in" svg:y="0.4701in" svg:viewBox="0 0 204 206" svg:d="M0 206l80-106-75-100h45l35 50c7 9 12 17 16 22 6-8 12-17 17-23l37-49h45l-75 100 79 106h-45l-45-63-11-14-58 77z"><text:p/></draw:path><draw:path draw:style-name="gr519" draw:text-style-name="P25" svg:width="0.0787in" svg:height="0.1118in" svg:x="3.4669in" svg:y="0.439in" svg:viewBox="0 0 201 285" svg:d="M201 251v34h-201c0-8 1-17 4-24 6-13 14-25 25-38 12-12 28-27 49-43 33-25 55-45 67-60s18-29 18-42-5-25-16-35c-11-9-25-14-42-14-18 0-33 5-43 15-11 10-17 25-17 43l-38-4c3-28 13-47 30-61s40-22 69-22 52 8 69 23c18 15 26 33 26 56 0 11-2 22-7 34-6 10-14 22-25 34-12 13-31 28-58 50-22 18-37 29-43 36-7 6-12 12-16 18z"><text:p/></draw:path></draw:g><draw:g draw:style-name="gr2"><draw:path draw:style-name="gr520" draw:text-style-name="P25" svg:width="0.687in" svg:height="0.6445in" svg:x="4.7496in" svg:y="0in" svg:viewBox="0 0 1746 1638" svg:d="M0 1638c0-546 0-1092 0-1638 582 0 1164 0 1746 0 0 546 0 1092 0 1638-582 0-1164 0-1746 0z"><text:p/></draw:path><draw:path draw:style-name="gr521" draw:text-style-name="P25" svg:width="0.0937in" svg:height="0.1114in" svg:x="4.9343in" svg:y="0.0886in" svg:viewBox="0 0 239 284" svg:d="M0 284c0-94 0-189 0-284 14 0 27 0 41 0 53 74 107 149 160 223 0-74 0-149 0-223 13 0 25 0 38 0 0 95 0 190 0 284-14 0-27 0-41 0-53-74-107-149-160-223 0 74 0 149 0 223-13 0-25 0-38 0z"><text:p/></draw:path><draw:path draw:style-name="gr522" draw:text-style-name="P25" svg:width="0.0941in" svg:height="0.1114in" svg:x="5.0457in" svg:y="0.0886in" svg:viewBox="0 0 240 284" svg:d="M100 284c0-83 0-167 0-250-33 0-67 0-100 0 0-11 0-23 0-34 80 0 160 0 240 0 0 11 0 23 0 34-33 0-67 0-100 0 0 83 0 167 0 250-13 0-27 0-40 0z"><text:p/></draw:path><draw:path draw:style-name="gr523" draw:text-style-name="P25" svg:width="0.1047in" svg:height="0.1154in" svg:x="5.1531in" svg:y="0.087in" svg:viewBox="0 0 267 294" svg:d="M226 190l41 9c-8 31-23 54-45 70s-49 25-80 25c-33 0-59-7-79-19-21-12-36-30-47-54s-16-49-16-76c0-30 6-56 18-77 12-23 29-40 51-51 23-11 47-17 74-17 30 0 55 8 76 22s35 34 43 61l-39 8c-7-21-17-36-31-45-13-9-30-14-50-14-23 0-43 6-58 16-16 10-27 24-33 42-7 18-10 36-10 55 0 24 4 45 11 63 8 18 19 31 35 41 16 8 33 13 51 13 22 0 41-6 57-18 15-12 26-31 31-54z"><text:p/></draw:path><draw:path draw:style-name="gr524" draw:text-style-name="P25" svg:width="0.0941in" svg:height="0.1114in" svg:x="4.8079in" svg:y="0.2638in" svg:viewBox="0 0 240 284" svg:d="M100 284c0-83 0-167 0-250-33 0-67 0-100 0 0-11 0-23 0-34 80 0 160 0 240 0 0 11 0 23 0 34-33 0-67 0-100 0 0 83 0 167 0 250-13 0-27 0-40 0z"><text:p/></draw:path><draw:path draw:style-name="gr525" draw:text-style-name="P25" svg:width="0.0693in" svg:height="0.1114in" svg:x="4.9185in" svg:y="0.2638in" svg:viewBox="0 0 177 284" svg:d="M0 284v-284h37v101c17-18 39-28 65-28 16 0 30 3 42 10 12 5 20 14 25 24 5 11 8 26 8 47v130h-37v-131c0-17-4-30-12-38s-19-12-34-12c-11 0-21 3-30 9-10 4-17 12-21 21-4 10-6 22-6 39v112z"><text:p/></draw:path><draw:path draw:style-name="gr526" draw:text-style-name="P25" svg:width="0.0791in" svg:height="0.0846in" svg:x="5.0067in" svg:y="0.2925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27" draw:text-style-name="P25" svg:width="0.0465in" svg:height="0.0827in" svg:x="5.1047in" svg:y="0.2925in" svg:viewBox="0 0 119 211" svg:d="M0 211v-206h32v31c9-15 17-25 24-29 7-5 15-7 24-7 13 0 26 4 39 11l-13 32c-9-5-18-7-27-7-8 0-15 2-22 6-6 5-11 11-14 20-4 12-6 26-6 40v109z"><text:p/></draw:path><draw:path draw:style-name="gr528" draw:text-style-name="P25" svg:width="0.1165in" svg:height="0.0827in" svg:x="5.1598in" svg:y="0.2925in" svg:viewBox="0 0 297 211" svg:d="M0 211v-206h33v29c7-11 16-19 27-25 12-6 25-9 39-9 17 0 30 3 40 9 11 7 18 15 22 27 18-24 40-36 68-36 22 0 39 6 50 17 12 11 18 29 18 52v142h-37v-130c0-14-1-25-4-30-2-7-6-12-13-15-6-4-14-6-22-6-16 0-28 5-39 14-10 10-15 25-15 47v120h-37v-134c0-16-3-27-9-36-6-7-16-11-30-11-10 0-20 3-29 8s-15 13-19 23c-4 9-6 24-6 43v107z"><text:p/></draw:path><draw:path draw:style-name="gr529" draw:text-style-name="P25" svg:width="0.0799in" svg:height="0.0846in" svg:x="5.2945in" svg:y="0.2925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530" draw:text-style-name="P25" svg:width="0.0799in" svg:height="0.0807in" svg:x="5.0067in" svg:y="0.4697in" svg:viewBox="0 0 204 206" svg:d="M0 206l80-106-75-100h45l35 50c7 9 12 17 16 22 6-8 12-17 17-23l37-49h45l-75 100 79 106h-45l-45-63-11-14-58 77z"><text:p/></draw:path><draw:path draw:style-name="gr531" draw:text-style-name="P25" svg:width="0.0768in" svg:height="0.1102in" svg:x="5.0949in" svg:y="0.4406in" svg:viewBox="0 0 196 281" svg:d="M0 34v-34h196v27c-19 20-39 45-58 77s-33 65-44 99c-7 23-12 49-14 78h-38c0-23 5-50 14-81 9-32 22-63 39-92 16-29 34-55 53-74z"><text:p/></draw:path></draw:g><draw:g draw:style-name="gr2"><draw:path draw:style-name="gr532" draw:text-style-name="P26" svg:width="0.2492in" svg:height="0.7035in" svg:x="4.6248in" svg:y="0.6457in" svg:viewBox="0 0 634 1788" svg:d="M0 1788c211-596 423-1192 634-1788"><text:p/></draw:path><draw:path draw:style-name="gr533" draw:text-style-name="P26" svg:width="0.089in" svg:height="0.0654in" svg:x="4.6224in" svg:y="1.0291in" svg:viewBox="0 0 227 167" svg:d="M168 167l-168-128 10-26 217-13-10 27-65 2-27 76 52 37zM107 92l22-62-60 2c-18 1-33 1-44 1 11 6 22 13 33 21z"><text:p/></draw:path><draw:path draw:style-name="gr534" draw:text-style-name="P26" svg:width="0.087in" svg:height="0.0728in" svg:x="4.6398in" svg:y="0.9465in" svg:viewBox="0 0 222 186" svg:d="M192 186l-192-60 22-62c5-14 9-25 14-31 6-10 14-17 23-22 12-6 25-10 40-11 15 0 31 2 48 8 15 4 27 10 37 16 10 7 18 14 24 21 5 8 9 14 11 22 3 7 3 15 2 24 0 9-3 19-6 30zM177 154l14-38c4-12 6-21 6-29 0-7-1-14-4-18-4-8-11-16-20-21-9-7-20-12-35-17-20-6-36-8-49-5s-23 8-30 15c-4 6-9 16-14 30l-14 38z"><text:p/></draw:path><draw:path draw:style-name="gr535" draw:text-style-name="P26" svg:width="0.0815in" svg:height="0.0689in" svg:x="4.6724in" svg:y="0.8736in" svg:viewBox="0 0 208 176" svg:d="M150 41l15-21c19 11 32 25 39 42 6 16 6 34-1 53s-17 34-29 44c-13 9-29 15-47 17-18 1-36-1-54-7-20-7-36-15-49-27-12-12-19-26-22-41s-2-31 4-47c6-18 16-32 30-41 15-9 31-14 51-13l-3 26c-15 0-27 3-36 9-9 5-16 15-20 27-5 13-6 26-2 38 4 11 11 20 21 28 10 7 22 13 34 17 16 4 31 7 44 6 14-1 25-5 35-13 9-7 15-17 19-28 5-13 5-26 1-38-5-12-15-22-30-31z"><text:p/></draw:path></draw:g><draw:g draw:style-name="gr2"><draw:path draw:style-name="gr536" draw:text-style-name="P25" svg:width="0.687in" svg:height="0.6445in" svg:x="3.937in" svg:y="0in" svg:viewBox="0 0 1746 1638" svg:d="M0 1638c0-546 0-1092 0-1638 582 0 1164 0 1746 0 0 546 0 1092 0 1638-582 0-1164 0-1746 0z"><text:p/></draw:path><draw:path draw:style-name="gr537" draw:text-style-name="P25" svg:width="0.0799in" svg:height="0.1114in" svg:x="4.15in" svg:y="0.0886in" svg:viewBox="0 0 204 284" svg:d="M0 284c0-94 0-189 0-284 68 0 136 0 204 0 0 11 0 23 0 34-55 0-109 0-164 0 0 29 0 58 0 87 47 0 95 0 142 0 0 11 0 23 0 34-47 0-95 0-142 0 0 43 0 86 0 129-13 0-27 0-40 0z"><text:p/></draw:path><draw:path draw:style-name="gr538" draw:text-style-name="P25" svg:width="0.0795in" svg:height="0.0846in" svg:x="4.2441in" svg:y="0.1177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539" draw:text-style-name="P25" svg:width="0.0693in" svg:height="0.0827in" svg:x="4.3429in" svg:y="0.1177in" svg:viewBox="0 0 177 211" svg:d="M0 211v-206h33v29c16-23 39-34 69-34 14 0 26 2 37 7 11 4 19 10 24 17 6 8 10 16 12 26 1 6 2 18 2 34v127h-38v-126c0-14-1-25-4-32s-8-13-15-16c-8-5-16-7-26-7-15 0-29 5-40 14s-17 27-17 55v112z"><text:p/></draw:path><draw:path draw:style-name="gr540" draw:text-style-name="P25" svg:width="0.0941in" svg:height="0.1114in" svg:x="4.0606in" svg:y="0.2638in" svg:viewBox="0 0 240 284" svg:d="M100 284c0-83 0-167 0-250-33 0-67 0-100 0 0-11 0-23 0-34 80 0 160 0 240 0 0 11 0 23 0 34-33 0-67 0-100 0 0 83 0 167 0 250-13 0-27 0-40 0z"><text:p/></draw:path><draw:path draw:style-name="gr541" draw:text-style-name="P25" svg:width="0.0795in" svg:height="0.0846in" svg:x="4.1476in" svg:y="0.2925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542" draw:text-style-name="P25" svg:width="0.0752in" svg:height="0.0846in" svg:x="4.2417in" svg:y="0.2925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543" draw:text-style-name="P25" svg:width="0.0693in" svg:height="0.1114in" svg:x="4.3299in" svg:y="0.2638in" svg:viewBox="0 0 177 284" svg:d="M0 284v-284h37v101c17-18 39-28 65-28 16 0 30 3 42 10 12 5 20 14 25 24 5 11 8 26 8 47v130h-37v-131c0-17-4-30-12-38s-19-12-34-12c-11 0-21 3-30 9-10 4-17 12-21 21-4 10-6 22-6 39v112z"><text:p/></draw:path><draw:path draw:style-name="gr544" draw:text-style-name="P25" svg:width="0.0799in" svg:height="0.0846in" svg:x="4.4173in" svg:y="0.2925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545" draw:text-style-name="P25" svg:width="0.0799in" svg:height="0.0807in" svg:x="4.1945in" svg:y="0.4697in" svg:viewBox="0 0 204 206" svg:d="M0 206l80-106-75-100h45l35 50c7 9 12 17 16 22 6-8 12-17 17-23l37-49h45l-75 100 79 106h-45l-45-63-11-14-58 77z"><text:p/></draw:path><draw:path draw:style-name="gr546" draw:text-style-name="P25" svg:width="0.0783in" svg:height="0.1138in" svg:x="4.2811in" svg:y="0.4386in" svg:viewBox="0 0 200 290" svg:d="M195 70l-38 3c-3-13-8-23-14-29-10-10-22-15-37-15-11 0-22 3-31 9-11 8-20 20-27 35-6 16-10 38-10 66 9-12 20-22 33-28 13-7 26-10 40-10 25 0 46 9 63 26s26 39 26 66c0 18-4 34-12 50-8 15-20 26-34 35-14 8-31 12-49 12-31 0-56-10-76-32-19-22-29-56-29-106 0-54 11-95 33-119 18-22 44-33 76-33 24 0 43 7 59 19 15 12 24 30 27 51zM43 193c0 13 3 24 8 34 6 11 13 20 23 25 9 6 20 9 31 9 16 0 29-6 40-18 11-11 17-27 17-48 0-20-5-35-16-46s-26-17-43-17-31 6-42 17c-12 11-18 26-18 44z"><text:p/></draw:path></draw:g><draw:g draw:style-name="gr2"><draw:path draw:style-name="gr547" draw:text-style-name="P26" svg:width="0.0622in" svg:height="0.7039in" svg:x="4.1874in" svg:y="0.6453in" svg:viewBox="0 0 159 1789" svg:d="M0 1789c53-596 106-1193 159-1789"><text:p/></draw:path><draw:path draw:style-name="gr548" draw:text-style-name="P26" svg:width="0.0819in" svg:height="0.0685in" svg:x="4.1051in" svg:y="1.0488in" svg:viewBox="0 0 209 175" svg:d="M126 82l-24-2 7-80 75 7c9 12 16 26 20 39s5 27 4 40c-2 19-7 35-17 50-10 14-23 24-40 31-16 7-35 9-54 8-20-2-38-7-54-16s-28-21-35-36-9-32-8-51c2-14 5-25 11-36s13-19 22-25c9-5 21-9 34-11l5 23c-10 2-19 5-25 9s-11 9-15 17c-4 7-7 16-8 25-1 12 0 22 3 30 3 9 7 16 13 22 5 5 12 9 19 13 11 6 25 9 39 10 18 1 33 0 45-5 13-5 22-13 29-23s11-22 12-35c1-10 0-20-4-32-3-10-7-18-12-24l-37-3z"><text:p/></draw:path><draw:path draw:style-name="gr549" draw:text-style-name="P26" svg:width="0.0799in" svg:height="0.0602in" svg:x="4.1106in" svg:y="0.9764in" svg:viewBox="0 0 204 154" svg:d="M201 154l-201-16 6-70c1-12 3-22 5-28 2-10 6-17 11-23 5-5 12-10 21-13s18-5 28-4c17 2 31 8 42 19s15 29 13 55l-4 48 82 7zM98 120l4-48c2-15-1-27-6-34-6-8-15-11-27-12-8 0-15 1-22 4-6 3-10 9-13 14-1 5-3 13-4 23l-4 48z"><text:p/></draw:path><draw:path draw:style-name="gr550" draw:text-style-name="P26" svg:width="0.0799in" svg:height="0.0157in" svg:x="4.1169in" svg:y="0.9496in" svg:viewBox="0 0 204 41" svg:d="M201 41c-67-5-134-10-201-16 1-8 1-17 2-25 67 6 134 10 202 16-1 8-2 17-3 25z"><text:p/></draw:path><draw:path draw:style-name="gr551" draw:text-style-name="P26" svg:width="0.0815in" svg:height="0.0709in" svg:x="4.1209in" svg:y="0.8665in" svg:viewBox="0 0 208 181" svg:d="M99 181c-34-3-59-13-76-31-17-19-25-41-23-68 2-18 8-33 18-46s23-23 40-29c16-6 34-8 54-6 21 1 39 6 54 15s26 21 33 35c7 15 10 31 9 47-2 18-8 34-18 47-11 13-24 23-40 29-17 6-34 9-51 7zM101 156c24 1 43-3 58-15 15-11 23-26 25-45 1-18-4-34-17-47-13-14-32-21-57-24-16-1-30 1-43 5-12 4-22 11-30 20-7 11-12 21-13 34-1 18 4 34 15 47 12 14 33 23 62 25z"><text:p/></draw:path></draw:g><draw:g draw:style-name="gr2"><draw:path draw:style-name="gr552" draw:text-style-name="P25" svg:width="0.7in" svg:height="0.6445in" svg:x="5.7496in" svg:y="1.5248in" svg:viewBox="0 0 1779 1638" svg:d="M0 1638c0-546 0-1092 0-1638 593 0 1186 0 1779 0 0 546 0 1092 0 1638-593 0-1186 0-1779 0z"><text:p/></draw:path><draw:path draw:style-name="gr553" draw:text-style-name="P25" svg:width="0.0929in" svg:height="0.1114in" svg:x="5.8626in" svg:y="1.7012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554" draw:text-style-name="P25" svg:width="0.0791in" svg:height="0.0846in" svg:x="5.9752in" svg:y="1.7299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55" draw:text-style-name="P25" svg:width="0.0795in" svg:height="0.0846in" svg:x="6.0685in" svg:y="1.7299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556" draw:text-style-name="P25" svg:width="0.0417in" svg:height="0.1106in" svg:x="6.1587in" svg:y="1.7031in" svg:viewBox="0 0 107 282" svg:d="M102 247l5 31c-10 2-20 4-28 4-14 0-24-3-32-7-7-4-12-9-15-16s-5-20-5-41v-119h-27v-27h27v-51l37-21v72h38v27h-38v120c0 10 1 17 2 19 1 3 3 5 7 7 3 2 7 3 12 3s10 0 17-1z"><text:p/></draw:path><draw:path draw:style-name="gr557" draw:text-style-name="P25" svg:width="0.0791in" svg:height="0.0846in" svg:x="6.2083in" svg:y="1.7299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58" draw:text-style-name="P25" svg:width="0.0465in" svg:height="0.0827in" svg:x="6.3067in" svg:y="1.7299in" svg:viewBox="0 0 119 211" svg:d="M0 211v-206h32v31c9-15 17-25 24-29 7-5 15-7 24-7 13 0 26 4 39 11l-13 32c-9-5-18-7-27-7-8 0-15 2-22 6-6 5-11 11-14 20-4 12-6 26-6 40v109z"><text:p/></draw:path><draw:path draw:style-name="gr559" draw:text-style-name="P25" svg:width="0.0799in" svg:height="0.0807in" svg:x="6.0134in" svg:y="1.9067in" svg:viewBox="0 0 204 206" svg:d="M0 206l80-106-75-100h45l35 50c7 9 12 17 16 22 6-8 12-17 17-23l37-49h45l-75 100 79 106h-45l-45-63-11-14-58 77z"><text:p/></draw:path><draw:path draw:style-name="gr560" draw:text-style-name="P25" svg:width="0.0776in" svg:height="0.1138in" svg:x="6.1008in" svg:y="1.8756in" svg:viewBox="0 0 198 290" svg:d="M0 211l38-5c4 20 11 33 22 42 10 8 22 13 37 13 18 0 33-6 45-17s18-25 18-42c0-16-6-29-17-40-11-10-25-15-42-15-7 0-16 1-27 4l4-31c3 0 5 0 6 0 16 0 29-4 42-11 12-8 18-20 18-36 0-12-5-23-14-32-9-8-21-12-35-12s-26 5-36 13c-9 9-15 21-18 38l-38-7c5-23 15-41 31-54 16-12 36-19 60-19 16 0 31 4 45 10 14 7 25 15 32 28 7 11 11 23 11 36 0 12-4 24-11 33-7 10-17 19-31 24 18 4 32 13 43 25 10 12 15 27 15 45 0 25-10 46-29 64-19 17-43 25-73 25-26 0-48-8-66-22-18-15-28-33-30-57z"><text:p/></draw:path></draw:g><draw:g draw:style-name="gr2"><draw:path draw:style-name="gr561" draw:text-style-name="P26" svg:width="0.937in" svg:height="0in" svg:x="4.8122in" svg:y="1.8768in" svg:viewBox="0 0 2381 0" svg:d="M0 0c794 0 1587 0 2381 0"><text:p/></draw:path><draw:path draw:style-name="gr562" draw:text-style-name="P26" svg:width="0.0756in" svg:height="0.0764in" svg:x="5.2028in" svg:y="1.7776in" svg:viewBox="0 0 193 195" svg:d="M0 100c0-31 9-56 27-74s41-26 70-26c18 0 35 4 50 12 15 9 26 21 34 35 8 15 12 32 12 51s-4 36-12 51c-9 15-20 26-35 35-16 7-32 11-49 11-19 0-36-5-51-13s-27-20-34-35c-8-15-12-31-12-47zM27 100c0 23 7 41 20 53 13 13 29 20 49 20 21 0 37-7 50-20s20-31 20-55c0-15-3-29-8-40-6-11-14-20-25-26-11-7-23-9-36-9-19 0-36 5-49 17-14 13-21 32-21 60z"><text:p/></draw:path><draw:path draw:style-name="gr563" draw:text-style-name="P26" svg:width="0.0705in" svg:height="0.0764in" svg:x="5.2894in" svg:y="1.7776in" svg:viewBox="0 0 180 195" svg:d="M153 126l27 5c-6 21-16 37-30 48-15 11-33 16-54 16-22 0-40-4-54-12s-24-21-31-37c-7-15-11-32-11-50 0-19 4-37 12-51 8-15 20-26 34-34 15-7 31-11 49-11 20 0 37 5 51 15 14 9 24 23 29 40l-27 6c-5-13-11-23-20-29-9-7-20-9-34-9-15 0-28 3-39 10-10 6-17 16-22 27-4 12-6 24-6 36 0 16 3 30 8 42 5 11 13 20 23 26 11 6 23 9 35 9 15 0 28-4 39-13 10-7 17-19 21-34z"><text:p/></draw:path></draw:g><draw:g draw:style-name="gr2"><draw:path draw:style-name="gr564" draw:text-style-name="P25" svg:width="0.687in" svg:height="0.6445in" svg:x="5.5622in" svg:y="0.0004in" svg:viewBox="0 0 1746 1638" svg:d="M0 1638c0-546 0-1092 0-1638 582 0 1164 0 1746 0 0 546 0 1092 0 1638-582 0-1164 0-1746 0z"><text:p/></draw:path><draw:path draw:style-name="gr565" draw:text-style-name="P25" svg:width="0.0906in" svg:height="0.1114in" svg:x="5.6445in" svg:y="0.089in" svg:viewBox="0 0 231 284" svg:d="M0 284v-284h114c20 0 36 1 46 3 15 2 28 6 38 13s18 16 24 27c6 12 9 26 9 40 0 24-8 44-25 61-16 16-46 25-88 25h-78v115zM40 135h78c26 0 45-5 56-13 11-9 16-23 16-38 0-13-3-22-10-31-6-8-14-14-25-16-7-2-19-3-37-3h-78z"><text:p/></draw:path><draw:path draw:style-name="gr566" draw:text-style-name="P25" svg:width="0.0941in" svg:height="0.1154in" svg:x="5.7508in" svg:y="0.0874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567" draw:text-style-name="P25" svg:width="0.1083in" svg:height="0.1114in" svg:x="5.9028in" svg:y="0.089in" svg:viewBox="0 0 276 284" svg:d="M117 284l-117-284h42l79 206c6 17 12 32 16 47 5-16 10-32 16-47l82-206h41l-118 284z"><text:p/></draw:path><draw:path draw:style-name="gr568" draw:text-style-name="P25" svg:width="0.0799in" svg:height="0.0846in" svg:x="6.0087in" svg:y="0.1181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569" draw:text-style-name="P25" svg:width="0.0142in" svg:height="0.1114in" svg:x="6.1071in" svg:y="0.089in" svg:viewBox="0 0 37 284" svg:d="M0 284c0-94 0-189 0-284 12 0 25 0 37 0 0 95 0 190 0 284-12 0-25 0-37 0z"><text:p/></draw:path><draw:path draw:style-name="gr570" draw:text-style-name="P25" svg:width="0.0417in" svg:height="0.1106in" svg:x="6.1358in" svg:y="0.0913in" svg:viewBox="0 0 107 282" svg:d="M102 247l5 31c-10 2-20 4-28 4-14 0-24-3-32-7-7-4-12-9-15-16s-5-20-5-41v-119h-27v-27h27v-51l37-21v72h38v27h-38v120c0 10 1 17 2 19 1 3 3 5 7 7 3 2 7 3 12 3s10 0 17-1z"><text:p/></draw:path><draw:path draw:style-name="gr571" draw:text-style-name="P25" svg:width="0.0941in" svg:height="0.1154in" svg:x="5.6756in" svg:y="0.2622in" svg:viewBox="0 0 240 294" svg:d="M0 197l38-3c2 14 6 27 12 35 7 9 17 17 31 22 13 6 29 9 46 9 15 0 28-2 40-7 11-3 20-10 26-17 5-8 8-15 8-24s-3-17-8-23c-5-7-14-13-27-17-8-3-26-8-53-14-28-6-48-13-59-17-14-8-25-16-32-27s-11-22-11-35c0-15 4-28 13-41s21-22 38-29c17-6 35-9 55-9 23 0 43 4 60 10 17 7 30 17 39 30s14 28 15 44l-38 3c-2-18-9-31-21-40s-29-13-53-13-41 4-52 12-17 19-17 30c0 10 4 19 12 25 7 7 28 13 60 21 33 7 55 12 67 18 17 7 30 17 39 29 8 11 12 24 12 40 0 15-5 29-14 42-9 14-22 24-39 31-18 8-37 12-58 12-28 0-51-4-69-12-18-7-33-18-43-33-11-15-16-33-17-52z"><text:p/></draw:path><draw:path draw:style-name="gr572" draw:text-style-name="P25" svg:width="0.0791in" svg:height="0.0846in" svg:x="5.7858in" svg:y="0.2929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73" draw:text-style-name="P25" svg:width="0.0693in" svg:height="0.0827in" svg:x="5.8846in" svg:y="0.2929in" svg:viewBox="0 0 177 211" svg:d="M0 211v-206h33v29c16-23 39-34 69-34 14 0 26 2 37 7 11 4 19 10 24 17 6 8 10 16 12 26 1 6 2 18 2 34v127h-38v-126c0-14-1-25-4-32s-8-13-15-16c-8-5-16-7-26-7-15 0-29 5-40 14s-17 27-17 55v112z"><text:p/></draw:path><draw:path draw:style-name="gr574" draw:text-style-name="P25" svg:width="0.0713in" svg:height="0.0846in" svg:x="5.972in" svg:y="0.2929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575" draw:text-style-name="P25" svg:width="0.0791in" svg:height="0.0846in" svg:x="6.0555in" svg:y="0.2929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76" draw:text-style-name="P25" svg:width="0.0799in" svg:height="0.0807in" svg:x="5.8193in" svg:y="0.4701in" svg:viewBox="0 0 204 206" svg:d="M0 206l80-106-75-100h45l35 50c7 9 12 17 16 22 6-8 12-17 17-23l37-49h45l-75 100 79 106h-45l-45-63-11-14-58 77z"><text:p/></draw:path><draw:path draw:style-name="gr577" draw:text-style-name="P25" svg:width="0.0827in" svg:height="0.1114in" svg:x="5.9016in" svg:y="0.4394in" svg:viewBox="0 0 211 284" svg:d="M133 284c0-22 0-46 0-68-44 0-89 0-133 0 0-10 0-22 0-32 47-61 94-123 141-184 10 0 19 0 29 0 0 61 0 123 0 184 14 0 27 0 41 0 0 10 0 22 0 32-14 0-27 0-41 0 0 22 0 46 0 68-12 0-25 0-37 0zM133 184c0-42 0-85 0-127-32 42-64 85-96 127 32 0 64 0 96 0z"><text:p/></draw:path></draw:g><draw:g draw:style-name="gr2"><draw:path draw:style-name="gr578" draw:text-style-name="P26" svg:width="0.8744in" svg:height="0.7035in" svg:x="4.8122in" svg:y="0.6457in" svg:viewBox="0 0 2222 1788" svg:d="M0 1788c741-596 1481-1192 2222-1788"><text:p/></draw:path><draw:path draw:style-name="gr579" draw:text-style-name="P26" svg:width="0.0846in" svg:height="0.0815in" svg:x="5.1146in" svg:y="0.9693in" svg:viewBox="0 0 216 208" svg:d="M74 208l-74-189 23-19 193 94-23 19-56-30-65 52 23 56zM63 114l53-42-53-26c-15-8-28-16-38-22 6 12 12 23 17 34z"><text:p/></draw:path><draw:path draw:style-name="gr580" draw:text-style-name="P26" svg:width="0.087in" svg:height="0.0839in" svg:x="5.1559in" svg:y="0.9157in" svg:viewBox="0 0 222 214" svg:d="M131 214l-131-145 53-42c11-9 21-16 29-19 10-5 21-8 31-8 14 0 28 4 41 10 13 7 25 16 37 29 10 12 18 22 23 33s7 20 8 29 0 17-2 25c-2 6-6 14-11 21-6 8-13 15-23 22zM136 180l33-26c10-9 17-15 21-22 4-6 7-12 7-18 1-9-1-17-5-28-5-9-12-19-22-31-13-15-27-24-39-28-13-4-24-4-34-1-7 3-17 9-29 18l-32 26z"><text:p/></draw:path><draw:path draw:style-name="gr581" draw:text-style-name="P26" svg:width="0.0791in" svg:height="0.0752in" svg:x="5.228in" svg:y="0.865in" svg:viewBox="0 0 202 192" svg:d="M165 80l25-11c10 18 13 37 10 54-4 17-14 32-30 45s-33 22-49 24c-16 1-32-1-49-9-16-7-31-18-43-32-14-15-22-30-27-46-4-16-3-32 3-46 6-15 16-28 30-38 15-13 31-20 48-21 18-1 34 4 51 14l-17 21c-13-8-25-11-36-10-11 0-21 5-32 14s-19 19-22 31c-3 11-2 23 2 34 5 12 12 22 20 31 11 12 23 21 35 27 12 5 24 7 36 5s23-6 33-14c11-9 18-21 21-33 2-12-1-26-9-40z"><text:p/></draw:path></draw:g><draw:g draw:style-name="gr2"><draw:path draw:style-name="gr582" draw:text-style-name="P25" svg:width="0.987in" svg:height="0.5858in" svg:x="5.3118in" svg:y="3.05in" svg:viewBox="0 0 2508 1489" svg:d="M0 1489c0-496 0-993 0-1489 836 0 1672 0 2508 0 0 496 0 993 0 1489-836 0-1672 0-2508 0z"><text:p/></draw:path><draw:path draw:style-name="gr583" draw:text-style-name="P25" svg:width="0.0882in" svg:height="0.1114in" svg:x="5.4291in" svg:y="3.1969in" svg:viewBox="0 0 225 284" svg:d="M0 284c0-94 0-189 0-284 73 0 145 0 218 0 0 11 0 23 0 34-59 0-119 0-178 0 0 29 0 57 0 86 56 0 111 0 167 0 0 11 0 23 0 34-56 0-111 0-167 0 0 32 0 65 0 97 62 0 123 0 185 0 0 11 0 22 0 33-75 0-150 0-225 0z"><text:p/></draw:path><draw:path draw:style-name="gr584" draw:text-style-name="P25" svg:width="0.0799in" svg:height="0.0807in" svg:x="5.5287in" svg:y="3.2276in" svg:viewBox="0 0 204 206" svg:d="M0 206l80-106-75-100h45l35 50c7 9 12 17 16 22 6-8 12-17 17-23l37-49h45l-75 100 79 106h-45l-45-63-11-14-58 77z"><text:p/></draw:path><draw:path draw:style-name="gr585" draw:text-style-name="P25" svg:width="0.0748in" svg:height="0.1138in" svg:x="5.6197in" svg:y="3.2256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586" draw:text-style-name="P25" svg:width="0.0795in" svg:height="0.0846in" svg:x="5.7083in" svg:y="3.2256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587" draw:text-style-name="P25" svg:width="0.0693in" svg:height="0.0827in" svg:x="5.8071in" svg:y="3.2256in" svg:viewBox="0 0 177 211" svg:d="M0 211v-206h33v29c16-23 39-34 69-34 14 0 26 2 37 7 11 4 19 10 24 17 6 8 10 16 12 26 1 6 2 18 2 34v127h-38v-126c0-14-1-25-4-32s-8-13-15-16c-8-5-16-7-26-7-15 0-29 5-40 14s-17 27-17 55v112z"><text:p/></draw:path><draw:path draw:style-name="gr588" draw:text-style-name="P25" svg:width="0.0713in" svg:height="0.0846in" svg:x="5.8945in" svg:y="3.2256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589" draw:text-style-name="P25" svg:width="0.0142in" svg:height="0.1114in" svg:x="5.9839in" svg:y="3.1969in" svg:viewBox="0 0 37 284" svg:d="M0 39c0-13 0-26 0-39 12 0 25 0 37 0 0 13 0 26 0 39-12 0-25 0-37 0zM0 284c0-68 0-138 0-206 12 0 25 0 37 0 0 68 0 138 0 206-12 0-25 0-37 0z"><text:p/></draw:path><draw:path draw:style-name="gr590" draw:text-style-name="P25" svg:width="0.0799in" svg:height="0.0846in" svg:x="6.0146in" svg:y="3.2256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591" draw:text-style-name="P25" svg:width="0.0693in" svg:height="0.0827in" svg:x="6.1138in" svg:y="3.2256in" svg:viewBox="0 0 177 211" svg:d="M0 211v-206h33v29c16-23 39-34 69-34 14 0 26 2 37 7 11 4 19 10 24 17 6 8 10 16 12 26 1 6 2 18 2 34v127h-38v-126c0-14-1-25-4-32s-8-13-15-16c-8-5-16-7-26-7-15 0-29 5-40 14s-17 27-17 55v112z"><text:p/></draw:path><draw:path draw:style-name="gr592" draw:text-style-name="P25" svg:width="0.0929in" svg:height="0.1114in" svg:x="5.5449in" svg:y="3.372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593" draw:text-style-name="P25" svg:width="0.0791in" svg:height="0.0846in" svg:x="5.6575in" svg:y="3.4008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94" draw:text-style-name="P25" svg:width="0.0795in" svg:height="0.0846in" svg:x="5.7508in" svg:y="3.4008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595" draw:text-style-name="P25" svg:width="0.0748in" svg:height="0.1134in" svg:x="5.8437in" svg:y="3.372in" svg:viewBox="0 0 191 289" svg:d="M156 284v-26c-14 21-34 31-61 31-18 0-34-5-49-14-14-8-26-22-34-38s-12-34-12-56c0-21 4-39 11-56 7-16 18-29 33-39 15-8 31-13 49-13 13 0 25 3 36 8 10 5 19 12 25 20v-101h37v284zM38 181c0 26 6 46 18 59s26 20 42 20 30-7 42-19c11-12 17-32 17-57 0-28-6-49-17-62-12-13-26-20-44-20-16 0-30 7-41 19-11 13-17 33-17 60z"><text:p/></draw:path><draw:path draw:style-name="gr596" draw:text-style-name="P25" svg:width="0.0791in" svg:height="0.0846in" svg:x="5.9374in" svg:y="3.4008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597" draw:text-style-name="P25" svg:width="0.0465in" svg:height="0.0827in" svg:x="6.0354in" svg:y="3.4008in" svg:viewBox="0 0 119 211" svg:d="M0 211v-206h32v31c9-15 17-25 24-29 7-5 15-7 24-7 13 0 26 4 39 11l-13 32c-9-5-18-7-27-7-8 0-15 2-22 6-6 5-11 11-14 20-4 12-6 26-6 40v109z"><text:p/></draw:path></draw:g><draw:g draw:style-name="gr2"><draw:path draw:style-name="gr598" draw:text-style-name="P26" svg:width="0.4996in" svg:height="0.2929in" svg:x="4.8118in" svg:y="2.7567in" svg:viewBox="0 0 1270 745" svg:d="M0 0c423 249 847 496 1270 745"><text:p/></draw:path><draw:path draw:style-name="gr599" draw:text-style-name="P26" svg:width="0.0791in" svg:height="0.0787in" svg:x="4.8945in" svg:y="2.7181in" svg:viewBox="0 0 202 201" svg:d="M93 117l13-18 72 42-40 59c-17 2-32 1-47-2-14-3-28-7-40-15-17-9-30-21-39-36s-13-31-12-47c2-17 8-34 18-50 11-15 24-27 40-37s32-14 50-13c17 1 34 7 51 17 13 8 22 16 30 25 7 10 12 20 13 29 1 11-1 22-5 35l-25-7c3-10 4-18 4-25-1-6-4-14-9-20-5-7-12-14-21-18-10-7-20-11-29-11-10-2-19-1-26 0-8 2-15 5-21 10-11 7-21 17-28 28-10 14-15 27-16 40s2 24 8 35c7 10 16 19 28 25 9 6 20 10 32 12 11 2 21 2 28 1l20-29z"><text:p/></draw:path><draw:path draw:style-name="gr600" draw:text-style-name="P26" svg:width="0.0839in" svg:height="0.0685in" svg:x="4.9567in" svg:y="2.7504in" svg:viewBox="0 0 214 175" svg:d="M0 160l107-160 64 38c11 6 19 12 24 16 8 6 13 13 16 20s4 14 3 24c-1 8-4 16-9 24-9 14-21 23-37 27-15 4-35-1-59-15l-43-25-43 66zM79 90l44 25c14 9 26 13 35 11 10-2 17-8 24-16 4-8 6-14 6-21-1-6-3-13-8-18-3-2-10-7-20-13l-43-25z"><text:p/></draw:path><draw:path draw:style-name="gr601" draw:text-style-name="P26" svg:width="0.0508in" svg:height="0.0685in" svg:x="5.0213in" svg:y="2.7882in" svg:viewBox="0 0 130 175" svg:d="M0 160c36-53 71-107 107-160 8 5 15 9 23 13-36 54-71 108-107 162-8-5-15-10-23-15z"><text:p/></draw:path><draw:path draw:style-name="gr602" draw:text-style-name="P26" svg:width="0.0787in" svg:height="0.0764in" svg:x="5.0575in" svg:y="2.8138in" svg:viewBox="0 0 201 195" svg:d="M17 52c18-27 39-43 65-49 25-7 50-2 74 12 16 10 28 21 35 36 8 14 12 30 10 46-2 17-8 33-19 49s-24 29-39 37c-16 9-32 13-49 12-18-1-34-6-49-15-16-9-28-21-35-36-8-14-11-30-9-46 1-17 7-32 16-46zM40 66c-13 19-17 36-13 54s14 31 31 42c17 9 35 12 53 8 19-5 35-17 48-38 9-13 14-25 16-37 1-13-1-25-6-35-6-10-14-20-26-26-16-9-33-12-52-9-18 3-35 16-51 41z"><text:p/></draw:path><draw:path draw:style-name="gr603" draw:text-style-name="P26" svg:width="0.0209in" svg:height="0.022in" svg:x="5.1154in" svg:y="2.9012in" svg:viewBox="0 0 54 57" svg:d="M16 23l14-23 24 14-15 23c-5 7-11 13-17 16s-14 4-22 3v-11c5 1 10 0 14-3 4-2 9-6 13-13z"><text:p/></draw:path><draw:path draw:style-name="gr604" draw:text-style-name="P26" svg:width="0.0772in" svg:height="0.085in" svg:x="4.7244in" svg:y="2.7677in" svg:viewBox="0 0 197 217" svg:d="M0 123l172-123 25 15-38 202-25-16 13-59-73-43-50 38zM92 85l60 35 11-55c4-17 7-30 10-41-9 9-19 17-30 26z"><text:p/></draw:path><draw:path draw:style-name="gr605" draw:text-style-name="P26" svg:width="0.0846in" svg:height="0.0839in" svg:x="4.7961in" svg:y="2.7945in" svg:viewBox="0 0 216 214" svg:d="M0 160l107-160 59 35c13 7 23 14 29 19 8 8 14 17 17 27 4 12 5 25 2 39-3 13-10 27-19 42-8 13-17 22-26 29-10 9-19 15-27 17-9 4-18 6-26 6s-16-1-25-4c-10-3-19-7-30-13zM36 155l36 21c11 7 21 11 28 13 8 1 15 1 21 1 9-2 18-7 26-14 9-6 17-16 25-28 11-17 17-31 17-44 0-12-3-22-9-30-5-5-14-13-27-21l-36-20z"><text:p/></draw:path><draw:path draw:style-name="gr606" draw:text-style-name="P26" svg:width="0.0768in" svg:height="0.076in" svg:x="4.8736in" svg:y="2.8445in" svg:viewBox="0 0 196 194" svg:d="M134 150l19 19c-16 14-34 23-52 24-19 2-37-1-55-13-19-10-32-22-39-36-6-14-9-29-6-46s9-34 20-49c11-17 24-29 39-38 15-8 31-12 48-11s33 6 48 15c17 10 29 23 35 38s6 32 1 48l-26-8c4-14 3-25-1-35s-12-18-23-24c-13-9-26-11-39-11-12 1-24 4-34 13-10 7-18 16-25 26-9 14-15 27-17 39-3 13-1 24 5 34 6 11 14 19 24 26 13 7 26 10 40 8 13-1 26-7 38-19z"><text:p/></draw:path><draw:path draw:style-name="gr607" draw:text-style-name="P26" svg:width="0.0209in" svg:height="0.022in" svg:x="4.926in" svg:y="2.9291in" svg:viewBox="0 0 54 57" svg:d="M16 23l14-23 24 14-15 23c-5 7-11 13-17 16s-14 4-22 3v-11c5 1 10 0 14-3 4-2 9-6 13-13z"><text:p/></draw:path><draw:path draw:style-name="gr608" draw:text-style-name="P26" svg:width="0.0748in" svg:height="0.0768in" svg:x="4.9917in" svg:y="2.9126in" svg:viewBox="0 0 191 196" svg:d="M10 85l22 11c-4 9-6 17-6 24 0 8 3 15 9 23 5 7 13 14 22 19 9 6 17 9 25 10 8 2 15 1 21-1 6-3 11-6 14-12 3-4 5-9 4-15 0-5-3-12-9-18-3-4-11-12-24-25-13-12-21-22-25-29-6-9-9-18-9-26s2-16 7-24c6-7 13-14 23-17 9-5 20-6 32-4 11 2 23 6 34 13 13 7 23 15 30 25s11 19 11 29c0 12-3 21-8 30l-24-12c5-10 7-19 3-29-3-8-11-17-23-23-14-9-25-12-34-11s-16 5-20 12c-4 5-5 12-3 18s10 16 25 30c15 15 25 26 30 32 8 11 11 20 12 29 0 10-2 19-8 28-6 8-14 15-24 19-10 5-21 6-34 5-12-2-25-6-37-13-15-9-27-19-34-29-8-10-12-22-12-34s3-23 10-35z"><text:p/></draw:path><draw:path draw:style-name="gr609" draw:text-style-name="P26" svg:width="0.0839in" svg:height="0.0685in" svg:x="5.0488in" svg:y="2.9425in" svg:viewBox="0 0 214 175" svg:d="M0 160l107-160 64 38c11 6 19 12 24 16 8 6 13 13 16 20s4 14 3 24c-1 8-4 16-9 24-9 14-21 23-37 27-15 4-35-1-59-15l-43-25-43 66zM79 90l44 25c14 9 26 13 35 11 10-2 17-8 24-16 4-8 6-14 6-21-1-6-3-13-8-18-3-2-10-7-20-13l-43-25z"><text:p/></draw:path><draw:path draw:style-name="gr610" draw:text-style-name="P26" svg:width="0.0508in" svg:height="0.0685in" svg:x="5.113in" svg:y="2.9807in" svg:viewBox="0 0 130 175" svg:d="M0 160c36-53 71-107 107-160 8 5 15 9 23 13-36 54-71 108-107 162-8-5-15-10-23-15z"><text:p/></draw:path></draw:g><draw:g draw:style-name="gr2"><draw:path draw:style-name="gr611" draw:text-style-name="P26" svg:width="0.1874in" svg:height="0.7035in" svg:x="3.4996in" svg:y="0.6457in" svg:viewBox="0 0 477 1788" svg:d="M0 0c159 596 318 1192 477 1788"><text:p/></draw:path><draw:path draw:style-name="gr612" draw:text-style-name="P26" svg:width="0.0815in" svg:height="0.0717in" svg:x="3.6059in" svg:y="0.9098in" svg:viewBox="0 0 208 183" svg:d="M78 4c32-7 60-5 83 7 22 12 37 31 44 57 5 17 4 33-1 49-5 15-14 28-27 39-14 11-30 18-50 23s-38 6-56 2c-17-4-32-12-44-25-12-11-19-25-24-41-4-18-4-34 1-50s15-29 28-39c14-10 29-18 46-22zM84 29c-23 5-39 16-50 31-10 15-12 32-8 50 5 18 16 31 33 40 16 9 37 10 62 5 16-4 28-10 39-17 10-9 17-18 21-29 4-12 4-23 1-36-5-17-15-30-31-40-15-10-38-11-67-4z"><text:p/></draw:path><draw:path draw:style-name="gr613" draw:text-style-name="P26" svg:width="0.0819in" svg:height="0.0689in" svg:x="3.6264in" svg:y="0.9886in" svg:viewBox="0 0 209 176" svg:d="M90 150v26c-22 0-41-5-56-16s-25-26-30-45c-5-20-5-37 0-51 5-15 15-28 29-38 15-10 32-18 50-22 20-5 39-5 56-1 17 3 32 11 43 22 11 12 19 27 24 42 5 18 4 35-3 50s-19 27-35 37l-13-24c13-7 22-16 26-26 4-9 4-20 1-33-4-14-10-24-20-33-10-7-21-12-34-13s-26 0-38 3c-17 5-30 10-41 18-11 7-18 16-22 27-3 11-3 23 0 34 3 14 11 25 21 33 11 7 25 11 42 10z"><text:p/></draw:path></draw:g><draw:g draw:style-name="gr2"><draw:path draw:style-name="gr614" draw:text-style-name="P27" svg:width="0.9622in" svg:height="0.6445in" svg:x="5.937in" svg:y="3.8709in" svg:viewBox="0 0 2445 1638" svg:d="M0 1638c0-546 0-1092 0-1638 815 0 1630 0 2445 0 0 546 0 1092 0 1638-815 0-1630 0-2445 0z"><text:p/></draw:path><draw:path draw:style-name="gr615" draw:text-style-name="P27" svg:width="0.074in" svg:height="0.1114in" svg:x="6.1622in" svg:y="3.9594in" svg:viewBox="0 0 189 284" svg:d="M0 284c0-94 0-189 0-284 13 0 27 0 40 0 0 84 0 167 0 251 50 0 99 0 149 0 0 11 0 22 0 33-63 0-126 0-189 0z"><text:p/></draw:path><draw:path draw:style-name="gr616" draw:text-style-name="P27" svg:width="0.0791in" svg:height="0.0846in" svg:x="6.2492in" svg:y="3.9882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617" draw:text-style-name="P27" svg:width="0.0756in" svg:height="0.1157in" svg:x="6.3421in" svg:y="3.9882in" svg:viewBox="0 0 193 295" svg:d="M7 227l37 5c2 11 6 19 13 23 9 7 21 11 37 11 18 0 31-3 40-10 10-6 16-15 19-26 2-8 3-22 3-44-16 17-37 25-61 25-30 0-54-10-70-31-17-20-25-45-25-73 0-20 4-38 11-54 8-17 19-30 34-39 14-9 31-14 51-14 26 0 47 10 64 30v-25h33v178c0 32-3 54-10 68s-18 24-34 32c-15 8-33 12-55 12-26 0-48-6-64-17s-24-28-23-51zM38 104c0 27 6 47 17 59 12 12 26 19 43 19 18 0 32-7 44-19 11-12 17-32 17-58 0-25-6-44-18-57-12-12-26-19-43-19s-31 7-43 19c-11 13-17 32-17 56z"><text:p/></draw:path><draw:path draw:style-name="gr618" draw:text-style-name="P27" svg:width="0.0795in" svg:height="0.0846in" svg:x="6.4343in" svg:y="3.9882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619" draw:text-style-name="P27" svg:width="0.0752in" svg:height="0.0846in" svg:x="6.5283in" svg:y="3.9882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620" draw:text-style-name="P27" svg:width="0.0787in" svg:height="0.1138in" svg:x="6.6079in" svg:y="3.9902in" svg:viewBox="0 0 201 290" svg:d="M20 285l-5-32c8 2 15 3 22 3 8 0 15-1 20-4 5-2 9-6 12-11 2-3 6-12 12-25 0-3 1-6 3-10l-84-206h40l46 119c6 15 11 31 16 47 4-15 9-30 15-45l47-121h37l-82 210c-9 23-16 39-21 47-7 11-15 20-23 25-9 5-19 8-31 8-7 0-15-2-24-5z"><text:p/></draw:path><draw:path draw:style-name="gr621" draw:text-style-name="P27" svg:width="0.074in" svg:height="0.1114in" svg:x="6.2638in" svg:y="4.1346in" svg:viewBox="0 0 189 284" svg:d="M0 284c0-94 0-189 0-284 13 0 27 0 40 0 0 84 0 167 0 251 50 0 99 0 149 0 0 11 0 22 0 33-63 0-126 0-189 0z"><text:p/></draw:path><draw:path draw:style-name="gr622" draw:text-style-name="P27" svg:width="0.1047in" svg:height="0.1154in" svg:x="6.3531in" svg:y="4.1327in" svg:viewBox="0 0 267 294" svg:d="M226 190l41 9c-8 31-23 54-45 70s-49 25-80 25c-33 0-59-7-79-19-21-12-36-30-47-54s-16-49-16-76c0-30 6-56 18-77 12-23 29-40 51-51 23-11 47-17 74-17 30 0 55 8 76 22s35 34 43 61l-39 8c-7-21-17-36-31-45-13-9-30-14-50-14-23 0-43 6-58 16-16 10-27 24-33 42-7 18-10 36-10 55 0 24 4 45 11 63 8 18 19 31 35 41 16 8 33 13 51 13 22 0 41-6 57-18 15-12 26-31 31-54z"><text:p/></draw:path><draw:path draw:style-name="gr623" draw:text-style-name="P27" svg:width="0.0976in" svg:height="0.1114in" svg:x="6.478in" svg:y="4.1346in" svg:viewBox="0 0 249 284" svg:d="M0 284v-284h104c23 0 41 1 53 4 18 4 32 11 45 20 15 14 27 29 35 49s12 42 12 68c0 21-3 40-8 57s-12 31-21 41c-8 12-17 20-27 27-10 5-22 10-36 14-14 2-30 4-48 4zM40 251h64c20 0 36-2 47-6 11-3 20-9 27-14 9-10 17-21 22-36 5-16 8-34 8-55 0-29-5-53-16-69-10-16-22-26-37-32-11-3-28-5-52-5h-63z"><text:p/></draw:path><draw:path draw:style-name="gr624" draw:text-style-name="P27" svg:width="0.1047in" svg:height="0.1154in" svg:x="6.065in" svg:y="4.3079in" svg:viewBox="0 0 267 294" svg:d="M226 190l41 9c-8 31-23 54-45 70s-49 25-80 25c-33 0-59-7-79-19-21-12-36-30-47-54s-16-49-16-76c0-30 6-56 18-77 12-23 29-40 51-51 23-11 47-17 74-17 30 0 55 8 76 22s35 34 43 61l-39 8c-7-21-17-36-31-45-13-9-30-14-50-14-23 0-43 6-58 16-16 10-27 24-33 42-7 18-10 36-10 55 0 24 4 45 11 63 8 18 19 31 35 41 16 8 33 13 51 13 22 0 41-6 57-18 15-12 26-31 31-54z"><text:p/></draw:path><draw:path draw:style-name="gr625" draw:text-style-name="P27" svg:width="0.0799in" svg:height="0.0846in" svg:x="6.1823in" svg:y="4.3386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626" draw:text-style-name="P27" svg:width="0.0693in" svg:height="0.0827in" svg:x="6.2815in" svg:y="4.3386in" svg:viewBox="0 0 177 211" svg:d="M0 211v-206h33v29c16-23 39-34 69-34 14 0 26 2 37 7 11 4 19 10 24 17 6 8 10 16 12 26 1 6 2 18 2 34v127h-38v-126c0-14-1-25-4-32s-8-13-15-16c-8-5-16-7-26-7-15 0-29 5-40 14s-17 27-17 55v112z"><text:p/></draw:path><draw:path draw:style-name="gr627" draw:text-style-name="P27" svg:width="0.0417in" svg:height="0.1106in" svg:x="6.3661in" svg:y="4.3118in" svg:viewBox="0 0 107 282" svg:d="M102 247l5 31c-10 2-20 4-28 4-14 0-24-3-32-7-7-4-12-9-15-16s-5-20-5-41v-119h-27v-27h27v-51l37-21v72h38v27h-38v120c0 10 1 17 2 19 1 3 3 5 7 7 3 2 7 3 12 3s10 0 17-1z"><text:p/></draw:path><draw:path draw:style-name="gr628" draw:text-style-name="P27" svg:width="0.0465in" svg:height="0.0827in" svg:x="6.4205in" svg:y="4.3386in" svg:viewBox="0 0 119 211" svg:d="M0 211v-206h32v31c9-15 17-25 24-29 7-5 15-7 24-7 13 0 26 4 39 11l-13 32c-9-5-18-7-27-7-8 0-15 2-22 6-6 5-11 11-14 20-4 12-6 26-6 40v109z"><text:p/></draw:path><draw:path draw:style-name="gr629" draw:text-style-name="P27" svg:width="0.0799in" svg:height="0.0846in" svg:x="6.4705in" svg:y="4.3386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630" draw:text-style-name="P27" svg:width="0.0142in" svg:height="0.1114in" svg:x="6.5689in" svg:y="4.3094in" svg:viewBox="0 0 37 284" svg:d="M0 284c0-94 0-189 0-284 12 0 25 0 37 0 0 95 0 190 0 284-12 0-25 0-37 0z"><text:p/></draw:path><draw:path draw:style-name="gr631" draw:text-style-name="P27" svg:width="0.0142in" svg:height="0.1114in" svg:x="6.6055in" svg:y="4.3094in" svg:viewBox="0 0 37 284" svg:d="M0 284c0-94 0-189 0-284 12 0 25 0 37 0 0 95 0 190 0 284-12 0-25 0-37 0z"><text:p/></draw:path><draw:path draw:style-name="gr632" draw:text-style-name="P27" svg:width="0.0791in" svg:height="0.0846in" svg:x="6.6378in" svg:y="4.3386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633" draw:text-style-name="P27" svg:width="0.0465in" svg:height="0.0827in" svg:x="6.7358in" svg:y="4.3386in" svg:viewBox="0 0 119 211" svg:d="M0 211v-206h32v31c9-15 17-25 24-29 7-5 15-7 24-7 13 0 26 4 39 11l-13 32c-9-5-18-7-27-7-8 0-15 2-22 6-6 5-11 11-14 20-4 12-6 26-6 40v109z"><text:p/></draw:path></draw:g><draw:g draw:style-name="gr2"><draw:path draw:style-name="gr634" draw:text-style-name="P27" svg:width="0.8748in" svg:height="0.6445in" svg:x="4.8118in" svg:y="3.8709in" svg:viewBox="0 0 2223 1638" svg:d="M0 1638c0-546 0-1092 0-1638 741 0 1482 0 2223 0 0 546 0 1092 0 1638-741 0-1482 0-2223 0z"><text:p/></draw:path><draw:path draw:style-name="gr635" draw:text-style-name="P27" svg:width="0.0929in" svg:height="0.1114in" svg:x="5.0087in" svg:y="3.9594in" svg:viewBox="0 0 237 284" svg:d="M0 284c0-94 0-189 0-284 13 0 27 0 40 0 0 38 0 78 0 116 52 0 105 0 157 0 0-38 0-78 0-116 13 0 27 0 40 0 0 95 0 190 0 284-13 0-27 0-40 0 0-45 0-89 0-134-52 0-105 0-157 0 0 45 0 89 0 134-13 0-27 0-40 0z"><text:p/></draw:path><draw:path draw:style-name="gr636" draw:text-style-name="P27" svg:width="0.0142in" svg:height="0.1114in" svg:x="5.1268in" svg:y="3.9594in" svg:viewBox="0 0 37 284" svg:d="M0 39c0-13 0-26 0-39 12 0 25 0 37 0 0 13 0 26 0 39-12 0-25 0-37 0zM0 284c0-68 0-138 0-206 12 0 25 0 37 0 0 68 0 138 0 206-12 0-25 0-37 0z"><text:p/></draw:path><draw:path draw:style-name="gr637" draw:text-style-name="P27" svg:width="0.0449in" svg:height="0.0134in" svg:x="5.1571in" svg:y="4.024in" svg:viewBox="0 0 115 35" svg:d="M0 35c0-12 0-24 0-35 38 0 77 0 115 0 0 11 0 23 0 35-38 0-77 0-115 0z"><text:p/></draw:path><draw:path draw:style-name="gr638" draw:text-style-name="P27" svg:width="0.1039in" svg:height="0.1114in" svg:x="5.2205in" svg:y="3.9594in" svg:viewBox="0 0 265 284" svg:d="M0 284v-284h134c27 0 47 3 61 8s25 14 33 27c9 13 13 27 13 43 0 20-7 36-21 51-14 14-35 22-64 26 11 5 19 9 24 14 12 10 23 22 33 37l52 78h-49l-40-59c-12-17-22-30-29-39-8-10-14-15-20-19s-12-7-19-8c-4-1-11-1-22-1h-46v126zM40 124h86c18 0 32-2 42-6 11-3 19-8 24-17 5-7 8-16 8-24 0-14-5-24-16-33-10-8-26-13-49-13h-95z"><text:p/></draw:path><draw:path draw:style-name="gr639" draw:text-style-name="P27" svg:width="0.0791in" svg:height="0.0846in" svg:x="5.3327in" svg:y="3.9882in" svg:viewBox="0 0 202 216" svg:d="M164 145l37 4c-6 21-17 38-34 49-16 12-37 18-63 18-32 0-57-10-76-28-19-19-28-44-28-78 0-35 9-62 28-81 19-20 44-29 74-29s54 9 72 28c19 19 28 46 28 80 0 2 0 6 0 9h-164c1 23 8 40 21 52 12 12 28 18 46 18 14 0 26-4 35-11 10-6 18-16 24-31zM39 88h125c-2-17-6-30-14-39-12-13-28-20-47-20-18 0-32 6-44 16-12 11-19 25-20 43z"><text:p/></draw:path><draw:path draw:style-name="gr640" draw:text-style-name="P27" svg:width="0.0713in" svg:height="0.0846in" svg:x="5.426in" svg:y="3.9882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641" draw:text-style-name="P27" svg:width="0.0941in" svg:height="0.1114in" svg:x="5.0992in" svg:y="4.1346in" svg:viewBox="0 0 240 284" svg:d="M100 284c0-83 0-167 0-250-33 0-67 0-100 0 0-11 0-23 0-34 80 0 160 0 240 0 0 11 0 23 0 34-33 0-67 0-100 0 0 83 0 167 0 250-13 0-27 0-40 0z"><text:p/></draw:path><draw:path draw:style-name="gr642" draw:text-style-name="P27" svg:width="0.0799in" svg:height="0.1114in" svg:x="5.2118in" svg:y="4.1346in" svg:viewBox="0 0 204 284" svg:d="M0 284c0-94 0-189 0-284 68 0 136 0 204 0 0 11 0 23 0 34-55 0-109 0-164 0 0 29 0 58 0 87 47 0 95 0 142 0 0 11 0 23 0 34-47 0-95 0-142 0 0 43 0 86 0 129-13 0-27 0-40 0z"><text:p/></draw:path><draw:path draw:style-name="gr643" draw:text-style-name="P27" svg:width="0.0941in" svg:height="0.1114in" svg:x="5.3043in" svg:y="4.1346in" svg:viewBox="0 0 240 284" svg:d="M100 284c0-83 0-167 0-250-33 0-67 0-100 0 0-11 0-23 0-34 80 0 160 0 240 0 0 11 0 23 0 34-33 0-67 0-100 0 0 83 0 167 0 250-13 0-27 0-40 0z"><text:p/></draw:path><draw:path draw:style-name="gr644" draw:text-style-name="P27" svg:width="0.1177in" svg:height="0.0807in" svg:x="4.9618in" svg:y="4.3402in" svg:viewBox="0 0 300 206" svg:d="M67 206l-67-206h39l35 119 12 44c1-2 5-16 12-42l34-121h38l33 120 10 40 13-41 38-119h36l-70 206h-38l-34-122-8-36-45 158z"><text:p/></draw:path><draw:path draw:style-name="gr645" draw:text-style-name="P27" svg:width="0.0461in" svg:height="0.1154in" svg:x="5.0803in" svg:y="4.3079in" svg:viewBox="0 0 118 294" svg:d="M0 294c29-98 59-196 88-294 10 0 20 0 30 0-29 98-59 196-88 294-10 0-20 0-30 0z"><text:p/></draw:path><draw:path draw:style-name="gr646" draw:text-style-name="P27" svg:width="0.0417in" svg:height="0.1106in" svg:x="5.1295in" svg:y="4.3118in" svg:viewBox="0 0 107 282" svg:d="M102 247l5 31c-10 2-20 4-28 4-14 0-24-3-32-7-7-4-12-9-15-16s-5-20-5-41v-119h-27v-27h27v-51l37-21v72h38v27h-38v120c0 10 1 17 2 19 1 3 3 5 7 7 3 2 7 3 12 3s10 0 17-1z"><text:p/></draw:path><draw:path draw:style-name="gr647" draw:text-style-name="P27" svg:width="0.0799in" svg:height="0.0846in" svg:x="5.1791in" svg:y="4.3386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648" draw:text-style-name="P27" svg:width="0.0701in" svg:height="0.0827in" svg:x="5.2776in" svg:y="4.3402in" svg:viewBox="0 0 179 211" svg:d="M146 206v-30c-17 24-41 35-70 35-13 0-26-2-37-6-11-5-20-12-25-18-6-8-9-16-12-27-1-6-2-17-2-32v-128h37v114c0 19 1 31 2 37 3 9 8 17 15 23 8 4 18 7 29 7s22-3 32-8 17-13 21-22 6-22 6-40v-111h37v206z"><text:p/></draw:path><draw:path draw:style-name="gr649" draw:text-style-name="P27" svg:width="0.0752in" svg:height="0.0846in" svg:x="5.3669in" svg:y="4.3386in" svg:viewBox="0 0 192 216" svg:d="M155 135l37 5c-4 23-14 42-31 56-16 13-37 20-61 20-30 0-54-10-72-28-19-18-28-44-28-79 0-23 4-42 12-59 8-16 20-29 36-38 16-8 33-12 52-12 24 0 44 6 59 17s25 28 29 49l-36 4c-3-14-10-24-18-31-9-6-20-10-32-10-19 0-35 7-46 19-12 13-18 33-18 60s6 48 17 60 26 19 45 19c14 0 26-4 36-12 10-9 16-22 19-40z"><text:p/></draw:path><draw:path draw:style-name="gr650" draw:text-style-name="P27" svg:width="0.0693in" svg:height="0.1114in" svg:x="5.4547in" svg:y="4.3094in" svg:viewBox="0 0 177 284" svg:d="M0 284v-284h37v101c17-18 39-28 65-28 16 0 30 3 42 10 12 5 20 14 25 24 5 11 8 26 8 47v130h-37v-131c0-17-4-30-12-38s-19-12-34-12c-11 0-21 3-30 9-10 4-17 12-21 21-4 10-6 22-6 39v112z"><text:p/></draw:path></draw:g><draw:path draw:style-name="gr651" draw:text-style-name="P28" svg:width="0.1299in" svg:height="0.2406in" svg:x="5.4996in" svg:y="3.6299in" svg:viewBox="0 0 331 612" svg:d="M331 0c-110 204-221 408-331 612"><text:p/></draw:path><draw:path draw:style-name="gr652" draw:text-style-name="P28" svg:width="0.1193in" svg:height="0.2406in" svg:x="6.0047in" svg:y="3.6299in" svg:viewBox="0 0 304 612" svg:d="M0 0c101 204 203 408 304 612"><text:p/></draw:path><draw:g draw:style-name="gr2"><draw:path draw:style-name="gr653" draw:text-style-name="P25" svg:width="0.8748in" svg:height="0.6445in" svg:x="5.7492in" svg:y="2.2874in" svg:viewBox="0 0 2223 1638" svg:d="M0 1638c0-546 0-1092 0-1638 741 0 1482 0 2223 0 0 546 0 1092 0 1638-741 0-1482 0-2223 0z"><text:p/></draw:path><draw:path draw:style-name="gr654" draw:text-style-name="P25" svg:width="0.0882in" svg:height="0.1114in" svg:x="5.8102in" svg:y="2.4634in" svg:viewBox="0 0 225 284" svg:d="M0 284c0-94 0-189 0-284 73 0 145 0 218 0 0 11 0 23 0 34-59 0-119 0-178 0 0 29 0 57 0 86 56 0 111 0 167 0 0 11 0 23 0 34-56 0-111 0-167 0 0 32 0 65 0 97 62 0 123 0 185 0 0 11 0 22 0 33-75 0-150 0-225 0z"><text:p/></draw:path><draw:path draw:style-name="gr655" draw:text-style-name="P25" svg:width="0.0799in" svg:height="0.0807in" svg:x="5.9098in" svg:y="2.4941in" svg:viewBox="0 0 204 206" svg:d="M0 206l80-106-75-100h45l35 50c7 9 12 17 16 22 6-8 12-17 17-23l37-49h45l-75 100 79 106h-45l-45-63-11-14-58 77z"><text:p/></draw:path><draw:path draw:style-name="gr656" draw:text-style-name="P25" svg:width="0.0748in" svg:height="0.1138in" svg:x="6.0008in" svg:y="2.4925in" svg:viewBox="0 0 191 290" svg:d="M0 290v-285h34v26c8-10 17-18 27-23s22-8 37-8c19 0 35 5 50 14 14 9 25 22 32 38 7 17 11 34 11 54 0 22-4 40-12 57s-20 30-35 40c-16 8-32 13-49 13-13 0-24-3-34-8-10-4-18-11-24-18v100zM33 109c0 26 6 46 17 59 12 12 26 19 42 19 17 0 31-7 43-20s18-34 18-61c0-26-6-46-17-59-12-13-26-20-42-20s-30 7-43 21c-12 14-18 35-18 61z"><text:p/></draw:path><draw:path draw:style-name="gr657" draw:text-style-name="P25" svg:width="0.0795in" svg:height="0.0846in" svg:x="6.0894in" svg:y="2.4925in" svg:viewBox="0 0 203 216" svg:d="M157 186c-13 11-27 19-39 23-13 5-27 7-42 7-24 0-43-6-56-17s-20-25-20-42c0-11 2-20 7-28 5-9 12-15 20-20 8-6 17-10 27-12 7-1 19-3 34-5 30-4 52-8 67-12 0-5 0-8 0-10 0-14-4-23-11-29-9-8-24-12-43-12-18 0-31 3-39 9-9 5-15 15-19 31l-37-5c3-15 9-26 17-36 7-9 18-16 33-20 14-5 31-8 50-8s34 2 46 7c12 3 21 9 26 15 6 6 10 15 12 24 1 6 2 17 2 32v47c0 33 1 53 2 62 2 8 5 17 9 24h-38c-4-7-7-16-8-25zM155 107c-14 6-34 9-62 13-15 2-26 5-33 8-6 2-11 6-15 11-3 5-5 10-5 17 0 9 4 17 11 23 8 7 19 10 34 10 14 0 27-3 39-9 11-6 19-14 25-24 4-9 6-21 6-36z"><text:p/></draw:path><draw:path draw:style-name="gr658" draw:text-style-name="P25" svg:width="0.0693in" svg:height="0.0827in" svg:x="6.1882in" svg:y="2.4925in" svg:viewBox="0 0 177 211" svg:d="M0 211v-206h33v29c16-23 39-34 69-34 14 0 26 2 37 7 11 4 19 10 24 17 6 8 10 16 12 26 1 6 2 18 2 34v127h-38v-126c0-14-1-25-4-32s-8-13-15-16c-8-5-16-7-26-7-15 0-29 5-40 14s-17 27-17 55v112z"><text:p/></draw:path><draw:path draw:style-name="gr659" draw:text-style-name="P25" svg:width="0.0713in" svg:height="0.0846in" svg:x="6.2756in" svg:y="2.4925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draw:path draw:style-name="gr660" draw:text-style-name="P25" svg:width="0.0142in" svg:height="0.1114in" svg:x="6.365in" svg:y="2.4634in" svg:viewBox="0 0 37 284" svg:d="M0 39c0-13 0-26 0-39 12 0 25 0 37 0 0 13 0 26 0 39-12 0-25 0-37 0zM0 284c0-68 0-138 0-206 12 0 25 0 37 0 0 68 0 138 0 206-12 0-25 0-37 0z"><text:p/></draw:path><draw:path draw:style-name="gr661" draw:text-style-name="P25" svg:width="0.0799in" svg:height="0.0846in" svg:x="6.3957in" svg:y="2.4925in" svg:viewBox="0 0 204 216" svg:d="M0 108c0-39 11-67 34-85 18-15 41-23 68-23 30 0 55 9 74 28s28 44 28 77c0 26-4 47-13 63-8 15-20 27-36 36-16 8-34 12-53 12-30 0-55-10-74-28s-28-45-28-80zM38 108c0 26 6 46 18 59s28 20 46 20 34-7 46-20 18-34 18-60c0-25-6-45-18-58-13-13-28-20-46-20s-34 7-46 20-18 33-18 59z"><text:p/></draw:path><draw:path draw:style-name="gr662" draw:text-style-name="P25" svg:width="0.0693in" svg:height="0.0827in" svg:x="6.4949in" svg:y="2.4925in" svg:viewBox="0 0 177 211" svg:d="M0 211v-206h33v29c16-23 39-34 69-34 14 0 26 2 37 7 11 4 19 10 24 17 6 8 10 16 12 26 1 6 2 18 2 34v127h-38v-126c0-14-1-25-4-32s-8-13-15-16c-8-5-16-7-26-7-15 0-29 5-40 14s-17 27-17 55v112z"><text:p/></draw:path><draw:path draw:style-name="gr663" draw:text-style-name="P25" svg:width="0.0894in" svg:height="0.1114in" svg:x="6.0551in" svg:y="2.6386in" svg:viewBox="0 0 228 284" svg:d="M0 284v-284h113c23 0 42 3 55 8 14 6 25 15 33 28 8 11 12 24 12 37 0 12-3 24-10 34-7 11-18 20-32 26 18 5 32 14 42 26s15 27 15 43c0 13-3 26-9 37-6 12-13 20-22 27-9 6-20 11-33 14-13 2-30 4-49 4zM40 119h65c18 0 31-1 38-3 10-3 18-8 23-14s8-15 8-25c0-9-2-18-7-24-5-8-12-13-21-15-9-3-24-4-46-4h-60zM40 251h75c13 0 22 0 28-1 9-2 17-5 23-9s11-8 15-16c4-6 6-14 6-23 0-11-3-20-9-27-6-9-14-15-24-17-10-3-25-5-44-5h-70z"><text:p/></draw:path><draw:path draw:style-name="gr664" draw:text-style-name="P25" svg:width="0.0701in" svg:height="0.0827in" svg:x="6.1654in" svg:y="2.6693in" svg:viewBox="0 0 179 211" svg:d="M146 206v-30c-17 24-41 35-70 35-13 0-26-2-37-6-11-5-20-12-25-18-6-8-9-16-12-27-1-6-2-17-2-32v-128h37v114c0 19 1 31 2 37 3 9 8 17 15 23 8 4 18 7 29 7s22-3 32-8 17-13 21-22 6-22 6-40v-111h37v206z"><text:p/></draw:path><draw:path draw:style-name="gr665" draw:text-style-name="P25" svg:width="0.0713in" svg:height="0.0846in" svg:x="6.2535in" svg:y="2.6673in" svg:viewBox="0 0 182 216" svg:d="M0 149l37-4c2 14 8 24 17 30 10 8 23 12 40 12s29-3 38-10c8-6 12-14 12-23 0-8-4-14-11-18-5-4-18-7-38-12-28-7-47-12-58-17-10-5-18-11-24-20-5-8-8-18-8-28 0-8 2-17 7-25 4-8 10-14 18-20 6-4 14-7 24-10s21-4 32-4c18 0 33 2 46 7 13 4 23 11 29 19s11 19 13 32l-36 5c-2-10-7-19-15-25s-19-9-34-9c-17 0-29 3-37 8-7 5-11 12-11 18 0 5 2 9 5 13 3 3 8 6 14 9 4 1 15 5 34 8 26 7 45 13 55 17s18 11 24 18c6 9 9 19 9 30 0 12-4 23-11 33s-17 19-31 24c-14 6-29 9-46 9-29 0-50-6-65-17s-25-28-29-50z"><text:p/></draw:path></draw:g><draw:g draw:style-name="gr2"><draw:path draw:style-name="gr666" draw:text-style-name="P26" svg:width="0.9374in" svg:height="0.2343in" svg:x="4.8118in" svg:y="2.3461in" svg:viewBox="0 0 2382 596" svg:d="M0 0c794 199 1588 397 2382 596"><text:p/></draw:path><draw:path draw:style-name="gr667" draw:text-style-name="P26" svg:width="0.074in" svg:height="0.0819in" svg:x="5.1563in" svg:y="2.3343in" svg:viewBox="0 0 189 209" svg:d="M163 32l26 6-30 106c-5 18-12 32-19 42-8 9-18 17-32 20-13 4-29 4-48 0-18-5-32-12-42-21s-16-19-17-32c-2-12 0-28 5-47l30-106 26 7-29 105c-5 16-7 27-6 35 1 9 5 16 11 22 7 6 15 10 26 13 19 5 34 4 44-2s19-20 25-43z"><text:p/></draw:path><draw:path draw:style-name="gr668" draw:text-style-name="P26" svg:width="0.0713in" svg:height="0.0823in" svg:x="5.2185in" svg:y="2.3587in" svg:viewBox="0 0 182 210" svg:d="M0 165l126-165 29 8 27 202-30-7-6-61-82-21-36 51zM77 103l67 17-6-55c-2-17-3-31-3-42-7 11-14 21-21 32z"><text:p/></draw:path><draw:path draw:style-name="gr669" draw:text-style-name="P26" svg:width="0.0764in" svg:height="0.0882in" svg:x="5.3in" svg:y="2.3717in" svg:viewBox="0 0 195 225" svg:d="M0 183l52-183 86 22c18 4 30 9 39 15 8 5 13 13 16 22 3 10 3 20 0 30-3 13-11 23-22 29-12 7-27 10-46 7 5 4 9 9 12 13 5 8 10 19 14 29l19 58-31-7-15-44c-4-14-8-24-11-30-3-8-6-13-10-16-3-3-6-6-10-8-3-2-7-3-14-5l-30-7-23 82zM55 86l56 14c11 3 21 4 28 3 8 0 14-3 19-6 5-4 8-10 10-15 2-9 1-16-5-24-5-7-15-13-29-16l-62-16z"><text:p/></draw:path><draw:path draw:style-name="gr670" draw:text-style-name="P26" svg:width="0.0634in" svg:height="0.0807in" svg:x="5.3874in" svg:y="2.389in" svg:viewBox="0 0 162 206" svg:d="M19 199c15-54 30-107 46-161-22-5-43-11-65-16 2-8 4-14 6-22 52 13 104 26 156 38-2 8-4 15-6 23-22-6-44-11-65-17-15 55-31 108-46 162-9-2-17-4-26-7z"><text:p/></draw:path></draw:g></draw:g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31347424" text:continue-list="list8246789893083810591" text:style-name="Outline">
        <text:list-item>
          <text:h text:style-name="P16" text:outline-level="1"/>
        </text:list-item>
        <text:list-item>
          <text:h text:style-name="P18" text:outline-level="1">Hardware details</text:h>
        </text:list-item>
        <text:list-item>
          <text:h text:style-name="P16" text:outline-level="1">Power</text:h>
        </text:list-item>
      </text:list>
      <text:list xml:id="list5285939854768413083" text:style-name="WW8Num14">
        <text:list-item>
          <text:p text:style-name="P5">12 V nominal primary power rail, direct connection to stepper drivers, hot end switches and PWM switches;</text:p>
        </text:list-item>
        <text:list-item>
          <text:p text:style-name="P5">Dedicated heated bed power rail 12 V nominal / 24 V max;</text:p>
        </text:list-item>
        <text:list-item>
          <text:p text:style-name="P5">5V 1A switching converter (MCP16321) for USB Host;</text:p>
        </text:list-item>
        <text:list-item>
          <text:p text:style-name="P5">5V-&gt;3.3V 0.5A LDO;</text:p>
        </text:list-item>
        <text:list-item>
          <text:p text:style-name="P5">NTC fuses on both power inputs;</text:p>
        </text:list-item>
        <text:list-item>
          <text:p text:style-name="P5">Voltage monitoring.</text:p>
        </text:list-item>
      </text:list>
      <text:list xml:id="list31373021" text:continue-list="list31347424" text:style-name="Outline">
        <text:list-item>
          <text:h text:style-name="P16" text:outline-level="1">Motor Drivers</text:h>
        </text:list-item>
      </text:list>
      <text:list xml:id="list8359889497382071134" text:style-name="WW8Num15">
        <text:list-item>
          <text:p text:style-name="P23">5 x stepper drivers (A4988):</text:p>
          <text:list>
            <text:list-item>
              <text:p text:style-name="P23">3 x movement;</text:p>
            </text:list-item>
            <text:list-item>
              <text:p text:style-name="P23">2 x extruders;</text:p>
            </text:list-item>
            <text:list-item>
              <text:p text:style-name="P19">Z-axis driver with dual output connector;</text:p>
            </text:list-item>
          </text:list>
        </text:list-item>
        <text:list-item>
          <text:p text:style-name="P19">2 x PWM channels for onboard stepper driver current setting (movement and extruders separate);</text:p>
        </text:list-item>
        <text:list-item>
          <text:p text:style-name="P19">Fixed 16x microstep setting.</text:p>
        </text:list-item>
      </text:list>
      <text:list xml:id="list31365198" text:continue-list="list31373021" text:style-name="Outline">
        <text:list-header>
          <text:h text:style-name="P16" text:outline-level="1" text:is-list-header="true">Power outputs</text:h>
        </text:list-header>
      </text:list>
      <text:list xml:id="list925565514564009532" text:style-name="L1">
        <text:list-item>
          <text:p text:style-name="P6">5 x PWM low side drives:</text:p>
          <text:list>
            <text:list-item>
              <text:p text:style-name="P15">1 x 12V (24V max) 30A for heated bed:</text:p>
              <text:list>
                <text:list-item>
                  <text:p text:style-name="P15">dedicated power rail;</text:p>
                </text:list-item>
                <text:list-item>
                  <text:p text:style-name="P15">LED indication;</text:p>
                </text:list-item>
                <text:list-item>
                  <text:p text:style-name="P15">inductive load protection;</text:p>
                </text:list-item>
                <text:list-item>
                  <text:p text:style-name="P15">low-frequency software drive;</text:p>
                </text:list-item>
              </text:list>
            </text:list-item>
            <text:list-item>
              <text:p text:style-name="P15">2 x 12V 30A for hot ends:</text:p>
              <text:list>
                <text:list-item>
                  <text:p text:style-name="P15">LED indication;</text:p>
                </text:list-item>
                <text:list-item>
                  <text:p text:style-name="P15">low-frequency software drive;</text:p>
                </text:list-item>
              </text:list>
            </text:list-item>
            <text:list-item>
              <text:p text:style-name="P15">2 x 12V 30A AUX outputs for printing fans, lighting, etc:</text:p>
              <text:list>
                <text:list-item>
                  <text:p text:style-name="P15">two parallel connectors each;</text:p>
                </text:list-item>
                <text:list-item>
                  <text:p text:style-name="P15">inductive load protection;</text:p>
                </text:list-item>
              </text:list>
            </text:list-item>
          </text:list>
        </text:list-item>
        <text:list-item>
          <text:p text:style-name="P15">4 x fixed voltage outputs:</text:p>
          <text:list>
            <text:list-item>
              <text:p text:style-name="P15">5.0 V dual connector;</text:p>
            </text:list-item>
            <text:list-item>
              <text:p text:style-name="P15">12.0 V dual connector.</text:p>
            </text:list-item>
          </text:list>
        </text:list-item>
      </text:list>
      <text:list xml:id="list31363829" text:continue-list="list31365198" text:style-name="Outline">
        <text:list-item>
          <text:h text:style-name="P16" text:outline-level="1"><text:soft-page-break/>Thermal Management</text:h>
        </text:list-item>
      </text:list>
      <text:list xml:id="list5984905644173493421" text:style-name="L2">
        <text:list-item>
          <text:p text:style-name="P7">7 x thermistor channels: </text:p>
          <text:list>
            <text:list-item>
              <text:p text:style-name="P7">2 x onboard temperature monitoring;</text:p>
            </text:list-item>
            <text:list-item>
              <text:p text:style-name="P7">5 x external;</text:p>
            </text:list-item>
            <text:list-item>
              <text:p text:style-name="P7">integrated 12-bit ADC with switchable Vref (VDD / 0.25VDD).</text:p>
            </text:list-item>
          </text:list>
        </text:list-item>
      </text:list>
      <text:list xml:id="list31371400" text:continue-list="list31363829" text:style-name="Outline">
        <text:list-item>
          <text:h text:style-name="P16" text:outline-level="1">Fan Control</text:h>
        </text:list-item>
      </text:list>
      <text:list xml:id="list5335083947593845467" text:style-name="L3">
        <text:list-item>
          <text:p text:style-name="P8">6 x fan connectors with screw terminal / 3-pin PC connectors with tacho function:</text:p>
          <text:list>
            <text:list-item>
              <text:p text:style-name="P20">2 x PWM channels shared with AUX outputs, dual connectors each;</text:p>
            </text:list-item>
            <text:list-item>
              <text:p text:style-name="P20">2 x fixed 12 V fans.</text:p>
            </text:list-item>
          </text:list>
        </text:list-item>
      </text:list>
      <text:list xml:id="list31371238" text:continue-list="list31371400" text:style-name="Outline">
        <text:list-item>
          <text:h text:style-name="P16" text:outline-level="1">Communications</text:h>
        </text:list-item>
      </text:list>
      <text:list xml:id="list2270151025920113568" text:style-name="L4">
        <text:list-item>
          <text:p text:style-name="P21">Dual role USB interface connected over USB switch:</text:p>
          <text:list>
            <text:list-item>
              <text:p text:style-name="P21">USB device Mini-B for PC communication;</text:p>
            </text:list-item>
            <text:list-item>
              <text:p text:style-name="P21">USB host motherboard-style header to panel-mounted Type A connector, for MSD / Android;</text:p>
            </text:list-item>
          </text:list>
        </text:list-item>
        <text:list-item>
          <text:p text:style-name="P21">Onboard MicroSD card for local file storage;</text:p>
        </text:list-item>
        <text:list-item>
          <text:p text:style-name="P21">100MB Ethernet:</text:p>
          <text:list>
            <text:list-item>
              <text:p text:style-name="P21">Web page control panel;</text:p>
            </text:list-item>
            <text:list-item>
              <text:p text:style-name="P21">TCP Port 22 connection to the G-Code console;</text:p>
            </text:list-item>
          </text:list>
        </text:list-item>
        <text:list-item>
          <text:p text:style-name="P21">Expansion header:</text:p>
          <text:list>
            <text:list-item>
              <text:p text:style-name="P21">SPI;</text:p>
            </text:list-item>
            <text:list-item>
              <text:p text:style-name="P21">4 x ADC/GPIO;</text:p>
            </text:list-item>
            <text:list-item>
              <text:p text:style-name="P21">11 x GPIO;</text:p>
            </text:list-item>
            <text:list-item>
              <text:p text:style-name="P21">dedicated nRESET input;</text:p>
            </text:list-item>
            <text:list-item>
              <text:p text:style-name="P21">3.3 V and 5.0 V power;</text:p>
            </text:list-item>
          </text:list>
        </text:list-item>
        <text:list-item>
          <text:p text:style-name="P21">UART-based system expansion bus;</text:p>
        </text:list-item>
        <text:list-item>
          <text:p text:style-name="P21">Landing pattern for MRF24WG0Mx;</text:p>
        </text:list-item>
      </text:list>
      <text:list xml:id="list31352700" text:continue-list="list31371238" text:style-name="Outline">
        <text:list-item>
          <text:h text:style-name="P16" text:outline-level="1">User Interface</text:h>
        </text:list-item>
      </text:list>
      <text:list xml:id="list2335640375634146624" text:style-name="WW8Num7">
        <text:list-item>
          <text:p text:style-name="P9">Control panel options:</text:p>
          <text:list>
            <text:list-item>
              <text:p text:style-name="P9">QVGA TFT with touch screen and mechanical controls, connected over expansion header;</text:p>
            </text:list-item>
            <text:list-item>
              <text:p text:style-name="P9">Legacy RepRap Display Controller support through adapter connected to expansion header;</text:p>
            </text:list-item>
            <text:list-item>
              <text:p text:style-name="P9">Android smartphone/tablet through USB Host connector;</text:p>
            </text:list-item>
          </text:list>
        </text:list-item>
        <text:list-item>
          <text:p text:style-name="P9">HTTP/web interface over Ethernet / WiFi.</text:p>
        </text:list-item>
      </text:list>
      <text:list xml:id="list31368683" text:continue-list="list31352700" text:style-name="Outline">
        <text:list-item>
          <text:h text:style-name="P16" text:outline-level="1"><text:soft-page-break/>Misc.</text:h>
        </text:list-item>
      </text:list>
      <text:list xml:id="list8410024203424285315" text:style-name="L5">
        <text:list-item>
          <text:p text:style-name="P22">6 x endstops with GPIO/ADC/comparator reading to support analog inputs (optical, force sensors);</text:p>
        </text:list-item>
        <text:list-item>
          <text:p text:style-name="P22">Possible expansion modules:</text:p>
          <text:list>
            <text:list-item>
              <text:p text:style-name="P22">multizone heated bed;</text:p>
            </text:list-item>
            <text:list-item>
              <text:p text:style-name="P22">chamber heater;</text:p>
            </text:list-item>
            <text:list-item>
              <text:p text:style-name="P22">additional extruders;</text:p>
            </text:list-item>
            <text:list-item>
              <text:p text:style-name="P22">lighting.</text:p>
            </text:list-item>
          </text:list>
        </text:list-item>
      </text:list>
      <text:list xml:id="list31352971" text:continue-list="list31368683" text:style-name="Outline">
        <text:list-item>
          <text:h text:style-name="P16" text:outline-level="1">MCU Resources</text:h>
        </text:list-item>
      </text:list>
      <text:p text:style-name="P1">Timers (9):</text:p>
      <text:list xml:id="list4455232087772910750" text:style-name="WW8Num6">
        <text:list-item>
          <text:p text:style-name="P10">1 x internal timekeeping;</text:p>
        </text:list-item>
        <text:list-item>
          <text:p text:style-name="P10">5 x stepper OC;</text:p>
        </text:list-item>
        <text:list-item>
          <text:p text:style-name="P10">1 x hardware common PWM time base;</text:p>
        </text:list-item>
        <text:list-item>
          <text:p text:style-name="P10">1 x software PWM;</text:p>
        </text:list-item>
        <text:list-item>
          <text:p text:style-name="P10">1 x spare;</text:p>
        </text:list-item>
      </text:list>
      <text:p text:style-name="P1"/>
      <text:p text:style-name="P1">OC (9):</text:p>
      <text:list xml:id="list8625337981355216287" text:style-name="L6">
        <text:list-item>
          <text:p text:style-name="P11">5 x steppers;</text:p>
        </text:list-item>
        <text:list-item>
          <text:p text:style-name="P11">2 x stepper drivers current setting PWMs;</text:p>
        </text:list-item>
        <text:list-item>
          <text:p text:style-name="P11">2 x printing fans / AUX.</text:p>
        </text:list-item>
      </text:list>
      <text:p text:style-name="P1"/>
      <text:p text:style-name="P1">Communication interfaces:</text:p>
      <text:list xml:id="list1585250203584785355" text:style-name="L7">
        <text:list-item>
          <text:p text:style-name="P12">Ethernet RMII to LAN8720a PHY;</text:p>
        </text:list-item>
        <text:list-item>
          <text:p text:style-name="P12">USB to Device / Host connectors through USB switch;</text:p>
        </text:list-item>
        <text:list-item>
          <text:p text:style-name="P12">UART1 to debug;</text:p>
        </text:list-item>
        <text:list-item>
          <text:p text:style-name="P12">UART2 to expansion bus;</text:p>
        </text:list-item>
        <text:list-item>
          <text:p text:style-name="P12">SPI1 to onboard microSD card;</text:p>
        </text:list-item>
        <text:list-item>
          <text:p text:style-name="P12">SPI2 to expansion header (TFT Display / SD Card on RepRap Controller);</text:p>
        </text:list-item>
        <text:list-item>
          <text:p text:style-name="P12">SPI3 to MRF24WG0Mx.</text:p>
        </text:list-item>
      </text:list>
      <text:p text:style-name="P1"/>
      <text:p text:style-name="P1">ADC (22):</text:p>
      <text:list xml:id="list5783271657593210991" text:style-name="WW8Num3">
        <text:list-item>
          <text:p text:style-name="P13">7 x thermistors;</text:p>
        </text:list-item>
        <text:list-item>
          <text:p text:style-name="P13">4 x power rails: heated bed 12..24 V, main 12 V, 5.0 V, 3.3 V;</text:p>
        </text:list-item>
        <text:list-item>
          <text:p text:style-name="P13">USB Host VBUS voltage;</text:p>
        </text:list-item>
        <text:list-item>
          <text:p text:style-name="P13">6 x end stops / force sensors;</text:p>
        </text:list-item>
        <text:list-item>
          <text:p text:style-name="P13">4 x to expansion header (touch screen inputs) shared with GPIO.</text:p>
        </text:list-item>
      </text:list>
      <text:p text:style-name="P1"/>
      <text:p text:style-name="P1">Comparator (6):</text:p>
      <text:list xml:id="list31350431" text:continue-numbering="true" text:style-name="WW8Num3">
        <text:list-item>
          <text:p text:style-name="P13">6 x end stops / force sensors.</text:p>
        </text:list-item>
      </text:list>
      <text:p text:style-name="P1"/>
      <text:p text:style-name="P1"/>
      <text:p text:style-name="P2">GPIO Pins (40+):</text:p>
      <text:list xml:id="list5381972087521037271" text:style-name="WW8Num4">
        <text:list-item>
          <text:p text:style-name="P14">13 x to stepper drivers:</text:p>
          <text:list>
            <text:list-item>
              <text:p text:style-name="P14">5 x DIR;</text:p>
            </text:list-item>
            <text:list-item>
              <text:p text:style-name="P14">1 x common EN;</text:p>
            </text:list-item>
            <text:list-item>
              <text:p text:style-name="P14">2 x microstep selection (shift register);</text:p>
            </text:list-item>
          </text:list>
        </text:list-item>
        <text:list-item>
          <text:p text:style-name="P14">3 x heaters with software PWM drive;</text:p>
        </text:list-item>
        <text:list-item>
          <text:p text:style-name="P14">6 x endstops;</text:p>
        </text:list-item>
        <text:list-item>
          <text:p text:style-name="P14">6 x fan tacho inputs;</text:p>
        </text:list-item>
        <text:list-item>
          <text:p text:style-name="P14">12 x to expansion header (4 x shared with ADC);</text:p>
        </text:list-item>
        <text:list-item>
          <text:p text:style-name="P14">additional peripheral GPIO.</text:p>
        </text:list-item>
      </text:list>
      <text:p text:style-name="P1"/>
      <text:list xml:id="list31349634" text:continue-list="list31352971" text:style-name="Outline">
        <text:list-item>
          <text:h text:style-name="P16" text:outline-level="1">Software details</text:h>
        </text:list-item>
      </text:list>
      <text:p text:style-name="P1"/>
      <text:p text:style-name="P1"/>
      <text:p text:style-name="P1"/>
      <text:p text:style-name="P1"/>
      <text:p text:style-name="P1"/>
      <text:list xml:id="list31341753" text:continue-numbering="true" text:style-name="Outline">
        <text:list-item>
          <text:h text:style-name="P16" text:outline-level="1">Project schedule outline</text:h>
        </text:list-item>
      </text:list>
      <text:p text:style-name="P1"/>
      <text:p text:style-name="P1">Stage 1 – Definition / simulation;</text:p>
      <text:p text:style-name="P1">Stage 2 – Hardware design and prototyp<text:span text:style-name="T1">ing</text:span>;</text:p>
      <text:p text:style-name="P1">Stage 3 – porting RepRap / Marlin Arduino code;</text:p>
      <text:p text:style-name="P1">Stage 4 – Hardware revision and prototyping;</text:p>
      <text:p text:style-name="P1">Stage 5 – Redesigning software with GRBL planner and precise stepper drive;</text:p>
      <text:p text:style-name="P1">Stage 6 – Adding primary features (USB Host, Ethernet, GUI, bus);</text:p>
      <text:p text:style-name="P1">Stage 7 – Designing expansion module prototypes (autoleveling sensors, chamber heater);</text:p>
      <text:p text:style-name="P1">Stage 8 – Adding secondary functionality (autoleveling, chamber heater, Android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OpenSymbol1" svg:font-family="OpenSymbol"/>
    <style:font-face style:name="OpenSymbol" svg:font-family="OpenSymbol, 'Arial Unicode MS'"/>
    <style:font-face style:name="Mangal2" svg:font-family="Mangal" style:font-pitch="variable"/>
    <style:font-face style:name="Microsoft YaHei1" svg:font-family="'Microsoft YaHei'" style:font-pitch="variable"/>
    <style:font-face style:name="SimSun1" svg:font-family="SimSu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120 120" svg:d="M60 0l60 120h-120z"/>
    <draw:stroke-dash draw:name="Dash_20_2" draw:display-name="Dash 2" draw:style="rect" draw:dots1="1" draw:dots1-length="0.0102in" draw:distance="0.0102in"/>
    <draw:stroke-dash draw:name="Fine_20_Dashed_20__28_var_29_" draw:display-name="Fine Dashed (var)" draw:style="rect" draw:dots1="1" draw:dots1-length="112%" draw:distance="112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list-style-name="" style:class="text">
      <style:paragraph-properties fo:margin-left="0in" fo:margin-right="0in" fo:margin-top="0in" fo:margin-bottom="0in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Cambria" fo:font-size="12pt" fo:language="en" fo:country="US" style:font-name-asian="SimSun1" style:font-size-asian="12pt" style:language-asian="en" style:country-asian="US" style:font-name-complex="Mangal2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3335in" fo:margin-bottom="0in" fo:keep-together="always" fo:keep-with-next="always"/>
      <style:text-properties fo:color="#345a8a" style:font-name="Calibri" fo:font-size="16pt" fo:font-weight="bold" style:font-size-asian="16pt" style:font-weight-asian="bold" style:font-name-complex="Calibri" style:font-size-complex="16pt" style:font-weight-complex="bold"/>
    </style:style>
    <style:style style:name="List_20_Paragraph" style:display-name="List Paragraph" style:family="paragraph" style:parent-style-name="Standard" style:list-style-name="">
      <style:paragraph-properties fo:margin-left="0.5in" fo:margin-right="0in" fo:margin-top="0in" fo:margin-bottom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background-color="#ffff00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4z0" style:family="text">
      <style:text-properties style:font-name="Symbol" style:font-name-complex="OpenSymbol"/>
    </style:style>
    <style:style style:name="WW8Num4z1" style:family="text">
      <style:text-properties style:font-name="Open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7z0" style:family="text">
      <style:text-properties style:font-name="Symbol" style:font-name-complex="OpenSymbol"/>
    </style:style>
    <style:style style:name="WW8Num7z1" style:family="text">
      <style:text-properties style:font-name="OpenSymbol" fo:background-color="transparent" style:font-name-complex="OpenSymbol"/>
    </style:style>
    <style:style style:name="WW8Num8z0" style:family="text">
      <style:text-properties style:font-name="Symbol" fo:background-color="#ffff00" style:font-name-complex="OpenSymbol"/>
    </style:style>
    <style:style style:name="WW8Num8z1" style:family="text">
      <style:text-properties style:font-name="OpenSymbol" style:font-name-complex="OpenSymbol"/>
    </style:style>
    <style:style style:name="WW8Num9z0" style:family="text">
      <style:text-properties style:font-name="Symbol" fo:background-color="#ffff00" style:font-name-complex="OpenSymbol"/>
    </style:style>
    <style:style style:name="WW8Num9z1" style:family="text">
      <style:text-properties style:font-name="OpenSymbol" style:font-name-complex="OpenSymbol"/>
    </style:style>
    <style:style style:name="WW8Num10z0" style:family="text">
      <style:text-properties style:font-name="Symbol" fo:background-color="#ffff00" style:font-name-complex="OpenSymbol"/>
    </style:style>
    <style:style style:name="WW8Num10z1" style:family="text">
      <style:text-properties style:font-name="OpenSymbol" style:font-name-complex="OpenSymbol"/>
    </style:style>
    <style:style style:name="WW8Num11z0" style:family="text">
      <style:text-properties style:font-name="Symbol" fo:background-color="#ffff00" style:font-name-complex="OpenSymbol"/>
    </style:style>
    <style:style style:name="WW8Num11z1" style:family="text">
      <style:text-properties style:font-name="OpenSymbol" style:font-name-complex="OpenSymbol"/>
    </style:style>
    <style:style style:name="WW8Num12z0" style:family="text">
      <style:text-properties style:font-name="Symbol" fo:background-color="#ffff00" style:font-name-complex="OpenSymbol"/>
    </style:style>
    <style:style style:name="WW8Num12z1" style:family="text">
      <style:text-properties style:font-name="OpenSymbol" style:font-name-complex="OpenSymbol"/>
    </style:style>
    <style:style style:name="WW8Num13z0" style:family="text">
      <style:text-properties style:font-name="Symbol" fo:background-color="#ffff00" style:font-name-complex="OpenSymbol"/>
    </style:style>
    <style:style style:name="WW8Num13z1" style:family="text">
      <style:text-properties style:font-name="OpenSymbol" style:font-name-complex="OpenSymbol"/>
    </style:style>
    <style:style style:name="WW8Num14z0" style:family="text">
      <style:text-properties style:font-name="Symbol" fo:background-color="transparent" style:font-name-complex="OpenSymbol"/>
    </style:style>
    <style:style style:name="WW8Num14z1" style:family="text">
      <style:text-properties style:font-name="OpenSymbol" fo:background-color="transparent" style:font-name-complex="OpenSymbol"/>
    </style:style>
    <style:style style:name="WW8Num15z0" style:family="text">
      <style:text-properties style:font-name="Symbol" style:font-name-complex="OpenSymbol"/>
    </style:style>
    <style:style style:name="WW8Num15z1" style:family="text">
      <style:text-properties style:font-name="OpenSymbol" style:font-name-complex="Open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45a8a" style:font-name="Calibri" fo:font-size="16pt" fo:font-weight="bold" style:font-size-asian="16pt" style:font-weight-asian="bold" style:font-name-complex="Calibri" style:font-size-complex="16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0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0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0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0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0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1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1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1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1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1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3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3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3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3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3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4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4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4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4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4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1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1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1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0.8138in" fo:margin-right="0.789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CHP</meta:initial-creator>
    <meta:creation-date>2015-02-02T00:26:00</meta:creation-date>
    <dc:date>2015-02-24T11:19:01.31</dc:date>
    <meta:editing-cycles>11</meta:editing-cycles>
    <meta:editing-duration>PT1H19M27S</meta:editing-duration>
    <meta:generator>OpenOffice/4.1.1$Win32 OpenOffice.org_project/411m6$Build-9775</meta:generator>
    <meta:document-statistic meta:table-count="0" meta:image-count="0" meta:object-count="0" meta:page-count="5" meta:paragraph-count="127" meta:word-count="842" meta:character-count="4647"/>
    <dc:creator>C14316 </dc:creator>
    <meta:user-defined meta:name="AppVersion">14.0000</meta:user-defined>
    <meta:user-defined meta:name="Company">Microchip Technology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